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Helvetica-Bold" svg:font-family="Helvetica-Bold" style:font-family-generic="swiss"/>
    <style:font-face style:name="SegoeUI" svg:font-family="SegoeUI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252in"/>
    </style:style>
    <style:style style:name="co2" style:family="table-column">
      <style:table-column-properties fo:break-before="auto" style:column-width="0.8083in"/>
    </style:style>
    <style:style style:name="co3" style:family="table-column">
      <style:table-column-properties fo:break-before="auto" style:column-width="0.7665in"/>
    </style:style>
    <style:style style:name="co4" style:family="table-column">
      <style:table-column-properties fo:break-before="auto" style:column-width="1.4283in"/>
    </style:style>
    <style:style style:name="co5" style:family="table-column">
      <style:table-column-properties fo:break-before="auto" style:column-width="1.0764in"/>
    </style:style>
    <style:style style:name="co6" style:family="table-column">
      <style:table-column-properties fo:break-before="auto" style:column-width="0.4673in"/>
    </style:style>
    <style:style style:name="co7" style:family="table-column">
      <style:table-column-properties fo:break-before="auto" style:column-width="0.5091in"/>
    </style:style>
    <style:style style:name="co8" style:family="table-column">
      <style:table-column-properties fo:break-before="auto" style:column-width="2.6575in"/>
    </style:style>
    <style:style style:name="co9" style:family="table-column">
      <style:table-column-properties fo:break-before="auto" style:column-width="0.8925in"/>
    </style:style>
    <style:style style:name="co10" style:family="table-column">
      <style:table-column-properties fo:break-before="auto" style:column-width="0.9453in"/>
    </style:style>
    <style:style style:name="co11" style:family="table-column">
      <style:table-column-properties fo:break-before="auto" style:column-width="4.8661in"/>
    </style:style>
    <style:style style:name="ro1" style:family="table-row">
      <style:table-row-properties style:row-height="0.211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ro3" style:family="table-row">
      <style:table-row-properties style:row-height="0.4583in" fo:break-before="auto" style:use-optimal-row-height="false"/>
    </style:style>
    <style:style style:name="ro4" style:family="table-row">
      <style:table-row-properties style:row-height="0.2453in" fo:break-before="auto" style:use-optimal-row-height="true"/>
    </style:style>
    <style:style style:name="ro5" style:family="table-row">
      <style:table-row-properties style:row-height="0.2071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352in" fo:break-before="auto" style:use-optimal-row-height="true"/>
    </style:style>
    <style:style style:name="ro8" style:family="table-row">
      <style:table-row-properties style:row-height="0.6839in" fo:break-before="auto" style:use-optimal-row-height="true"/>
    </style:style>
    <style:style style:name="ro9" style:family="table-row">
      <style:table-row-properties style:row-height="0.1783in" fo:break-before="auto" style:use-optimal-row-height="true"/>
    </style:style>
    <style:style style:name="ro10" style:family="table-row">
      <style:table-row-properties style:row-height="0.589in" fo:break-before="auto" style:use-optimal-row-height="false"/>
    </style:style>
    <style:style style:name="ro11" style:family="table-row">
      <style:table-row-properties style:row-height="0.5181in" fo:break-before="auto" style:use-optimal-row-height="true"/>
    </style:style>
    <style:style style:name="ro12" style:family="table-row">
      <style:table-row-properties style:row-height="0.5772in" fo:break-before="auto" style:use-optimal-row-height="false"/>
    </style:style>
    <style:style style:name="ro13" style:family="table-row">
      <style:table-row-properties style:row-height="0.5535in" fo:break-before="auto" style:use-optimal-row-height="false"/>
    </style:style>
    <style:style style:name="ro14" style:family="table-row">
      <style:table-row-properties style:row-height="0.6236in" fo:break-before="auto" style:use-optimal-row-height="false"/>
    </style:style>
    <style:style style:name="ro15" style:family="table-row">
      <style:table-row-properties style:row-height="0.1953in" fo:break-before="auto" style:use-optimal-row-height="true"/>
    </style:style>
    <style:style style:name="ro16" style:family="table-row">
      <style:table-row-properties style:row-height="1.1811in" fo:break-before="auto" style:use-optimal-row-height="true"/>
    </style:style>
    <style:style style:name="ro17" style:family="table-row">
      <style:table-row-properties style:row-height="1.0154in" fo:break-before="auto" style:use-optimal-row-height="true"/>
    </style:style>
    <style:style style:name="ro18" style:family="table-row">
      <style:table-row-properties style:row-height="0.1799in" fo:break-before="auto" style:use-optimal-row-height="false"/>
    </style:style>
    <style:style style:name="ro19" style:family="table-row">
      <style:table-row-properties style:row-height="0.2201in" fo:break-before="auto" style:use-optimal-row-height="false"/>
    </style:style>
    <style:style style:name="ro20" style:family="table-row">
      <style:table-row-properties style:row-height="1.2953in" fo:break-before="auto" style:use-optimal-row-height="false"/>
    </style:style>
    <style:style style:name="ro21" style:family="table-row">
      <style:table-row-properties style:row-height="0.8492in" fo:break-before="auto" style:use-optimal-row-height="true"/>
    </style:style>
    <style:style style:name="ro22" style:family="table-row">
      <style:table-row-properties style:row-height="0.8764in" fo:break-before="auto" style:use-optimal-row-height="false"/>
    </style:style>
    <style:style style:name="ro23" style:family="table-row">
      <style:table-row-properties style:row-height="1.0661in" fo:break-before="auto" style:use-optimal-row-height="false"/>
    </style:style>
    <style:style style:name="ro24" style:family="table-row">
      <style:table-row-properties style:row-height="0.9299in" fo:break-before="auto" style:use-optimal-row-height="false"/>
    </style:style>
    <style:style style:name="ro25" style:family="table-row">
      <style:table-row-properties style:row-height="1.0126in" fo:break-before="auto" style:use-optimal-row-height="false"/>
    </style:style>
    <style:style style:name="ro26" style:family="table-row">
      <style:table-row-properties style:row-height="0.8866in" fo:break-before="auto" style:use-optimal-row-height="false"/>
    </style:style>
    <style:style style:name="ro27" style:family="table-row">
      <style:table-row-properties style:row-height="0.9665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/>
      <style:text-properties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 fo:background-color="transparent" style:vertical-align="middle"/>
      <style:paragraph-properties fo:text-align="start"/>
      <style:text-properties fo:font-size="14pt" style:font-size-asian="14pt" style:font-size-complex="14pt"/>
    </style:style>
    <style:style style:name="ce3" style:family="table-cell" style:parent-style-name="Default">
      <style:table-cell-properties fo:background-color="#000000" style:text-align-source="fix" style:repeat-content="false" fo:border="0.0346in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0346in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-bottom="0.0346in solid #000000" style:text-align-source="fix" style:repeat-content="false" fo:border-left="0.0346in solid #000000" fo:border-right="0.0138in solid #000000" fo:border-top="0.0346in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808080" style:text-align-source="fix" style:repeat-content="false" fo:border="0.0346in solid #000000" style:vertical-align="middle"/>
      <style:paragraph-properties fo:text-align="start"/>
      <style:text-properties fo:color="#ffffff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order-bottom="0.0346in solid #000000" style:text-align-source="fix" style:repeat-content="false" fo:wrap-option="wrap" fo:border-left="0.0346in solid #000000" fo:border-right="0.0138in solid #000000" fo:border-top="0.0346in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-bottom="0.0138in solid #000000" style:text-align-source="fix" style:repeat-content="false" fo:wrap-option="wrap" fo:border-left="0.0346in solid #000000" fo:border-right="0.0138in solid #000000" fo:border-top="0.0138in solid #000000" style:vertical-align="top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order-bottom="0.0346in solid #000000" style:text-align-source="fix" style:repeat-content="false" fo:wrap-option="wrap" fo:border-left="0.0346in solid #000000" fo:border-right="0.0138in solid #000000" fo:border-top="0.0138in solid #000000" style:vertical-align="top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ext-properties fo:font-size="12pt" style:font-size-asian="12pt" style:font-size-complex="12pt"/>
    </style:style>
    <style:style style:name="ce12" style:family="table-cell" style:parent-style-name="Default">
      <style:table-cell-properties fo:border-bottom="0.0346in solid #000000" style:text-align-source="fix" style:repeat-content="false" fo:border-left="0.0346in solid #000000" fo:border-right="0.0138in solid #000000" fo:border-top="0.0346in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order-bottom="0.0138in solid #000000" style:text-align-source="fix" style:repeat-content="false" fo:border-left="0.0346in solid #000000" fo:border-right="0.0138in solid #000000" fo:border-top="0.0138in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order-bottom="0.0138in solid #000000" style:text-align-source="fix" style:repeat-content="false" fo:wrap-option="wrap" fo:border-left="0.0346in solid #000000" fo:border-right="0.0138in solid #000000" fo:border-top="0.0138in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order-bottom="0.0138in solid #000000" style:text-align-source="fix" style:repeat-content="false" fo:border-left="0.0346in solid #000000" fo:border-right="0.0138in solid #000000" fo:border-top="0.0138in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order-bottom="0.0346in solid #000000" style:text-align-source="fix" style:repeat-content="false" fo:border-left="0.0346in solid #000000" fo:border-right="0.0138in solid #000000" fo:border-top="0.0138in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style:text-align-source="fix" style:repeat-content="false" fo:background-color="transparent" fo:border="0.0346in solid #000000" style:vertical-align="middle"/>
      <style:paragraph-properties fo:text-align="center" fo:margin-left="0in"/>
      <style:text-properties fo:color="#000000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style:text-align-source="fix" style:repeat-content="false" fo:background-color="transparent" fo:border="0.0346in solid #000000" style:vertical-align="middle"/>
      <style:paragraph-properties fo:text-align="start"/>
      <style:text-properties fo:color="#ffffff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style:text-align-source="fix" style:repeat-content="false" fo:border="0.0346in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order="0.0346in solid #000000"/>
    </style:style>
    <style:style style:name="ce24" style:family="table-cell" style:parent-style-name="Default">
      <style:table-cell-properties style:text-align-source="fix" style:repeat-content="false" fo:wrap-option="wrap" fo:border="0.0346in solid #000000" style:vertical-align="top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style:vertical-align="top"/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fo:border="0.0346in solid #000000" style:vertical-align="middle"/>
    </style:style>
    <style:style style:name="ce27" style:family="table-cell" style:parent-style-name="Default">
      <style:table-cell-properties fo:border="0.0346in solid #000000" style:vertical-align="top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in"/>
      <style:text-properties fo:color="#ffffff"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able-cell-properties fo:border="0.0346in solid #000000"/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fo:border-bottom="0.0346in solid #000000" style:text-align-source="fix" style:repeat-content="false" fo:wrap-option="wrap" fo:border-left="0.0138in solid #000000" fo:border-right="0.0346in solid #000000" fo:border-top="0.0346in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style:text-align-source="fix" style:repeat-content="false" fo:background-color="transparent" style:vertical-align="top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able-cell-properties fo:border-bottom="none" fo:background-color="#dddddd" style:text-align-source="fix" style:repeat-content="false" fo:border-left="none" fo:border-right="none" fo:border-top="0.0555in solid #000000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>
      <style:table-cell-properties fo:border-bottom="0.0138in solid #000000" style:text-align-source="fix" style:repeat-content="false" fo:wrap-option="wrap" fo:border-left="0.0138in solid #000000" fo:border-right="0.0346in solid #000000" fo:border-top="0.0138in solid #000000" style:vertical-align="top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fo:border-bottom="0.0346in solid #000000" style:text-align-source="fix" style:repeat-content="false" fo:wrap-option="wrap" fo:border-left="0.0138in solid #000000" fo:border-right="0.0346in solid #000000" fo:border-top="0.0138in solid #000000" style:vertical-align="top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fo:border-bottom="0.0346in solid #000000" style:text-align-source="fix" style:repeat-content="false" fo:border-left="0.0138in solid #000000" fo:border-right="0.0346in solid #000000" fo:border-top="0.0346in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fo:border-bottom="0.0138in solid #000000" style:text-align-source="fix" style:repeat-content="false" fo:border-left="0.0138in solid #000000" fo:border-right="0.0346in solid #000000" fo:border-top="0.0138in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able-cell-properties fo:border-bottom="0.0138in solid #000000" style:text-align-source="fix" style:repeat-content="false" fo:wrap-option="wrap" fo:border-left="0.0138in solid #000000" fo:border-right="0.0346in solid #000000" fo:border-top="0.0138in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fo:border-bottom="0.0138in solid #000000" style:text-align-source="fix" style:repeat-content="false" fo:border-left="0.0138in solid #000000" fo:border-right="0.0346in solid #000000" fo:border-top="0.0138in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able-cell-properties fo:border-bottom="0.0346in solid #000000" style:text-align-source="fix" style:repeat-content="false" fo:border-left="0.0138in solid #000000" fo:border-right="0.0346in solid #000000" fo:border-top="0.0138in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>
      <style:table-cell-properties fo:border-bottom="0.0346in solid #000000" style:text-align-source="fix" style:repeat-content="false" fo:border-left="0.0138in solid #000000" fo:border-right="0.0346in solid #000000" fo:border-top="0.0346in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>
      <style:table-cell-properties style:text-align-source="fix" style:repeat-content="false" fo:background-color="transparent" fo:border="0.0346in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border="0.0346in solid #000000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44" style:family="table-cell" style:parent-style-name="Default">
      <style:table-cell-properties fo:background-color="#ffffff" style:text-align-source="fix" style:repeat-content="false" style:vertical-align="top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>
      <style:table-cell-properties fo:background-color="#ffffff" style:text-align-source="fix" style:repeat-content="false" fo:border="0.0346in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>
      <style:table-cell-properties style:text-align-source="fix" style:repeat-content="false" fo:border="0.0346in solid #000000" style:vertical-align="top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49" style:family="table-cell" style:parent-style-name="Default">
      <style:table-cell-properties style:text-align-source="fix" style:repeat-content="false" fo:border="0.0346in solid #000000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50" style:family="table-cell" style:parent-style-name="Default">
      <style:table-cell-properties fo:border-bottom="0.0346in solid #000000" style:text-align-source="fix" style:repeat-content="false" fo:border-left="0.0346in solid #000000" fo:border-right="0.0138in solid #000000" fo:border-top="0.0346in solid #000000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51" style:family="table-cell" style:parent-style-name="Default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52" style:family="table-cell" style:parent-style-name="Default">
      <style:table-cell-properties fo:border-bottom="none" fo:background-color="#dddddd" style:text-align-source="fix" style:repeat-content="false" fo:border-left="none" fo:border-right="none" fo:border-top="0.0555in solid #000000" style:vertical-align="middle"/>
      <style:paragraph-properties fo:text-align="start"/>
      <style:text-properties fo:font-size="11pt" fo:font-weight="bold" style:font-size-asian="11pt" style:font-weight-asian="bold" style:font-size-complex="11pt" style:font-weight-complex="bold"/>
    </style:style>
    <style:style style:name="ce53" style:family="table-cell" style:parent-style-name="Default">
      <style:table-cell-properties fo:background-color="#dddddd" style:text-align-source="fix" style:repeat-content="false" fo:wrap-option="wrap" fo:border="0.0346in solid #000000" style:vertical-align="middle"/>
      <style:paragraph-properties fo:text-align="start"/>
      <style:text-properties fo:font-size="11pt" fo:font-weight="bold" style:font-size-asian="11pt" style:font-weight-asian="bold" style:font-size-complex="11pt" style:font-weight-complex="bold"/>
    </style:style>
    <style:style style:name="ce54" style:family="table-cell" style:parent-style-name="Default">
      <style:table-cell-properties fo:border-bottom="0.0138in solid #000000" style:text-align-source="fix" style:repeat-content="false" fo:wrap-option="wrap" fo:border-left="0.0346in solid #000000" fo:border-right="0.0138in solid #000000" fo:border-top="0.0346in solid #000000" style:vertical-align="middle"/>
      <style:paragraph-properties fo:text-align="start"/>
      <style:text-properties fo:font-size="11pt" fo:font-weight="bold" style:font-size-asian="11pt" style:font-weight-asian="bold" style:font-size-complex="11pt" style:font-weight-complex="bold"/>
    </style:style>
    <style:style style:name="ce55" style:family="table-cell" style:parent-style-name="Default">
      <style:table-cell-properties fo:border-bottom="0.0138in solid #000000" style:text-align-source="fix" style:repeat-content="false" fo:wrap-option="wrap" fo:border-left="0.0346in solid #000000" fo:border-right="0.0138in solid #000000" fo:border-top="0.0138in solid #000000" style:vertical-align="middle"/>
      <style:paragraph-properties fo:text-align="start"/>
      <style:text-properties fo:font-size="11pt" fo:font-weight="bold" style:font-size-asian="11pt" style:font-weight-asian="bold" style:font-size-complex="11pt" style:font-weight-complex="bold"/>
    </style:style>
    <style:style style:name="ce56" style:family="table-cell" style:parent-style-name="Default">
      <style:table-cell-properties fo:border-bottom="0.0138in solid #000000" style:text-align-source="fix" style:repeat-content="false" fo:wrap-option="wrap" fo:border-left="0.0346in solid #000000" fo:border-right="0.0138in solid #000000" fo:border-top="0.0138in solid #000000" style:vertical-align="top"/>
      <style:paragraph-properties fo:text-align="start"/>
      <style:text-properties fo:font-size="11pt" fo:font-weight="bold" style:font-size-asian="11pt" style:font-weight-asian="bold" style:font-size-complex="11pt" style:font-weight-complex="bold"/>
    </style:style>
    <style:style style:name="ce57" style:family="table-cell" style:parent-style-name="Default">
      <style:table-cell-properties fo:border-bottom="0.0346in solid #000000" style:text-align-source="fix" style:repeat-content="false" fo:wrap-option="wrap" fo:border-left="0.0346in solid #000000" fo:border-right="0.0138in solid #000000" fo:border-top="0.0138in solid #000000" style:vertical-align="middle"/>
      <style:paragraph-properties fo:text-align="start"/>
      <style:text-properties fo:font-size="11pt" fo:font-weight="bold" style:font-size-asian="11pt" style:font-weight-asian="bold" style:font-size-complex="11pt" style:font-weight-complex="bold"/>
    </style:style>
    <style:style style:name="ce58" style:family="table-cell" style:parent-style-name="Default">
      <style:table-cell-properties fo:background-color="#dddddd" style:text-align-source="fix" style:repeat-content="false" fo:wrap-option="wrap" fo:border="0.0346in solid #000000" style:vertical-align="top"/>
      <style:paragraph-properties fo:text-align="start"/>
      <style:text-properties fo:font-size="11pt" fo:font-weight="bold" style:font-size-asian="11pt" style:font-weight-asian="bold" style:font-size-complex="11pt" style:font-weight-complex="bold"/>
    </style:style>
    <style:style style:name="ce59" style:family="table-cell" style:parent-style-name="Default">
      <style:table-cell-properties fo:border-bottom="0.0138in solid #000000" style:text-align-source="fix" style:repeat-content="false" fo:wrap-option="wrap" fo:border-left="0.0346in solid #000000" fo:border-right="0.0138in solid #000000" fo:border-top="0.0346in solid #000000" style:vertical-align="top"/>
      <style:paragraph-properties fo:text-align="start"/>
      <style:text-properties fo:font-size="11pt" fo:font-weight="bold" style:font-size-asian="11pt" style:font-weight-asian="bold" style:font-size-complex="11pt" style:font-weight-complex="bold"/>
    </style:style>
    <style:style style:name="ce60" style:family="table-cell" style:parent-style-name="Default">
      <style:table-cell-properties fo:border-bottom="0.0346in solid #000000" style:text-align-source="fix" style:repeat-content="false" fo:wrap-option="wrap" fo:border-left="0.0346in solid #000000" fo:border-right="0.0138in solid #000000" fo:border-top="0.0138in solid #000000" style:vertical-align="top"/>
      <style:paragraph-properties fo:text-align="start"/>
      <style:text-properties fo:font-size="11pt" fo:font-weight="bold" style:font-size-asian="11pt" style:font-weight-asian="bold" style:font-size-complex="11pt" style:font-weight-complex="bold"/>
    </style:style>
    <style:style style:name="ce61" style:family="table-cell" style:parent-style-name="Default">
      <style:text-properties fo:font-size="11pt" style:font-size-asian="11pt" style:font-size-complex="11pt"/>
    </style:style>
    <style:style style:name="ce62" style:family="table-cell" style:parent-style-name="Default">
      <style:table-cell-properties fo:border="0.0346in solid #000000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63" style:family="table-cell" style:parent-style-name="Default">
      <style:table-cell-properties fo:wrap-option="wrap" style:vertical-align="top"/>
      <style:text-properties fo:font-size="11pt" fo:font-weight="bold" style:font-size-asian="11pt" style:font-weight-asian="bold" style:font-size-complex="11pt" style:font-weight-complex="bold"/>
    </style:style>
    <style:style style:name="ce64" style:family="table-cell" style:parent-style-name="Default">
      <style:table-cell-properties style:text-align-source="fix" style:repeat-content="false" fo:border="0.0346in solid #000000" style:vertical-align="middle"/>
      <style:paragraph-properties fo:text-align="start"/>
      <style:text-properties fo:font-size="11pt" fo:font-weight="bold" style:font-size-asian="11pt" style:font-weight-asian="bold" style:font-size-complex="11pt" style:font-weight-complex="bold"/>
    </style:style>
    <style:style style:name="ce65" style:family="table-cell" style:parent-style-name="Default">
      <style:table-cell-properties style:vertical-align="top"/>
      <style:text-properties fo:font-size="11pt" fo:font-weight="bold" style:font-size-asian="11pt" style:font-weight-asian="bold" style:font-size-complex="11pt" style:font-weight-complex="bold"/>
    </style:style>
    <style:style style:name="ce66" style:family="table-cell" style:parent-style-name="Default">
      <style:table-cell-properties fo:border-bottom="none" fo:border-left="0.0346in solid #000000" fo:border-right="0.0346in solid #000000" fo:border-top="none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67" style:family="table-cell" style:parent-style-name="Default">
      <style:table-cell-properties fo:border-bottom="0.0346in solid #000000" fo:border-left="0.0346in solid #000000" fo:border-right="0.0346in solid #000000" fo:border-top="none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68" style:family="table-cell" style:parent-style-name="Default">
      <style:table-cell-properties fo:border="0.0346in solid #000000"/>
      <style:text-properties fo:font-size="11pt" style:font-size-asian="11pt" style:font-size-complex="11pt"/>
    </style:style>
    <style:style style:name="ce69" style:family="table-cell" style:parent-style-name="Default">
      <style:table-cell-properties fo:background-color="#dddddd" fo:border="0.0346in solid #000000"/>
      <style:text-properties fo:font-size="11pt" fo:font-weight="bold" style:font-size-asian="11pt" style:font-weight-asian="bold" style:font-size-complex="11pt" style:font-weight-complex="bold"/>
    </style:style>
    <style:style style:name="ce70" style:family="table-cell" style:parent-style-name="Default">
      <style:table-cell-properties fo:wrap-option="wrap" fo:border="0.0346in solid #000000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71" style:family="table-cell" style:parent-style-name="Default">
      <style:table-cell-properties fo:border="0.0346in solid #000000" style:vertical-align="top"/>
      <style:text-properties fo:font-size="11pt" fo:font-weight="bold" style:font-size-asian="11pt" style:font-weight-asian="bold" style:font-size-complex="11pt" style:font-weight-complex="bold"/>
    </style:style>
    <style:style style:name="ce72" style:family="table-cell" style:parent-style-name="Default">
      <style:table-cell-properties fo:border="0.0346in solid #000000" style:vertical-align="middle"/>
      <style:text-properties fo:font-size="11pt" style:font-size-asian="11pt" style:font-size-complex="11pt"/>
    </style:style>
    <style:style style:name="ce73" style:family="table-cell" style:parent-style-name="Default">
      <style:table-cell-properties style:text-align-source="fix" style:repeat-content="false" fo:wrap-option="wrap" fo:border="0.0346in solid #000000" style:vertical-align="middle"/>
      <style:paragraph-properties fo:text-align="start" fo:margin-left="0in"/>
      <style:text-properties fo:font-size="11pt" fo:font-weight="bold" style:font-size-asian="11pt" style:font-weight-asian="bold" style:font-size-complex="11pt" style:font-weight-complex="bold"/>
    </style:style>
    <style:style style:name="ce74" style:family="table-cell" style:parent-style-name="Default">
      <style:table-cell-properties style:text-align-source="fix" style:repeat-content="false" fo:wrap-option="wrap" fo:border="0.0346in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75" style:family="table-cell" style:parent-style-name="Default">
      <style:table-cell-properties fo:wrap-option="wrap" fo:border="0.0346in solid #000000" style:vertical-align="top"/>
      <style:text-properties fo:font-size="11pt" fo:font-weight="bold" style:font-size-asian="11pt" style:font-weight-asian="bold" style:font-size-complex="11pt" style:font-weight-complex="bold"/>
    </style:style>
    <style:style style:name="ce76" style:family="table-cell" style:parent-style-name="Default">
      <style:table-cell-properties fo:border-bottom="0.0346in solid #000000" fo:background-color="#ffffff" fo:border-left="0.0346in solid #000000" fo:border-right="none" fo:border-top="0.0346in solid #000000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77" style:family="table-cell" style:parent-style-name="Default">
      <style:table-cell-properties fo:border-bottom="0.0346in solid #000000" style:text-align-source="fix" style:repeat-content="false" fo:background-color="transparent" fo:border-left="0.0346in solid #000000" fo:border-right="none" fo:border-top="none" style:vertical-align="middle"/>
      <style:paragraph-properties fo:text-align="start"/>
      <style:text-properties fo:font-size="11pt" fo:font-weight="bold" style:font-size-asian="11pt" style:font-weight-asian="bold" style:font-size-complex="11pt" style:font-weight-complex="bold"/>
    </style:style>
    <style:style style:name="ce78" style:family="table-cell" style:parent-style-name="Default">
      <style:table-cell-properties fo:background-color="#ffffff" style:vertical-align="top"/>
      <style:text-properties fo:font-size="11pt" fo:font-weight="bold" style:font-size-asian="11pt" style:font-weight-asian="bold" style:font-size-complex="11pt" style:font-weight-complex="bold"/>
    </style:style>
    <style:style style:name="ce79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80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81" style:family="table-cell" style:parent-style-name="Default">
      <style:table-cell-properties style:text-align-source="fix" style:repeat-content="false" fo:border="0.0346in solid #000000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82" style:family="table-cell" style:parent-style-name="Default">
      <style:table-cell-properties fo:border-bottom="0.0346in solid #000000" style:text-align-source="fix" style:repeat-content="false" fo:border-left="0.0138in solid #000000" fo:border-right="0.0138in solid #000000" fo:border-top="0.0346in solid #000000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8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84" style:family="table-cell" style:parent-style-name="Default">
      <style:table-cell-properties fo:border-bottom="none" fo:background-color="#dddddd" style:text-align-source="fix" style:repeat-content="false" fo:border-left="none" fo:border-right="none" fo:border-top="0.0555in solid #000000" style:vertical-align="middle"/>
      <style:paragraph-properties fo:text-align="start" fo:margin-left="0in"/>
      <style:text-properties fo:font-size="11pt" fo:font-weight="bold" style:font-size-asian="11pt" style:font-weight-asian="bold" style:font-size-complex="11pt" style:font-weight-complex="bold"/>
    </style:style>
    <style:style style:name="ce85" style:family="table-cell" style:parent-style-name="Default">
      <style:table-cell-properties fo:border-bottom="0.0138in solid #000000" style:text-align-source="fix" style:repeat-content="false" fo:wrap-option="wrap" fo:border-left="0.0138in solid #000000" fo:border-right="0.0138in solid #000000" fo:border-top="0.0346in solid #000000" style:vertical-align="top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86" style:family="table-cell" style:parent-style-name="Default">
      <style:table-cell-properties fo:border-bottom="0.0138in solid #000000" style:text-align-source="fix" style:repeat-content="false" fo:wrap-option="wrap" fo:border-left="0.0138in solid #000000" fo:border-right="0.0138in solid #000000" fo:border-top="0.0346in solid #000000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87" style:family="table-cell" style:parent-style-name="Default">
      <style:table-cell-properties style:text-align-source="fix" style:repeat-content="false" fo:wrap-option="wrap" fo:border="0.0138in solid #000000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88" style:family="table-cell" style:parent-style-name="Default">
      <style:table-cell-properties style:text-align-source="fix" style:repeat-content="false" fo:wrap-option="wrap" fo:border="0.0138in solid #000000" style:vertical-align="top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89" style:family="table-cell" style:parent-style-name="Default">
      <style:table-cell-properties fo:border-bottom="0.0346in solid #000000" style:text-align-source="fix" style:repeat-content="false" fo:wrap-option="wrap" fo:border-left="0.0138in solid #000000" fo:border-right="0.0138in solid #000000" fo:border-top="0.0138in solid #000000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90" style:family="table-cell" style:parent-style-name="Default">
      <style:table-cell-properties fo:background-color="#dddddd" style:text-align-source="fix" style:repeat-content="false" fo:wrap-option="wrap" fo:border="0.0138in solid #000000" style:vertical-align="top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91" style:family="table-cell" style:parent-style-name="Default">
      <style:table-cell-properties fo:border-bottom="0.0346in solid #000000" style:text-align-source="fix" style:repeat-content="false" fo:wrap-option="wrap" fo:border-left="0.0138in solid #000000" fo:border-right="0.0138in solid #000000" fo:border-top="0.0138in solid #000000" style:vertical-align="top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92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93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94" style:family="table-cell" style:parent-style-name="Default">
      <style:table-cell-properties style:text-align-source="fix" style:repeat-content="false" fo:wrap-option="wrap" fo:border="0.0346in solid #000000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95" style:family="table-cell" style:parent-style-name="Default">
      <style:table-cell-properties style:text-align-source="fix" style:repeat-content="false" fo:border="0.0346in solid #000000" style:vertical-align="top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9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fo:font-size="11pt" fo:font-weight="bold" style:font-size-asian="11pt" style:font-weight-asian="bold" style:font-size-complex="11pt" style:font-weight-complex="bold"/>
    </style:style>
    <style:style style:name="ce97" style:family="table-cell" style:parent-style-name="Default">
      <style:table-cell-properties fo:border-bottom="0.0346in solid #000000" style:text-align-source="fix" style:repeat-content="false" fo:background-color="transparent" fo:border-left="none" fo:border-right="none" fo:border-top="0.0346in solid #000000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98" style:family="table-cell" style:parent-style-name="Default">
      <style:table-cell-properties fo:border-bottom="0.0346in solid #000000" style:text-align-source="fix" style:repeat-content="false" fo:background-color="transparent" fo:border-left="none" fo:border-right="none" fo:border-top="none" style:vertical-align="middle"/>
      <style:paragraph-properties fo:text-align="start" fo:margin-left="0in"/>
      <style:text-properties fo:font-size="11pt" fo:font-weight="bold" style:font-size-asian="11pt" style:font-weight-asian="bold" style:font-size-complex="11pt" style:font-weight-complex="bold"/>
    </style:style>
    <style:style style:name="ce99" style:family="table-cell" style:parent-style-name="Default">
      <style:table-cell-properties fo:border-bottom="0.0346in solid #000000" style:text-align-source="fix" style:repeat-content="false" fo:border-left="0.0138in solid #000000" fo:border-right="0.0346in solid #000000" fo:border-top="0.0346in solid #000000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100" style:family="table-cell" style:parent-style-name="Default">
      <style:table-cell-properties fo:border-bottom="0.0138in solid #000000" style:text-align-source="fix" style:repeat-content="false" fo:wrap-option="wrap" fo:border-left="0.0138in solid #000000" fo:border-right="0.0346in solid #000000" fo:border-top="0.0346in solid #000000" style:vertical-align="top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101" style:family="table-cell" style:parent-style-name="Default">
      <style:table-cell-properties fo:border-bottom="0.0138in solid #000000" style:text-align-source="fix" style:repeat-content="false" fo:wrap-option="wrap" fo:border-left="0.0138in solid #000000" fo:border-right="0.0346in solid #000000" fo:border-top="0.0346in solid #000000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102" style:family="table-cell" style:parent-style-name="Default">
      <style:table-cell-properties fo:border-bottom="0.0138in solid #000000" style:text-align-source="fix" style:repeat-content="false" fo:wrap-option="wrap" fo:border-left="0.0138in solid #000000" fo:border-right="0.0346in solid #000000" fo:border-top="0.0138in solid #000000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103" style:family="table-cell" style:parent-style-name="Default">
      <style:table-cell-properties fo:border-bottom="0.0138in solid #000000" style:text-align-source="fix" style:repeat-content="false" fo:wrap-option="wrap" fo:border-left="0.0138in solid #000000" fo:border-right="0.0346in solid #000000" fo:border-top="0.0138in solid #000000" style:vertical-align="top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104" style:family="table-cell" style:parent-style-name="Default">
      <style:table-cell-properties fo:border-bottom="0.0346in solid #000000" style:text-align-source="fix" style:repeat-content="false" fo:wrap-option="wrap" fo:border-left="0.0138in solid #000000" fo:border-right="0.0346in solid #000000" fo:border-top="0.0138in solid #000000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105" style:family="table-cell" style:parent-style-name="Default">
      <style:table-cell-properties fo:border-bottom="0.0138in solid #000000" fo:background-color="#dddddd" style:text-align-source="fix" style:repeat-content="false" fo:wrap-option="wrap" fo:border-left="0.0138in solid #000000" fo:border-right="0.0346in solid #000000" fo:border-top="0.0138in solid #000000" style:vertical-align="top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106" style:family="table-cell" style:parent-style-name="Default">
      <style:table-cell-properties fo:border-bottom="0.0346in solid #000000" style:text-align-source="fix" style:repeat-content="false" fo:wrap-option="wrap" fo:border-left="0.0138in solid #000000" fo:border-right="0.0346in solid #000000" fo:border-top="0.0138in solid #000000" style:vertical-align="top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107" style:family="table-cell" style:parent-style-name="Default">
      <style:table-cell-properties fo:border-bottom="0.0346in solid #000000" style:text-align-source="fix" style:repeat-content="false" fo:background-color="transparent" fo:border-left="none" fo:border-right="0.0346in solid #000000" fo:border-top="0.0346in solid #000000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108" style:family="table-cell" style:parent-style-name="Default">
      <style:table-cell-properties fo:border-bottom="0.0346in solid #000000" style:text-align-source="fix" style:repeat-content="false" fo:background-color="transparent" fo:border-left="none" fo:border-right="0.0346in solid #000000" fo:border-top="none" style:vertical-align="middle"/>
      <style:paragraph-properties fo:text-align="start" fo:margin-left="0in"/>
      <style:text-properties fo:font-size="11pt" fo:font-weight="bold" style:font-size-asian="11pt" style:font-weight-asian="bold" style:font-size-complex="11pt" style:font-weight-complex="bold"/>
    </style:style>
    <style:style style:name="ce109" style:family="table-cell" style:parent-style-name="Default">
      <style:table-cell-properties style:text-align-source="fix" style:repeat-content="false" style:vertical-align="top"/>
      <style:paragraph-properties fo:text-align="start" fo:margin-left="0in"/>
      <style:text-properties style:font-name="Arial" fo:font-size="10pt" style:font-size-asian="10pt" style:font-size-complex="10pt"/>
    </style:style>
    <style:style style:name="ce110" style:family="table-cell" style:parent-style-name="Default">
      <style:table-cell-properties fo:border-bottom="0.0138in solid #000000" style:text-align-source="fix" style:repeat-content="false" fo:border-left="0.0346in solid #000000" fo:border-right="0.0138in solid #000000" fo:border-top="0.0346in solid #000000" style:vertical-align="top"/>
      <style:paragraph-properties fo:text-align="center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111" style:family="table-cell" style:parent-style-name="Default">
      <style:table-cell-properties fo:border-bottom="0.0346in solid #000000" style:text-align-source="fix" style:repeat-content="false" fo:border-left="0.0346in solid #000000" fo:border-right="0.0138in solid #000000" fo:border-top="0.0138in solid #000000" style:vertical-align="top"/>
      <style:paragraph-properties fo:text-align="center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112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in"/>
      <style:text-properties style:font-name="Arial" fo:font-size="10pt" style:font-size-asian="10pt" style:font-size-complex="10pt"/>
    </style:style>
    <style:style style:name="ce113" style:family="table-cell" style:parent-style-name="Default">
      <style:table-cell-properties fo:border-bottom="none" fo:background-color="#dddddd" style:text-align-source="fix" style:repeat-content="false" fo:border-left="none" fo:border-right="none" fo:border-top="0.0555in solid #000000" style:vertical-align="middle"/>
      <style:paragraph-properties fo:text-align="start" fo:margin-left="0in"/>
      <style:text-properties style:font-name="Arial" fo:font-size="10pt" style:font-size-asian="10pt" style:font-size-complex="10pt"/>
    </style:style>
    <style:style style:name="ce114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 fo:margin-left="0in"/>
      <style:text-properties style:font-name="Arial" fo:font-size="10pt" style:font-size-asian="10pt" style:font-size-complex="10pt"/>
    </style:style>
    <style:style style:name="ce115" style:family="table-cell" style:parent-style-name="Default">
      <style:table-cell-properties fo:border-bottom="0.0138in solid #000000" fo:background-color="#ffffff" style:text-align-source="fix" style:repeat-content="false" fo:wrap-option="wrap" fo:border-left="0.0346in solid #000000" fo:border-right="0.0346in solid #000000" fo:border-top="0.0346in solid #000000" style:vertical-align="middle"/>
      <style:paragraph-properties fo:text-align="start"/>
      <style:text-properties fo:font-size="10pt" fo:font-weight="bold" style:font-size-asian="10pt" style:font-weight-asian="bold" style:font-size-complex="10pt" style:font-weight-complex="bold"/>
    </style:style>
    <style:style style:name="ce116" style:family="table-cell" style:parent-style-name="Default">
      <style:table-cell-properties fo:border-bottom="0.0138in solid #000000" style:text-align-source="fix" style:repeat-content="false" fo:wrap-option="wrap" fo:border-left="0.0346in solid #000000" fo:border-right="0.0138in solid #000000" fo:border-top="0.0138in solid #000000" style:vertical-align="top"/>
      <style:paragraph-properties fo:text-align="start" fo:margin-left="0in"/>
      <style:text-properties style:font-name="Arial" fo:font-size="10pt" style:font-size-asian="10pt" style:font-size-complex="10pt"/>
    </style:style>
    <style:style style:name="ce117" style:family="table-cell" style:parent-style-name="Default">
      <style:table-cell-properties fo:border-bottom="0.0138in solid #000000" style:text-align-source="fix" style:repeat-content="false" fo:wrap-option="wrap" fo:border-left="0.0346in solid #000000" fo:border-right="0.0346in solid #000000" fo:border-top="0.0138in solid #000000" style:vertical-align="top"/>
      <style:paragraph-properties fo:text-align="start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118" style:family="table-cell" style:parent-style-name="Default">
      <style:table-cell-properties fo:border-bottom="0.0346in solid #000000" fo:border-left="0.0346in solid #000000" fo:border-right="0.0138in solid #000000" fo:border-top="0.0138in solid #000000" style:vertical-align="top"/>
      <style:text-properties style:font-name="Arial" fo:font-size="10pt" style:font-size-asian="10pt" style:font-size-complex="10pt"/>
    </style:style>
    <style:style style:name="ce119" style:family="table-cell" style:parent-style-name="Default">
      <style:text-properties fo:font-size="10pt" style:font-size-asian="10pt" style:font-size-complex="10pt"/>
    </style:style>
    <style:style style:name="ce120" style:family="table-cell" style:parent-style-name="Default">
      <style:table-cell-properties fo:border-bottom="0.0138in solid #000000" style:text-align-source="fix" style:repeat-content="false" fo:wrap-option="wrap" fo:border-left="0.0346in solid #000000" fo:border-right="0.0346in solid #000000" fo:border-top="0.0346in solid #000000" style:vertical-align="top"/>
      <style:paragraph-properties fo:text-align="start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121" style:family="table-cell" style:parent-style-name="Default">
      <style:table-cell-properties fo:border-bottom="0.0138in solid #000000" fo:border-left="0.0346in solid #000000" fo:border-right="0.0138in solid #000000" fo:border-top="0.0138in solid #000000" style:vertical-align="top"/>
      <style:text-properties style:font-name="Arial" fo:font-size="10pt" style:font-size-asian="10pt" style:font-size-complex="10pt"/>
    </style:style>
    <style:style style:name="ce122" style:family="table-cell" style:parent-style-name="Default">
      <style:table-cell-properties fo:border-bottom="0.0138in solid #000000" fo:border-left="0.0346in solid #000000" fo:border-right="0.0346in solid #000000" fo:border-top="0.0138in solid #000000" style:vertical-align="top"/>
      <style:text-properties style:font-name="Arial" fo:font-size="10pt" fo:font-weight="bold" style:font-size-asian="10pt" style:font-weight-asian="bold" style:font-size-complex="10pt" style:font-weight-complex="bold"/>
    </style:style>
    <style:style style:name="ce123" style:family="table-cell" style:parent-style-name="Default">
      <style:table-cell-properties fo:background-color="#dddddd" fo:border="none" style:vertical-align="top"/>
      <style:text-properties style:font-name="Arial" fo:font-size="10pt" style:font-size-asian="10pt" style:font-size-complex="10pt"/>
    </style:style>
    <style:style style:name="ce124" style:family="table-cell" style:parent-style-name="Default">
      <style:table-cell-properties fo:border-bottom="0.0138in solid #000000" fo:border-left="0.0346in solid #000000" fo:border-right="0.0138in solid #000000" fo:border-top="0.0346in solid #000000" style:vertical-align="top"/>
      <style:text-properties style:font-name="Arial" fo:font-size="10pt" style:font-size-asian="10pt" style:font-size-complex="10pt"/>
    </style:style>
    <style:style style:name="ce125" style:family="table-cell" style:parent-style-name="Default">
      <style:table-cell-properties fo:border="none" style:vertical-align="top"/>
      <style:text-properties style:font-name="Arial" fo:font-size="10pt" style:font-size-asian="10pt" style:font-size-complex="10pt"/>
    </style:style>
    <style:style style:name="ce126" style:family="table-cell" style:parent-style-name="Default">
      <style:table-cell-properties fo:border-bottom="0.0346in solid #000000" fo:border-left="0.0346in solid #000000" fo:border-right="0.0138in solid #000000" fo:border-top="0.0346in solid #000000" style:vertical-align="top"/>
      <style:text-properties style:font-name="Arial" fo:font-size="10pt" style:font-size-asian="10pt" style:font-size-complex="10pt"/>
    </style:style>
    <style:style style:name="ce127" style:family="table-cell" style:parent-style-name="Default">
      <style:table-cell-properties fo:border-bottom="0.0138in solid #000000" fo:border-left="0.0346in solid #000000" fo:border-right="0.0346in solid #000000" fo:border-top="0.0346in solid #000000" style:vertical-align="top"/>
      <style:text-properties style:font-name="Arial" fo:font-size="10pt" fo:font-weight="bold" style:font-size-asian="10pt" style:font-weight-asian="bold" style:font-size-complex="10pt" style:font-weight-complex="bold"/>
    </style:style>
    <style:style style:name="ce128" style:family="table-cell" style:parent-style-name="Default">
      <style:table-cell-properties fo:border-bottom="0.0346in solid #000000" style:text-align-source="fix" style:repeat-content="false" fo:wrap-option="wrap" fo:border-left="0.0346in solid #000000" fo:border-right="0.0138in solid #000000" fo:border-top="0.0138in solid #000000" style:vertical-align="top"/>
      <style:paragraph-properties fo:text-align="start" fo:margin-left="0in"/>
      <style:text-properties style:font-name="Arial" fo:font-size="10pt" style:font-size-asian="10pt" style:font-size-complex="10pt"/>
    </style:style>
    <style:style style:name="ce129" style:family="table-cell" style:parent-style-name="Default">
      <style:table-cell-properties fo:border-bottom="0.0138in solid #000000" style:text-align-source="fix" style:repeat-content="false" fo:border-left="0.0346in solid #000000" fo:border-right="0.0138in solid #000000" fo:border-top="0.0346in solid #000000" style:vertical-align="top"/>
      <style:paragraph-properties fo:text-align="start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130" style:family="table-cell" style:parent-style-name="Default">
      <style:table-cell-properties fo:border-bottom="0.0138in solid #000000" style:text-align-source="fix" style:repeat-content="false" fo:border-left="0.0346in solid #000000" fo:border-right="0.0138in solid #000000" fo:border-top="0.0138in solid #000000" style:vertical-align="top"/>
      <style:paragraph-properties fo:text-align="start" fo:margin-left="0in"/>
      <style:text-properties style:font-name="Arial" fo:font-size="10pt" style:font-size-asian="10pt" style:font-size-complex="10pt"/>
    </style:style>
    <style:style style:name="ce131" style:family="table-cell" style:parent-style-name="Default">
      <style:table-cell-properties fo:border-bottom="0.0346in solid #000000" style:text-align-source="fix" style:repeat-content="false" fo:border-left="0.0346in solid #000000" fo:border-right="0.0138in solid #000000" fo:border-top="0.0138in solid #000000" style:vertical-align="top"/>
      <style:paragraph-properties fo:text-align="start" fo:margin-left="0in"/>
      <style:text-properties style:font-name="Arial" fo:font-size="10pt" style:font-size-asian="10pt" style:font-size-complex="10pt"/>
    </style:style>
    <style:style style:name="ce132" style:family="table-cell" style:parent-style-name="Default">
      <style:table-cell-properties fo:border-bottom="0.0138in solid #000000" style:text-align-source="fix" style:repeat-content="false" fo:border-left="0.0346in solid #000000" fo:border-right="0.0138in solid #000000" fo:border-top="0.0346in solid #000000" style:vertical-align="top"/>
      <style:paragraph-properties fo:text-align="start" fo:margin-left="0in"/>
      <style:text-properties style:font-name="Arial" fo:font-size="10pt" style:font-size-asian="10pt" style:font-size-complex="10pt"/>
    </style:style>
    <style:style style:name="ce133" style:family="table-cell" style:parent-style-name="Default">
      <style:table-cell-properties fo:border-bottom="0.0138in solid #000000" fo:border-left="0.0346in solid #000000" fo:border-right="0.0346in solid #000000" fo:border-top="0.0346in solid #000000"/>
      <style:text-properties fo:font-size="10pt" fo:font-weight="bold" style:font-size-asian="10pt" style:font-weight-asian="bold" style:font-size-complex="10pt" style:font-weight-complex="bold"/>
    </style:style>
    <style:style style:name="ce134" style:family="table-cell" style:parent-style-name="Default">
      <style:table-cell-properties fo:border-bottom="0.0138in solid #000000" fo:border-left="0.0346in solid #000000" fo:border-right="0.0138in solid #000000" fo:border-top="0.0346in solid #000000"/>
      <style:text-properties fo:font-size="10pt" fo:font-weight="bold" style:font-size-asian="10pt" style:font-weight-asian="bold" style:font-size-complex="10pt" style:font-weight-complex="bold"/>
    </style:style>
    <style:style style:name="ce135" style:family="table-cell" style:parent-style-name="Default">
      <style:table-cell-properties fo:border-bottom="0.0138in solid #000000" style:text-align-source="fix" style:repeat-content="false" fo:border-left="0.0346in solid #000000" fo:border-right="0.0346in solid #000000" fo:border-top="0.0346in solid #000000" style:vertical-align="top"/>
      <style:paragraph-properties fo:text-align="start" fo:margin-left="0in"/>
      <style:text-properties style:font-name="Arial" fo:font-size="10pt" fo:language="en" fo:country="US" fo:font-weight="bold" style:font-name-asian="Helvetica-Bold" style:font-size-asian="10pt" style:language-asian="en" style:country-asian="US" style:font-weight-asian="bold" style:font-name-complex="Helvetica-Bold" style:font-size-complex="10pt" style:language-complex="en" style:country-complex="US" style:font-weight-complex="bold"/>
    </style:style>
    <style:style style:name="ce136" style:family="table-cell" style:parent-style-name="Default">
      <style:table-cell-properties fo:border-bottom="0.0138in solid #000000" style:text-align-source="fix" style:repeat-content="false" fo:wrap-option="wrap" fo:border-left="0.0346in solid #000000" fo:border-right="0.0138in solid #000000" fo:border-top="0.0346in solid #000000" style:vertical-align="top"/>
      <style:paragraph-properties fo:text-align="start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137" style:family="table-cell" style:parent-style-name="Default">
      <style:table-cell-properties fo:border-bottom="0.0346in solid #000000" style:text-align-source="fix" style:repeat-content="false" fo:wrap-option="wrap" fo:border-left="0.0346in solid #000000" fo:border-right="0.0138in solid #000000" fo:border-top="0.0138in solid #000000" style:vertical-align="top"/>
      <style:paragraph-properties fo:text-align="start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3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Arial" fo:font-size="10pt" style:font-size-asian="10pt" style:font-size-complex="10pt"/>
    </style:style>
    <style:style style:name="ce139" style:family="table-cell" style:parent-style-name="Default">
      <style:table-cell-properties fo:border-bottom="0.0138in solid #000000" style:text-align-source="fix" style:repeat-content="false" fo:background-color="transparent" fo:border-left="0.0346in solid #000000" fo:border-right="0.0346in solid #000000" fo:border-top="0.0346in solid #000000" style:vertical-align="middle"/>
      <style:paragraph-properties fo:text-align="start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140" style:family="table-cell" style:parent-style-name="Default">
      <style:table-cell-properties fo:border-bottom="0.0346in solid #000000" style:text-align-source="fix" style:repeat-content="false" fo:background-color="transparent" fo:border-left="0.0346in solid #000000" fo:border-right="0.0138in solid #000000" fo:border-top="0.0138in solid #000000" style:vertical-align="middle"/>
      <style:paragraph-properties fo:text-align="start" fo:margin-left="0in"/>
      <style:text-properties style:font-name="Arial" fo:font-size="10pt" style:font-size-asian="10pt" style:font-size-complex="10pt"/>
    </style:style>
    <style:style style:name="ce141" style:family="table-cell" style:parent-style-name="Default">
      <style:table-cell-properties fo:background-color="#ffffff" style:text-align-source="fix" style:repeat-content="false" style:vertical-align="top"/>
      <style:paragraph-properties fo:text-align="start" fo:margin-left="0in"/>
      <style:text-properties style:font-name="Arial" fo:font-size="10pt" style:font-size-asian="10pt" style:font-size-complex="10pt"/>
    </style:style>
    <style:style style:name="ce142" style:family="table-cell" style:parent-style-name="Default">
      <style:table-cell-properties fo:border-bottom="0.0138in solid #000000" style:text-align-source="fix" style:repeat-content="false" fo:border-left="0.0346in solid #000000" fo:border-right="0.0346in solid #000000" fo:border-top="0.0346in solid #000000" style:vertical-align="top"/>
      <style:paragraph-properties fo:text-align="start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143" style:family="table-cell" style:parent-style-name="Default">
      <style:table-cell-properties fo:border-bottom="0.0346in solid #000000" style:text-align-source="fix" style:repeat-content="false" fo:wrap-option="wrap" fo:border-left="0.0346in solid #000000" fo:border-right="none" fo:border-top="0.0346in solid #000000" style:vertical-align="top"/>
      <style:paragraph-properties fo:text-align="start" fo:margin-left="0in"/>
      <style:text-properties style:font-name="Arial" fo:font-size="10pt" style:font-size-asian="10pt" style:font-size-complex="10pt"/>
    </style:style>
    <style:style style:name="ce144" style:family="table-cell" style:parent-style-name="Default">
      <style:table-cell-properties fo:border-bottom="0.0138in solid #000000" style:text-align-source="fix" style:repeat-content="false" fo:wrap-option="wrap" fo:border-left="0.0346in solid #000000" fo:border-right="0.0138in solid #000000" fo:border-top="0.0138in solid #000000" style:vertical-align="top"/>
      <style:paragraph-properties fo:text-align="start"/>
      <style:text-properties fo:font-size="10pt" style:font-size-asian="10pt" style:font-size-complex="10pt"/>
    </style:style>
    <style:style style:name="ce145" style:family="table-cell" style:parent-style-name="Default">
      <style:table-cell-properties fo:border-bottom="0.0346in solid #000000" style:text-align-source="fix" style:repeat-content="false" fo:wrap-option="wrap" fo:border-left="0.0346in solid #000000" fo:border-right="0.0138in solid #000000" fo:border-top="0.0138in solid #000000" style:vertical-align="top"/>
      <style:paragraph-properties fo:text-align="start"/>
      <style:text-properties fo:font-size="10pt" style:font-size-asian="10pt" style:font-size-complex="10pt"/>
    </style:style>
    <style:style style:name="ce146" style:family="table-cell" style:parent-style-name="Default">
      <style:table-cell-properties fo:border-bottom="0.0138in solid #000000" style:text-align-source="fix" style:repeat-content="false" fo:border-left="0.0346in solid #000000" fo:border-right="0.0138in solid #000000" fo:border-top="0.0138in solid #000000" style:vertical-align="top"/>
      <style:paragraph-properties fo:text-align="start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47" style:family="table-cell" style:parent-style-name="Default">
      <style:table-cell-properties fo:border-bottom="0.0138in solid #000000" style:text-align-source="value-type" style:repeat-content="false" fo:wrap-option="wrap" fo:border-left="0.0346in solid #000000" fo:border-right="0.0138in solid #000000" fo:border-top="0.0138in solid #000000" style:vertical-align="top"/>
      <style:text-properties fo:font-size="10pt" style:font-size-asian="10pt" style:font-size-complex="10pt"/>
    </style:style>
    <style:style style:name="ce148" style:family="table-cell" style:parent-style-name="Default">
      <style:table-cell-properties fo:border-bottom="0.0346in solid #000000" style:text-align-source="value-type" style:repeat-content="false" fo:wrap-option="wrap" fo:border-left="0.0346in solid #000000" fo:border-right="0.0138in solid #000000" fo:border-top="0.0138in solid #000000" style:vertical-align="top"/>
      <style:text-properties fo:font-size="10pt" style:font-size-asian="10pt" style:font-size-complex="10pt"/>
    </style:style>
    <style:style style:name="ce149" style:family="table-cell" style:parent-style-name="Default">
      <style:table-cell-properties fo:border-bottom="0.0138in solid #000000" style:text-align-source="value-type" style:repeat-content="false" fo:wrap-option="wrap" fo:border-left="0.0346in solid #000000" fo:border-right="0.0138in solid #000000" fo:border-top="0.0138in solid #000000" style:vertical-align="top"/>
      <style:text-properties fo:font-size="10pt" fo:font-weight="normal" style:font-size-asian="10pt" style:font-weight-asian="normal" style:font-size-complex="10pt" style:font-weight-complex="normal"/>
    </style:style>
    <style:style style:name="ce150" style:family="table-cell" style:parent-style-name="Default">
      <style:table-cell-properties fo:border-bottom="0.0346in solid #000000" style:text-align-source="value-type" style:repeat-content="false" fo:wrap-option="wrap" fo:border-left="0.0346in solid #000000" fo:border-right="0.0138in solid #000000" fo:border-top="0.0138in solid #000000" style:vertical-align="top"/>
      <style:text-properties fo:font-size="10pt" fo:font-weight="normal" style:font-size-asian="10pt" style:font-weight-asian="normal" style:font-size-complex="10pt" style:font-weight-complex="normal"/>
    </style:style>
    <style:style style:name="ce151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52" style:family="table-cell" style:parent-style-name="Default">
      <style:table-cell-properties fo:border-bottom="0.0138in solid #000000" style:text-align-source="fix" style:repeat-content="false" fo:border-left="0.0138in solid #000000" fo:border-right="0.0138in solid #000000" fo:border-top="0.0346in solid #000000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53" style:family="table-cell" style:parent-style-name="Default">
      <style:table-cell-properties fo:border-bottom="0.0346in solid #000000" style:text-align-source="fix" style:repeat-content="false" fo:border-left="0.0138in solid #000000" fo:border-right="0.0138in solid #000000" fo:border-top="0.0138in solid #000000" style:vertical-align="top"/>
      <style:paragraph-properties fo:text-align="center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154" style:family="table-cell" style:parent-style-name="Default">
      <style:table-cell-properties style:text-align-source="fix" style:repeat-content="false" fo:background-color="transparent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55" style:family="table-cell" style:parent-style-name="Default">
      <style:table-cell-properties style:text-align-source="fix" style:repeat-content="false" fo:wrap-option="wrap" fo:border="none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56" style:family="table-cell" style:parent-style-name="Default">
      <style:table-cell-properties fo:border-bottom="0.0138in solid #000000" fo:background-color="#dddddd" style:text-align-source="fix" style:repeat-content="false" fo:wrap-option="wrap" fo:border-left="0.0138in solid #000000" fo:border-right="0.0138in solid #000000" fo:border-top="0.0346in solid #000000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57" style:family="table-cell" style:parent-style-name="Default">
      <style:table-cell-properties style:text-align-source="fix" style:repeat-content="false" fo:wrap-option="wrap" fo:border="0.0138in solid #000000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58" style:family="table-cell" style:parent-style-name="Default">
      <style:table-cell-properties fo:border-bottom="0.0346in solid #000000" style:text-align-source="fix" style:repeat-content="false" fo:wrap-option="wrap" fo:border-left="0.0138in solid #000000" fo:border-right="0.0138in solid #000000" fo:border-top="0.0138in solid #000000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59" style:family="table-cell" style:parent-style-name="Default">
      <style:table-cell-properties fo:border-bottom="0.0138in solid #000000" style:text-align-source="fix" style:repeat-content="false" fo:wrap-option="wrap" fo:border-left="0.0138in solid #000000" fo:border-right="0.0138in solid #000000" fo:border-top="0.0346in solid #000000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60" style:family="table-cell" style:parent-style-name="Default">
      <style:table-cell-properties fo:background-color="#dddddd" style:text-align-source="fix" style:repeat-content="false" fo:wrap-option="wrap" fo:border="none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61" style:family="table-cell" style:parent-style-name="Default">
      <style:table-cell-properties fo:border-bottom="0.0346in solid #000000" style:text-align-source="fix" style:repeat-content="false" fo:wrap-option="wrap" fo:border-left="0.0138in solid #000000" fo:border-right="0.0138in solid #000000" fo:border-top="0.0346in solid #000000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62" style:family="table-cell" style:parent-style-name="Default">
      <style:table-cell-properties fo:border-bottom="0.0138in solid #000000" style:text-align-source="fix" style:repeat-content="false" fo:border-left="0.0138in solid #000000" fo:border-right="0.0138in solid #000000" fo:border-top="0.0346in solid #000000" style:vertical-align="top"/>
      <style:paragraph-properties fo:text-align="center"/>
      <style:text-properties style:font-name="Arial" fo:font-size="10pt" style:font-size-asian="10pt" style:font-size-complex="10pt"/>
    </style:style>
    <style:style style:name="ce163" style:family="table-cell" style:parent-style-name="Default" style:data-style-name="N0">
      <style:table-cell-properties fo:border-bottom="0.0346in solid #000000" style:text-align-source="fix" style:repeat-content="false" fo:wrap-option="wrap" fo:border-left="0.0138in solid #000000" fo:border-right="0.0138in solid #000000" fo:border-top="0.0138in solid #000000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64" style:family="table-cell" style:parent-style-name="Default">
      <style:table-cell-properties style:text-align-source="fix" style:repeat-content="false" fo:border="0.0138in solid #000000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65" style:family="table-cell" style:parent-style-name="Default" style:data-style-name="N43">
      <style:table-cell-properties fo:border-bottom="0.0346in solid #000000" style:text-align-source="fix" style:repeat-content="false" fo:border-left="0.0138in solid #000000" fo:border-right="0.0138in solid #000000" fo:border-top="0.0138in solid #000000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66" style:family="table-cell" style:parent-style-name="Default">
      <style:table-cell-properties fo:border-bottom="0.0346in solid #000000" style:text-align-source="fix" style:repeat-content="false" fo:border-left="0.0138in solid #000000" fo:border-right="0.0138in solid #000000" fo:border-top="0.0138in solid #000000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67" style:family="table-cell" style:parent-style-name="Default">
      <style:table-cell-properties fo:border-bottom="0.0138in solid #000000" fo:border-left="0.0138in solid #000000" fo:border-right="0.0138in solid #000000" fo:border-top="0.0346in solid #000000"/>
      <style:text-properties fo:font-size="10pt" style:font-size-asian="10pt" style:font-size-complex="10pt"/>
    </style:style>
    <style:style style:name="ce168" style:family="table-cell" style:parent-style-name="Default" style:data-style-name="N44">
      <style:table-cell-properties fo:border-bottom="0.0346in solid #000000" style:text-align-source="fix" style:repeat-content="false" fo:wrap-option="wrap" fo:border-left="0.0138in solid #000000" fo:border-right="0.0138in solid #000000" fo:border-top="0.0138in solid #000000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69" style:family="table-cell" style:parent-style-name="Default" style:data-style-name="N43">
      <style:table-cell-properties fo:border-bottom="0.0346in solid #000000" style:text-align-source="fix" style:repeat-content="false" fo:border-left="0.0138in solid #000000" fo:border-right="0.0138in solid #000000" fo:border-top="0.0346in solid #000000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70" style:family="table-cell" style:parent-style-name="Default">
      <style:table-cell-properties fo:border-bottom="0.0138in solid #000000" style:text-align-source="fix" style:repeat-content="false" fo:background-color="transparent" fo:border-left="0.0138in solid #000000" fo:border-right="0.0138in solid #000000" fo:border-top="0.0346in solid #000000" style:vertical-align="middle"/>
      <style:paragraph-properties fo:text-align="start" fo:margin-left="0in"/>
      <style:text-properties style:font-name="Arial" fo:font-size="10pt" style:font-size-asian="10pt" style:font-size-complex="10pt"/>
    </style:style>
    <style:style style:name="ce171" style:family="table-cell" style:parent-style-name="Default" style:data-style-name="N43">
      <style:table-cell-properties fo:border-bottom="0.0346in solid #000000" style:text-align-source="fix" style:repeat-content="false" fo:background-color="transparent" fo:border-left="0.0138in solid #000000" fo:border-right="0.0138in solid #000000" fo:border-top="0.0138in solid #000000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172" style:family="table-cell" style:parent-style-name="Default">
      <style:table-cell-properties fo:background-color="#ffffff" style:text-align-source="fix" style:repeat-content="false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73" style:family="table-cell" style:parent-style-name="Default" style:data-style-name="N44">
      <style:table-cell-properties fo:border-bottom="0.0346in solid #000000" style:text-align-source="fix" style:repeat-content="false" fo:wrap-option="wrap" fo:border-left="none" fo:border-right="none" fo:border-top="0.0346in solid #000000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74" style:family="table-cell" style:parent-style-name="Default">
      <style:table-cell-properties style:text-align-source="fix" style:repeat-content="false" fo:border="0.0138in solid #000000" style:vertical-align="top"/>
      <style:paragraph-properties fo:text-align="center" fo:margin-left="0in"/>
      <style:text-properties fo:font-size="10pt" style:font-size-asian="10pt" style:font-size-complex="10pt"/>
    </style:style>
    <style:style style:name="ce175" style:family="table-cell" style:parent-style-name="Default">
      <style:table-cell-properties fo:border-bottom="0.0346in solid #000000" style:text-align-source="fix" style:repeat-content="false" fo:border-left="0.0138in solid #000000" fo:border-right="0.0138in solid #000000" fo:border-top="0.0138in solid #000000" style:vertical-align="top"/>
      <style:paragraph-properties fo:text-align="center" fo:margin-left="0in"/>
      <style:text-properties fo:font-size="10pt" style:font-size-asian="10pt" style:font-size-complex="10pt"/>
    </style:style>
    <style:style style:name="ce176" style:family="table-cell" style:parent-style-name="Default">
      <style:table-cell-properties fo:border-bottom="0.0138in solid #000000" fo:border-left="0.0138in solid #000000" fo:border-right="0.0138in solid #000000" fo:border-top="0.0346in solid #000000"/>
    </style:style>
    <style:style style:name="ce177" style:family="table-cell" style:parent-style-name="Default" style:data-style-name="N43">
      <style:table-cell-properties style:text-align-source="fix" style:repeat-content="false" fo:wrap-option="wrap" fo:border="0.0138in solid #000000" style:vertical-align="top"/>
      <style:paragraph-properties fo:text-align="center" fo:margin-left="0in"/>
      <style:text-properties fo:font-size="10pt" style:font-size-asian="10pt" style:font-size-complex="10pt"/>
    </style:style>
    <style:style style:name="ce178" style:family="table-cell" style:parent-style-name="Default" style:data-style-name="N43">
      <style:table-cell-properties fo:border-bottom="0.0346in solid #000000" style:text-align-source="fix" style:repeat-content="false" fo:wrap-option="wrap" fo:border-left="0.0138in solid #000000" fo:border-right="0.0138in solid #000000" fo:border-top="0.0138in solid #000000" style:vertical-align="top"/>
      <style:paragraph-properties fo:text-align="center" fo:margin-left="0in"/>
      <style:text-properties fo:font-size="10pt" style:font-size-asian="10pt" style:font-size-complex="10pt"/>
    </style:style>
    <style:style style:name="ce179" style:family="table-cell" style:parent-style-name="Default" style:data-style-name="N0">
      <style:table-cell-properties style:text-align-source="fix" style:repeat-content="false" fo:wrap-option="wrap" fo:border="0.0138in solid #000000" style:vertical-align="top"/>
      <style:paragraph-properties fo:text-align="center" fo:margin-left="0in"/>
      <style:text-properties fo:font-size="10pt" style:font-size-asian="10pt" style:font-size-complex="10pt"/>
    </style:style>
    <style:style style:name="ce180" style:family="table-cell" style:parent-style-name="Default" style:data-style-name="N0">
      <style:table-cell-properties fo:border-bottom="0.0346in solid #000000" style:text-align-source="fix" style:repeat-content="false" fo:wrap-option="wrap" fo:border-left="0.0138in solid #000000" fo:border-right="0.0138in solid #000000" fo:border-top="0.0138in solid #000000" style:vertical-align="top"/>
      <style:paragraph-properties fo:text-align="center" fo:margin-left="0in"/>
      <style:text-properties fo:font-size="10pt" style:font-size-asian="10pt" style:font-size-complex="10pt"/>
    </style:style>
    <style:style style:name="ce181" style:family="table-cell" style:parent-style-name="Default">
      <style:table-cell-properties fo:border-bottom="0.0346in solid #000000" style:text-align-source="fix" style:repeat-content="false" fo:border-left="0.0138in solid #000000" fo:border-right="0.0138in solid #000000" fo:border-top="0.0346in solid #000000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82" style:family="table-cell" style:parent-style-name="Default">
      <style:table-cell-properties fo:border-bottom="0.0346in solid #000000" style:text-align-source="fix" style:repeat-content="false" fo:background-color="transparent" fo:border-left="0.0138in solid #000000" fo:border-right="0.0138in solid #000000" fo:border-top="0.0138in solid #000000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183" style:family="table-cell" style:parent-style-name="Default">
      <style:table-cell-properties fo:border-bottom="0.0346in solid #000000" style:text-align-source="fix" style:repeat-content="false" fo:wrap-option="wrap" fo:border-left="none" fo:border-right="none" fo:border-top="0.0346in solid #000000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84" style:family="table-cell" style:parent-style-name="Default">
      <style:table-cell-properties style:text-align-source="fix" style:repeat-content="false" fo:wrap-option="wrap" fo:border="0.0138in solid #000000" style:vertical-align="top"/>
      <style:paragraph-properties fo:text-align="center" fo:margin-left="0in"/>
      <style:text-properties fo:font-size="10pt" style:font-size-asian="10pt" style:font-size-complex="10pt"/>
    </style:style>
    <style:style style:name="ce185" style:family="table-cell" style:parent-style-name="Default">
      <style:table-cell-properties fo:border-bottom="0.0346in solid #000000" style:text-align-source="fix" style:repeat-content="false" fo:wrap-option="wrap" fo:border-left="0.0138in solid #000000" fo:border-right="0.0138in solid #000000" fo:border-top="0.0138in solid #000000" style:vertical-align="top"/>
      <style:paragraph-properties fo:text-align="center" fo:margin-left="0in"/>
      <style:text-properties fo:font-size="10pt" style:font-size-asian="10pt" style:font-size-complex="10pt"/>
    </style:style>
    <style:style style:name="ce186" style:family="table-cell" style:parent-style-name="Default">
      <style:table-cell-properties fo:background-color="#83caff" style:text-align-source="fix" style:repeat-content="false" fo:wrap-option="wrap" fo:border="0.0138in solid #000000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87" style:family="table-cell" style:parent-style-name="Default">
      <style:table-cell-properties fo:border-bottom="0.0346in solid #000000" fo:background-color="#83caff" style:text-align-source="fix" style:repeat-content="false" fo:border-left="0.0138in solid #000000" fo:border-right="0.0138in solid #000000" fo:border-top="0.0138in solid #000000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88" style:family="table-cell" style:parent-style-name="Default">
      <style:table-cell-properties fo:border-bottom="0.0138in solid #000000" fo:background-color="#83caff" style:text-align-source="fix" style:repeat-content="false" fo:border-left="0.0138in solid #000000" fo:border-right="0.0138in solid #000000" fo:border-top="0.0346in solid #000000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89" style:family="table-cell" style:parent-style-name="Default">
      <style:table-cell-properties fo:border-bottom="0.0138in solid #000000" style:text-align-source="fix" style:repeat-content="false" fo:border-left="0.0138in solid #000000" fo:border-right="0.0138in solid #000000" fo:border-top="0.0346in solid #000000"/>
      <style:paragraph-properties fo:text-align="center" fo:margin-left="0in"/>
      <style:text-properties fo:font-size="10pt" style:font-size-asian="10pt" style:font-size-complex="10pt"/>
    </style:style>
    <style:style style:name="ce190" style:family="table-cell" style:parent-style-name="Default">
      <style:table-cell-properties fo:border-bottom="0.0138in solid #000000" style:text-align-source="fix" style:repeat-content="false" fo:border-left="0.0138in solid #000000" fo:border-right="0.0346in solid #000000" fo:border-top="0.0346in solid #000000" style:vertical-align="top"/>
      <style:paragraph-properties fo:text-align="start" fo:margin-left="0in"/>
      <style:text-properties style:font-name="Arial" fo:font-size="10pt" style:font-size-asian="10pt" style:font-size-complex="10pt"/>
    </style:style>
    <style:style style:name="ce191" style:family="table-cell" style:parent-style-name="Default">
      <style:table-cell-properties fo:border-bottom="0.0346in solid #000000" style:text-align-source="fix" style:repeat-content="false" fo:border-left="0.0138in solid #000000" fo:border-right="0.0346in solid #000000" fo:border-top="0.0138in solid #000000" style:vertical-align="top"/>
      <style:paragraph-properties fo:text-align="start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192" style:family="table-cell" style:parent-style-name="Default">
      <style:table-cell-properties fo:border-bottom="none" fo:background-color="#dddddd" style:text-align-source="fix" style:repeat-content="false" fo:border-left="none" fo:border-right="0.0555in solid #000000" fo:border-top="0.0555in solid #000000" style:vertical-align="middle"/>
      <style:paragraph-properties fo:text-align="start" fo:margin-left="0in"/>
      <style:text-properties style:font-name="Arial" fo:font-size="10pt" style:font-size-asian="10pt" style:font-size-complex="10pt"/>
    </style:style>
    <style:style style:name="ce193" style:family="table-cell" style:parent-style-name="Default">
      <style:table-cell-properties fo:border-bottom="none" style:text-align-source="fix" style:repeat-content="false" fo:wrap-option="wrap" fo:border-left="none" fo:border-right="0.0346in solid #000000" fo:border-top="none" style:vertical-align="top"/>
      <style:paragraph-properties fo:text-align="start"/>
      <style:text-properties style:font-name="Arial" fo:font-size="10pt" style:font-size-asian="10pt" style:font-size-complex="10pt"/>
    </style:style>
    <style:style style:name="ce194" style:family="table-cell" style:parent-style-name="Default">
      <style:table-cell-properties fo:border-bottom="0.0138in solid #000000" fo:background-color="#dddddd" style:text-align-source="fix" style:repeat-content="false" fo:wrap-option="wrap" fo:border-left="0.0138in solid #000000" fo:border-right="0.0346in solid #000000" fo:border-top="0.0346in solid #000000" style:vertical-align="top"/>
      <style:paragraph-properties fo:text-align="start"/>
      <style:text-properties style:font-name="Arial" fo:font-size="10pt" style:font-size-asian="10pt" style:font-size-complex="10pt"/>
    </style:style>
    <style:style style:name="ce195" style:family="table-cell" style:parent-style-name="Default">
      <style:table-cell-properties fo:border-bottom="0.0138in solid #000000" style:text-align-source="fix" style:repeat-content="false" fo:wrap-option="wrap" fo:border-left="0.0138in solid #000000" fo:border-right="0.0346in solid #000000" fo:border-top="0.0138in solid #000000" style:vertical-align="top"/>
      <style:paragraph-properties fo:text-align="start"/>
      <style:text-properties style:font-name="Arial" fo:font-size="10pt" style:font-size-asian="10pt" style:font-size-complex="10pt"/>
    </style:style>
    <style:style style:name="ce196" style:family="table-cell" style:parent-style-name="Default">
      <style:table-cell-properties fo:border-bottom="0.0138in solid #000000" style:text-align-source="fix" style:repeat-content="false" fo:wrap-option="wrap" fo:border-left="0.0138in solid #000000" fo:border-right="0.0346in solid #000000" fo:border-top="0.0138in solid #000000" style:vertical-align="top"/>
      <style:paragraph-properties fo:text-align="start"/>
      <style:text-properties style:font-name="Arial" fo:font-size="10pt" fo:language="en" fo:country="US" style:font-size-asian="10pt" style:language-asian="en" style:country-asian="US" style:font-size-complex="10pt" style:language-complex="en" style:country-complex="US"/>
    </style:style>
    <style:style style:name="ce197" style:family="table-cell" style:parent-style-name="Default">
      <style:table-cell-properties fo:border-bottom="0.0346in solid #000000" style:text-align-source="fix" style:repeat-content="false" fo:wrap-option="wrap" fo:border-left="0.0138in solid #000000" fo:border-right="0.0346in solid #000000" fo:border-top="0.0138in solid #000000" style:vertical-align="top"/>
      <style:paragraph-properties fo:text-align="start"/>
      <style:text-properties style:font-name="Arial" fo:font-size="10pt" fo:language="en" fo:country="US" style:font-size-asian="10pt" style:language-asian="en" style:country-asian="US" style:font-size-complex="10pt" style:language-complex="en" style:country-complex="US"/>
    </style:style>
    <style:style style:name="ce198" style:family="table-cell" style:parent-style-name="Default">
      <style:table-cell-properties fo:border-bottom="none" style:text-align-source="fix" style:repeat-content="false" fo:wrap-option="wrap" fo:border-left="none" fo:border-right="0.0346in solid #000000" fo:border-top="none" style:vertical-align="top"/>
      <style:paragraph-properties fo:text-align="start"/>
      <style:text-properties style:font-name="Arial" fo:font-size="10pt" fo:language="en" fo:country="US" style:font-size-asian="10pt" style:language-asian="en" style:country-asian="US" style:font-size-complex="10pt" style:language-complex="en" style:country-complex="US"/>
    </style:style>
    <style:style style:name="ce199" style:family="table-cell" style:parent-style-name="Default">
      <style:table-cell-properties fo:border-bottom="0.0138in solid #000000" style:text-align-source="fix" style:repeat-content="false" fo:wrap-option="wrap" fo:border-left="0.0138in solid #000000" fo:border-right="0.0346in solid #000000" fo:border-top="0.0346in solid #000000" style:vertical-align="top"/>
      <style:paragraph-properties fo:text-align="start"/>
      <style:text-properties style:font-name="Arial" fo:font-size="10pt" fo:language="en" fo:country="US" style:font-size-asian="10pt" style:language-asian="en" style:country-asian="US" style:font-size-complex="10pt" style:language-complex="en" style:country-complex="US"/>
    </style:style>
    <style:style style:name="ce200" style:family="table-cell" style:parent-style-name="Default">
      <style:table-cell-properties fo:border-bottom="none" fo:background-color="#dddddd" style:text-align-source="fix" style:repeat-content="false" fo:wrap-option="wrap" fo:border-left="none" fo:border-right="0.0346in solid #000000" fo:border-top="none" style:vertical-align="top"/>
      <style:paragraph-properties fo:text-align="start"/>
      <style:text-properties style:font-name="Arial" fo:font-size="10pt" fo:language="en" fo:country="US" style:font-size-asian="10pt" style:language-asian="en" style:country-asian="US" style:font-size-complex="10pt" style:language-complex="en" style:country-complex="US"/>
    </style:style>
    <style:style style:name="ce201" style:family="table-cell" style:parent-style-name="Default">
      <style:table-cell-properties fo:border-bottom="0.0346in solid #000000" style:text-align-source="fix" style:repeat-content="false" fo:wrap-option="wrap" fo:border-left="0.0138in solid #000000" fo:border-right="0.0346in solid #000000" fo:border-top="0.0346in solid #000000" style:vertical-align="top"/>
      <style:paragraph-properties fo:text-align="start"/>
      <style:text-properties style:font-name="Arial" fo:font-size="10pt" fo:language="en" fo:country="US" style:font-size-asian="10pt" style:language-asian="en" style:country-asian="US" style:font-size-complex="10pt" style:language-complex="en" style:country-complex="US"/>
    </style:style>
    <style:style style:name="ce202" style:family="table-cell" style:parent-style-name="Default">
      <style:table-cell-properties fo:border-bottom="0.0138in solid #000000" style:text-align-source="fix" style:repeat-content="false" fo:wrap-option="wrap" fo:border-left="0.0138in solid #000000" fo:border-right="0.0346in solid #000000" fo:border-top="0.0138in solid #000000" style:vertical-align="top"/>
      <style:paragraph-properties fo:text-align="start" fo:margin-left="0in"/>
      <style:text-properties style:font-name="Arial" fo:font-size="10pt" style:font-size-asian="10pt" style:font-size-complex="10pt"/>
    </style:style>
    <style:style style:name="ce203" style:family="table-cell" style:parent-style-name="Default">
      <style:table-cell-properties fo:border-bottom="0.0138in solid #000000" style:text-align-source="fix" style:repeat-content="false" fo:wrap-option="wrap" fo:border-left="0.0138in solid #000000" fo:border-right="0.0346in solid #000000" fo:border-top="0.0138in solid #000000" style:vertical-align="top"/>
      <style:paragraph-properties fo:text-align="start" fo:margin-left="0in"/>
      <style:text-properties style:font-name="Arial" fo:font-size="10pt" fo:language="en" fo:country="US" style:font-name-asian="SegoeUI" style:font-size-asian="10pt" style:language-asian="en" style:country-asian="US" style:font-name-complex="SegoeUI" style:font-size-complex="10pt" style:language-complex="en" style:country-complex="US"/>
    </style:style>
    <style:style style:name="ce204" style:family="table-cell" style:parent-style-name="Default">
      <style:table-cell-properties fo:border-bottom="0.0346in solid #000000" style:text-align-source="fix" style:repeat-content="false" fo:wrap-option="wrap" fo:border-left="0.0138in solid #000000" fo:border-right="0.0346in solid #000000" fo:border-top="0.0138in solid #000000" style:vertical-align="top"/>
      <style:paragraph-properties fo:text-align="start" fo:margin-left="0in"/>
      <style:text-properties style:font-name="Arial" fo:font-size="10pt" style:font-size-asian="10pt" style:font-size-complex="10pt"/>
    </style:style>
    <style:style style:name="ce205" style:family="table-cell" style:parent-style-name="Default">
      <style:table-cell-properties fo:border-bottom="0.0138in solid #000000" style:text-align-source="fix" style:repeat-content="false" fo:border-left="0.0138in solid #000000" fo:border-right="0.0346in solid #000000" fo:border-top="0.0138in solid #000000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6" style:family="table-cell" style:parent-style-name="Default">
      <style:table-cell-properties fo:border-bottom="0.0138in solid #000000" style:text-align-source="fix" style:repeat-content="false" fo:border-left="0.0138in solid #000000" fo:border-right="0.0346in solid #000000" fo:border-top="0.0346in solid #000000" style:vertical-align="top"/>
      <style:paragraph-properties fo:text-align="start"/>
      <style:text-properties fo:font-size="10pt" style:font-size-asian="10pt" style:font-size-complex="10pt"/>
    </style:style>
    <style:style style:name="ce207" style:family="table-cell" style:parent-style-name="Default">
      <style:table-cell-properties fo:border-bottom="0.0346in solid #000000" style:text-align-source="fix" style:repeat-content="false" fo:border-left="0.0138in solid #000000" fo:border-right="0.0346in solid #000000" fo:border-top="0.0138in solid #000000" style:vertical-align="top"/>
      <style:paragraph-properties fo:text-align="start" fo:margin-left="0in"/>
      <style:text-properties style:font-name="Arial" fo:font-size="10pt" style:font-size-asian="10pt" style:font-size-complex="10pt"/>
    </style:style>
    <style:style style:name="ce208" style:family="table-cell" style:parent-style-name="Default">
      <style:table-cell-properties fo:border-bottom="0.0138in solid #000000" fo:border-left="0.0138in solid #000000" fo:border-right="0.0346in solid #000000" fo:border-top="0.0346in solid #000000"/>
      <style:text-properties fo:font-size="10pt" style:font-size-asian="10pt" style:font-size-complex="10pt"/>
    </style:style>
    <style:style style:name="ce209" style:family="table-cell" style:parent-style-name="Default">
      <style:table-cell-properties fo:border-bottom="0.0346in solid #000000" style:text-align-source="fix" style:repeat-content="false" fo:wrap-option="wrap" fo:border-left="0.0138in solid #000000" fo:border-right="0.0346in solid #000000" fo:border-top="0.0138in solid #000000" style:vertical-align="top"/>
      <style:paragraph-properties fo:text-align="start"/>
      <style:text-properties style:font-name="Arial" fo:font-size="10pt" style:font-size-asian="10pt" style:font-size-complex="10pt"/>
    </style:style>
    <style:style style:name="ce210" style:family="table-cell" style:parent-style-name="Default">
      <style:table-cell-properties fo:border-bottom="0.0346in solid #000000" style:text-align-source="fix" style:repeat-content="false" fo:border-left="0.0138in solid #000000" fo:border-right="0.0346in solid #000000" fo:border-top="0.0138in solid #000000" style:vertical-align="top"/>
      <style:paragraph-properties fo:text-align="start"/>
      <style:text-properties style:font-name="Arial" fo:font-size="10pt" style:font-size-asian="10pt" style:font-size-complex="10pt"/>
    </style:style>
    <style:style style:name="ce211" style:family="table-cell" style:parent-style-name="Default">
      <style:table-cell-properties fo:border-bottom="0.0346in solid #000000" style:text-align-source="fix" style:repeat-content="false" fo:border-left="0.0138in solid #000000" fo:border-right="0.0346in solid #000000" fo:border-top="0.0346in solid #000000" style:vertical-align="top"/>
      <style:paragraph-properties fo:text-align="start"/>
      <style:text-properties style:font-name="Arial" fo:font-size="10pt" style:font-size-asian="10pt" style:font-size-complex="10pt"/>
    </style:style>
    <style:style style:name="ce212" style:family="table-cell" style:parent-style-name="Default">
      <style:table-cell-properties fo:border-bottom="0.0138in solid #000000" style:text-align-source="fix" style:repeat-content="false" fo:wrap-option="wrap" fo:border-left="0.0138in solid #000000" fo:border-right="0.0346in solid #000000" fo:border-top="0.0346in solid #000000" style:vertical-align="top"/>
      <style:paragraph-properties fo:text-align="start"/>
      <style:text-properties style:font-name="Arial" fo:font-size="10pt" style:font-size-asian="10pt" style:font-size-complex="10pt"/>
    </style:style>
    <style:style style:name="ce213" style:family="table-cell" style:parent-style-name="Default">
      <style:table-cell-properties fo:border-bottom="0.0138in solid #000000" style:text-align-source="fix" style:repeat-content="false" fo:background-color="transparent" fo:border-left="0.0138in solid #000000" fo:border-right="0.0346in solid #000000" fo:border-top="0.0346in solid #000000" style:vertical-align="middle"/>
      <style:paragraph-properties fo:text-align="start" fo:margin-left="0in"/>
      <style:text-properties style:font-name="Arial" fo:font-size="10pt" style:font-size-asian="10pt" style:font-size-complex="10pt"/>
    </style:style>
    <style:style style:name="ce214" style:family="table-cell" style:parent-style-name="Default">
      <style:table-cell-properties fo:border-bottom="0.0346in solid #000000" style:text-align-source="fix" style:repeat-content="false" fo:background-color="transparent" fo:border-left="0.0138in solid #000000" fo:border-right="0.0346in solid #000000" fo:border-top="0.0138in solid #000000" style:vertical-align="middle"/>
      <style:paragraph-properties fo:text-align="start" fo:margin-left="0in"/>
      <style:text-properties style:font-name="Arial" fo:font-size="10pt" style:font-size-asian="10pt" style:font-size-complex="10pt"/>
    </style:style>
    <style:style style:name="ce215" style:family="table-cell" style:parent-style-name="Default">
      <style:table-cell-properties fo:border-bottom="0.0346in solid #000000" style:text-align-source="fix" style:repeat-content="false" fo:wrap-option="wrap" fo:border-left="none" fo:border-right="0.0346in solid #000000" fo:border-top="0.0346in solid #000000" style:vertical-align="top"/>
      <style:paragraph-properties fo:text-align="start"/>
      <style:text-properties style:font-name="Arial" fo:font-size="10pt" fo:language="en" fo:country="US" style:font-size-asian="10pt" style:language-asian="en" style:country-asian="US" style:font-size-complex="10pt" style:language-complex="en" style:country-complex="US"/>
    </style:style>
    <style:style style:name="ce216" style:family="table-cell" style:parent-style-name="Default">
      <style:table-cell-properties fo:border-bottom="0.0138in solid #000000" style:text-align-source="fix" style:repeat-content="false" fo:border-left="0.0138in solid #000000" fo:border-right="0.0346in solid #000000" fo:border-top="0.0138in solid #000000" style:vertical-align="top"/>
      <style:paragraph-properties fo:text-align="start" fo:margin-left="0in"/>
      <style:text-properties style:font-name="Arial" fo:font-size="10pt" style:font-size-asian="10pt" style:font-size-complex="10pt"/>
    </style:style>
    <style:style style:name="ce217" style:family="table-cell" style:parent-style-name="Default">
      <style:table-cell-properties fo:border-bottom="0.0138in solid #000000" fo:border-left="0.0138in solid #000000" fo:border-right="0.0346in solid #000000" fo:border-top="0.0138in solid #000000" style:vertical-align="top"/>
      <style:text-properties fo:font-size="10pt" style:font-size-asian="10pt" style:font-size-complex="10pt"/>
    </style:style>
    <style:style style:name="ce218" style:family="table-cell" style:parent-style-name="Default">
      <style:table-cell-properties fo:border-bottom="0.0346in solid #000000" fo:border-left="0.0138in solid #000000" fo:border-right="0.0346in solid #000000" fo:border-top="0.0138in solid #000000" style:vertical-align="top"/>
      <style:text-properties fo:font-size="10pt" style:font-size-asian="10pt" style:font-size-complex="10pt"/>
    </style:style>
    <style:style style:name="ce219" style:family="table-cell" style:parent-style-name="Default">
      <style:table-cell-properties fo:border-bottom="0.0138in solid #000000" fo:border-left="0.0138in solid #000000" fo:border-right="0.0346in solid #000000" fo:border-top="0.0346in solid #000000"/>
    </style:style>
    <style:style style:name="ce220" style:family="table-cell" style:parent-style-name="Default">
      <style:table-cell-properties fo:border-bottom="0.0138in solid #000000" fo:wrap-option="wrap" fo:border-left="0.0138in solid #000000" fo:border-right="0.0346in solid #000000" fo:border-top="0.0138in solid #000000" style:vertical-align="top"/>
      <style:text-properties fo:font-size="10pt" style:font-size-asian="10pt" style:font-size-complex="10pt"/>
    </style:style>
    <style:style style:name="ce221" style:family="table-cell" style:parent-style-name="Default">
      <style:table-cell-properties fo:wrap-option="wrap" style:vertical-align="top"/>
    </style:style>
    <style:style style:name="ce222" style:family="table-cell" style:parent-style-name="Default">
      <style:table-cell-properties style:vertical-align="top"/>
    </style:style>
    <style:style style:name="ce223" style:family="table-cell" style:parent-style-name="Default">
      <style:table-cell-properties fo:background-color="#ffffff" style:vertical-align="top"/>
    </style:style>
    <style:style style:name="ce224" style:family="table-cell" style:parent-style-name="Default">
      <style:table-cell-properties fo:background-color="transparent"/>
    </style:style>
    <style:style style:name="T1" style:family="text">
      <style:text-properties style:font-name="Arial" fo:font-size="10pt" style:font-size-asian="10pt" style:font-size-complex="10pt"/>
    </style:style>
    <style:style style:name="T2" style:family="text">
      <style:text-properties style:font-name="Arial" fo:font-size="10pt" style:font-name-asian="SegoeUI" style:font-size-asian="10pt" style:font-name-complex="SegoeUI" style:font-size-complex="10pt"/>
    </style:style>
  </office:automatic-styles>
  <office:body>
    <office:spreadsheet>
      <table:table table:name="EMIF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28"/>
        <table:table-column table:style-name="co3" table:default-cell-style-name="ce47"/>
        <table:table-column table:style-name="co4" table:default-cell-style-name="ce79"/>
        <table:table-column table:style-name="co5" table:default-cell-style-name="ce80"/>
        <table:table-column table:style-name="co6" table:default-cell-style-name="ce80"/>
        <table:table-column table:style-name="co7" table:default-cell-style-name="ce80"/>
        <table:table-column table:style-name="co8" table:default-cell-style-name="ce109"/>
        <table:table-column table:style-name="co9" table:number-columns-repeated="2" table:default-cell-style-name="ce151"/>
        <table:table-column table:style-name="co10" table:default-cell-style-name="ce151"/>
        <table:table-column table:style-name="co11" table:default-cell-style-name="ce109"/>
        <table:table-column table:style-name="co9" table:number-columns-repeated="1012" table:default-cell-style-name="Default"/>
        <table:table-row table:style-name="ro1">
          <table:table-cell/>
          <table:table-cell table:style-name="ce3" office:value-type="string" table:number-columns-spanned="11" table:number-rows-spanned="1">
            <text:p>EMIF – MMIO Register Space </text:p>
          </table:table-cell>
          <table:covered-table-cell table:style-name="ce29"/>
          <table:covered-table-cell table:style-name="ce48"/>
          <table:covered-table-cell table:number-columns-repeated="8"/>
          <table:table-cell table:number-columns-repeated="1012"/>
        </table:table-row>
        <table:table-row table:style-name="ro2">
          <table:table-cell/>
          <table:table-cell table:style-name="ce4" office:value-type="string" table:number-columns-spanned="2" table:number-rows-spanned="1">
            <text:p>Register Group</text:p>
          </table:table-cell>
          <table:covered-table-cell table:style-name="ce30"/>
          <table:table-cell table:style-name="ce49" office:value-type="string" table:number-columns-spanned="4" table:number-rows-spanned="1">
            <text:p>Register</text:p>
          </table:table-cell>
          <table:covered-table-cell table:number-columns-repeated="3" table:style-name="ce81"/>
          <table:table-cell table:style-name="ce110" office:value-type="string" table:number-columns-spanned="5" table:number-rows-spanned="1">
            <text:p>Register Fields</text:p>
          </table:table-cell>
          <table:covered-table-cell table:number-columns-repeated="3" table:style-name="ce152"/>
          <table:covered-table-cell table:style-name="ce190"/>
          <table:table-cell table:number-columns-repeated="1012"/>
        </table:table-row>
        <table:table-row table:style-name="ro3">
          <table:table-cell/>
          <table:table-cell table:style-name="ce5" office:value-type="string">
            <text:p>Name</text:p>
          </table:table-cell>
          <table:table-cell table:style-name="ce31" office:value-type="string">
            <text:p>Base Addr.</text:p>
          </table:table-cell>
          <table:table-cell table:style-name="ce50" office:value-type="string">
            <text:p>Name</text:p>
          </table:table-cell>
          <table:table-cell table:style-name="ce82" office:value-type="string">
            <text:p>Offset</text:p>
          </table:table-cell>
          <table:table-cell table:style-name="ce82" office:value-type="string">
            <text:p>Size</text:p>
          </table:table-cell>
          <table:table-cell table:style-name="ce99" office:value-type="string">
            <text:p>Type</text:p>
          </table:table-cell>
          <table:table-cell table:style-name="ce111" office:value-type="string">
            <text:p>Name </text:p>
          </table:table-cell>
          <table:table-cell table:style-name="ce153" office:value-type="string">
            <text:p>Bit(s)</text:p>
          </table:table-cell>
          <table:table-cell table:style-name="ce153" office:value-type="string">
            <text:p>Type</text:p>
          </table:table-cell>
          <table:table-cell table:style-name="ce153" office:value-type="string">
            <text:p>Default</text:p>
          </table:table-cell>
          <table:table-cell table:style-name="ce191" office:value-type="string">
            <text:p>Description</text:p>
          </table:table-cell>
          <table:table-cell table:style-name="ce48" table:number-columns-repeated="1007"/>
          <table:table-cell table:number-columns-repeated="5"/>
        </table:table-row>
        <table:table-row table:style-name="ro1">
          <table:table-cell/>
          <table:table-cell table:style-name="ce6"/>
          <table:table-cell table:style-name="ce32"/>
          <table:table-cell table:style-name="ce51"/>
          <table:table-cell table:style-name="ce83" table:number-columns-repeated="3"/>
          <table:table-cell table:style-name="ce112"/>
          <table:table-cell table:style-name="ce154" table:number-columns-repeated="3"/>
          <table:table-cell table:style-name="ce112"/>
          <table:table-cell table:number-columns-repeated="1012"/>
        </table:table-row>
        <table:table-row table:style-name="ro4">
          <table:table-cell table:style-name="ce1"/>
          <table:table-cell table:style-name="ce7" office:value-type="string" table:number-columns-spanned="11" table:number-rows-spanned="1">
            <text:p><text:s/>Configurations Registers</text:p>
          </table:table-cell>
          <table:covered-table-cell table:style-name="ce33"/>
          <table:covered-table-cell table:style-name="ce52"/>
          <table:covered-table-cell table:number-columns-repeated="3" table:style-name="ce84"/>
          <table:covered-table-cell table:number-columns-repeated="4" table:style-name="ce113"/>
          <table:covered-table-cell table:style-name="ce192"/>
          <table:table-cell table:style-name="ce1" table:number-columns-repeated="1010"/>
          <table:table-cell table:number-columns-repeated="2"/>
        </table:table-row>
        <table:table-row-group table:display="false">
          <table:table-row table:style-name="ro5" table:visibility="collapse">
            <table:table-cell/>
            <table:table-cell table:style-name="ce8" office:value-type="string" table:number-columns-spanned="1" table:number-rows-spanned="28">
              <text:p>CFG</text:p>
            </table:table-cell>
            <table:table-cell table:style-name="ce31" office:value-type="string" table:number-columns-spanned="1" table:number-rows-spanned="28">
              <text:p>[0x00]</text:p>
            </table:table-cell>
            <table:table-cell table:style-name="ce53" office:value-type="string" table:number-columns-spanned="9" table:number-rows-spanned="1">
              <text:p><text:s/>EMIF[0:3] Configuration Registers</text:p>
            </table:table-cell>
            <table:covered-table-cell table:number-columns-repeated="2" table:style-name="ce85"/>
            <table:covered-table-cell table:style-name="ce100"/>
            <table:covered-table-cell table:style-name="ce114"/>
            <table:covered-table-cell table:number-columns-repeated="3" table:style-name="ce155"/>
            <table:covered-table-cell table:style-name="ce193"/>
            <table:table-cell table:style-name="ce221" table:number-columns-repeated="1007"/>
            <table:table-cell table:number-columns-repeated="5"/>
          </table:table-row>
          <table:table-row-group table:display="false">
            <table:table-row table:style-name="ro6" table:visibility="collapse">
              <table:table-cell/>
              <table:covered-table-cell table:style-name="ce8"/>
              <table:covered-table-cell table:style-name="ce31"/>
              <table:table-cell table:style-name="ce54" office:value-type="string" table:number-columns-spanned="1" table:number-rows-spanned="2">
                <text:p><text:s/>EMIF0</text:p>
              </table:table-cell>
              <table:table-cell table:style-name="ce86" office:value-type="string" table:number-columns-spanned="1" table:number-rows-spanned="2">
                <text:p>0x00</text:p>
              </table:table-cell>
              <table:table-cell table:style-name="ce86" office:value-type="float" office:value="1" table:number-columns-spanned="1" table:number-rows-spanned="2">
                <text:p>1</text:p>
              </table:table-cell>
              <table:table-cell table:style-name="ce101" office:value-type="string" table:number-columns-spanned="1" table:number-rows-spanned="2">
                <text:p>RO</text:p>
              </table:table-cell>
              <table:table-cell table:style-name="ce115" office:value-type="string" table:number-columns-spanned="5" table:number-rows-spanned="1">
                <text:p><text:s/>Vital product data of the External Memory Interface</text:p>
              </table:table-cell>
              <table:covered-table-cell table:number-columns-repeated="3" table:style-name="ce156"/>
              <table:covered-table-cell table:style-name="ce194"/>
              <table:table-cell table:style-name="ce221" table:number-columns-repeated="1007"/>
              <table:table-cell table:number-columns-repeated="5"/>
            </table:table-row>
            <table:table-row table:style-name="ro7" table:visibility="collapse">
              <table:table-cell/>
              <table:covered-table-cell table:style-name="ce8"/>
              <table:covered-table-cell table:style-name="ce31"/>
              <table:covered-table-cell table:style-name="ce55"/>
              <table:covered-table-cell table:number-columns-repeated="2" table:style-name="ce87"/>
              <table:covered-table-cell table:style-name="ce102"/>
              <table:table-cell table:style-name="ce116" office:value-type="string">
                <text:p><text:s/>EmifId</text:p>
              </table:table-cell>
              <table:table-cell table:style-name="ce157" office:value-type="string">
                <text:p>7:0</text:p>
              </table:table-cell>
              <table:table-cell table:style-name="ce157" office:value-type="string">
                <text:p>RO</text:p>
              </table:table-cell>
              <table:table-cell table:style-name="ce157" office:value-type="string">
                <text:p>0x42</text:p>
              </table:table-cell>
              <table:table-cell table:style-name="ce195" office:value-type="string">
                <text:p>Information that uniquely identifies the type of EMIF element instantiated by the FPGA.  </text:p>
              </table:table-cell>
              <table:table-cell table:style-name="ce221" table:number-columns-repeated="1007"/>
              <table:table-cell table:number-columns-repeated="5"/>
            </table:table-row>
            <table:table-row table:style-name="ro6" table:visibility="collapse">
              <table:table-cell/>
              <table:covered-table-cell table:style-name="ce8"/>
              <table:covered-table-cell table:style-name="ce31"/>
              <table:table-cell table:style-name="ce55" office:value-type="string" table:number-columns-spanned="1" table:number-rows-spanned="2">
                <text:p><text:s/>EMIF1</text:p>
              </table:table-cell>
              <table:table-cell table:style-name="ce87" office:value-type="string" table:number-columns-spanned="1" table:number-rows-spanned="2">
                <text:p>0x01</text:p>
              </table:table-cell>
              <table:table-cell table:style-name="ce87" office:value-type="float" office:value="1" table:number-columns-spanned="1" table:number-rows-spanned="2">
                <text:p>1</text:p>
              </table:table-cell>
              <table:table-cell table:style-name="ce102" office:value-type="string" table:number-columns-spanned="1" table:number-rows-spanned="2">
                <text:p>RO</text:p>
              </table:table-cell>
              <table:table-cell table:style-name="ce117" office:value-type="string" table:number-columns-spanned="5" table:number-rows-spanned="1">
                <text:p><text:s/>Version of the External Memory Interface</text:p>
              </table:table-cell>
              <table:covered-table-cell table:number-columns-repeated="3" table:style-name="ce157"/>
              <table:covered-table-cell table:style-name="ce195"/>
              <table:table-cell table:style-name="ce221" table:number-columns-repeated="1007"/>
              <table:table-cell table:number-columns-repeated="5"/>
            </table:table-row>
            <table:table-row table:style-name="ro6" table:visibility="collapse">
              <table:table-cell/>
              <table:covered-table-cell table:style-name="ce9"/>
              <table:covered-table-cell table:style-name="ce34"/>
              <table:covered-table-cell table:style-name="ce56"/>
              <table:covered-table-cell table:number-columns-repeated="2" table:style-name="ce88"/>
              <table:covered-table-cell table:style-name="ce103"/>
              <table:table-cell table:style-name="ce116" office:value-type="string">
                <text:p><text:s/>VersionId</text:p>
              </table:table-cell>
              <table:table-cell table:style-name="ce157" office:value-type="string">
                <text:p>7:0</text:p>
              </table:table-cell>
              <table:table-cell table:style-name="ce157" office:value-type="string">
                <text:p>RO</text:p>
              </table:table-cell>
              <table:table-cell table:style-name="ce157" office:value-type="string">
                <text:p>0x01</text:p>
              </table:table-cell>
              <table:table-cell table:style-name="ce196" office:value-type="string">
                <text:p>Version of the instantiated EMIF.</text:p>
              </table:table-cell>
              <table:table-cell table:style-name="ce221" table:number-columns-repeated="1007"/>
              <table:table-cell table:number-columns-repeated="5"/>
            </table:table-row>
            <table:table-row table:style-name="ro6" table:visibility="collapse">
              <table:table-cell/>
              <table:covered-table-cell table:style-name="ce9"/>
              <table:covered-table-cell table:style-name="ce34"/>
              <table:table-cell table:style-name="ce56" office:value-type="string" table:number-columns-spanned="1" table:number-rows-spanned="2">
                <text:p><text:s/>EMIF2</text:p>
              </table:table-cell>
              <table:table-cell table:style-name="ce88" office:value-type="string" table:number-columns-spanned="1" table:number-rows-spanned="2">
                <text:p>0x02</text:p>
              </table:table-cell>
              <table:table-cell table:style-name="ce88" office:value-type="float" office:value="1" table:number-columns-spanned="1" table:number-rows-spanned="2">
                <text:p>1</text:p>
              </table:table-cell>
              <table:table-cell table:style-name="ce103" office:value-type="string" table:number-columns-spanned="1" table:number-rows-spanned="2">
                <text:p>RO</text:p>
              </table:table-cell>
              <table:table-cell table:style-name="ce117" office:value-type="string" table:number-columns-spanned="5" table:number-rows-spanned="1">
                <text:p><text:s/>Revision of the External Memory Interface</text:p>
              </table:table-cell>
              <table:covered-table-cell table:number-columns-repeated="3" table:style-name="ce157"/>
              <table:covered-table-cell table:style-name="ce196"/>
              <table:table-cell table:style-name="ce221" table:number-columns-repeated="1007"/>
              <table:table-cell table:number-columns-repeated="5"/>
            </table:table-row>
            <table:table-row table:style-name="ro6" table:visibility="collapse">
              <table:table-cell/>
              <table:covered-table-cell table:style-name="ce9"/>
              <table:covered-table-cell table:style-name="ce34"/>
              <table:covered-table-cell table:style-name="ce56"/>
              <table:covered-table-cell table:number-columns-repeated="2" table:style-name="ce88"/>
              <table:covered-table-cell table:style-name="ce103"/>
              <table:table-cell table:style-name="ce116" office:value-type="string">
                <text:p><text:s/>RevisionId</text:p>
              </table:table-cell>
              <table:table-cell table:style-name="ce157" office:value-type="string">
                <text:p>7:0</text:p>
              </table:table-cell>
              <table:table-cell table:style-name="ce157" office:value-type="string">
                <text:p>RO</text:p>
              </table:table-cell>
              <table:table-cell table:style-name="ce157" office:value-type="string">
                <text:p>0x00</text:p>
              </table:table-cell>
              <table:table-cell table:style-name="ce196" office:value-type="string">
                <text:p>Revision of the instantiated EMIF.</text:p>
              </table:table-cell>
              <table:table-cell table:style-name="ce221" table:number-columns-repeated="1007"/>
              <table:table-cell table:number-columns-repeated="5"/>
            </table:table-row>
            <table:table-row table:style-name="ro6" table:visibility="collapse">
              <table:table-cell/>
              <table:covered-table-cell table:style-name="ce9"/>
              <table:covered-table-cell table:style-name="ce34"/>
              <table:table-cell table:style-name="ce57" office:value-type="string" table:number-columns-spanned="1" table:number-rows-spanned="2">
                <text:p><text:s/>EMIF3</text:p>
              </table:table-cell>
              <table:table-cell table:style-name="ce89" office:value-type="string" table:number-columns-spanned="1" table:number-rows-spanned="2">
                <text:p>0x03</text:p>
              </table:table-cell>
              <table:table-cell table:style-name="ce89" office:value-type="float" office:value="1" table:number-columns-spanned="1" table:number-rows-spanned="2">
                <text:p>1</text:p>
              </table:table-cell>
              <table:table-cell table:style-name="ce104" office:value-type="string" table:number-columns-spanned="1" table:number-rows-spanned="2">
                <text:p>RO</text:p>
              </table:table-cell>
              <table:table-cell table:style-name="ce117" office:value-type="string" table:number-columns-spanned="5" table:number-rows-spanned="1">
                <text:p><text:s/>Reserved</text:p>
              </table:table-cell>
              <table:covered-table-cell table:number-columns-repeated="3" table:style-name="ce157"/>
              <table:covered-table-cell table:style-name="ce196"/>
              <table:table-cell table:style-name="ce221" table:number-columns-repeated="1007"/>
              <table:table-cell table:number-columns-repeated="5"/>
            </table:table-row>
            <table:table-row table:style-name="ro6" table:visibility="collapse">
              <table:table-cell/>
              <table:covered-table-cell table:style-name="ce9"/>
              <table:covered-table-cell table:style-name="ce34"/>
              <table:covered-table-cell table:style-name="ce57"/>
              <table:covered-table-cell table:number-columns-repeated="2" table:style-name="ce89"/>
              <table:covered-table-cell table:style-name="ce104"/>
              <table:table-cell table:style-name="ce118" office:value-type="string">
                <text:p><text:s/>Reserved</text:p>
              </table:table-cell>
              <table:table-cell table:style-name="ce158" office:value-type="string">
                <text:p>7:0</text:p>
              </table:table-cell>
              <table:table-cell table:style-name="ce158" office:value-type="string">
                <text:p>RO</text:p>
              </table:table-cell>
              <table:table-cell table:style-name="ce158" office:value-type="string">
                <text:p>0x00</text:p>
              </table:table-cell>
              <table:table-cell table:style-name="ce197" office:value-type="string">
                <text:p>Not used.</text:p>
              </table:table-cell>
              <table:table-cell table:style-name="ce221" table:number-columns-repeated="1007"/>
              <table:table-cell table:number-columns-repeated="5"/>
            </table:table-row>
          </table:table-row-group>
          <table:table-row table:style-name="ro5" table:visibility="collapse">
            <table:table-cell/>
            <table:covered-table-cell table:style-name="ce9"/>
            <table:covered-table-cell table:style-name="ce34"/>
            <table:table-cell table:style-name="ce58" office:value-type="string" table:number-columns-spanned="9" table:number-rows-spanned="1">
              <text:p><text:s/>TOP[0:3] Configuration Registers</text:p>
            </table:table-cell>
            <table:covered-table-cell table:number-columns-repeated="2" table:style-name="ce88"/>
            <table:covered-table-cell table:style-name="ce103"/>
            <table:covered-table-cell table:style-name="ce119"/>
            <table:covered-table-cell table:number-columns-repeated="3" table:style-name="ce155"/>
            <table:covered-table-cell table:style-name="ce198"/>
            <table:table-cell table:style-name="ce221" table:number-columns-repeated="1007"/>
            <table:table-cell table:number-columns-repeated="5"/>
          </table:table-row>
          <table:table-row-group table:display="false">
            <table:table-row table:style-name="ro6" table:visibility="collapse">
              <table:table-cell/>
              <table:covered-table-cell table:style-name="ce9"/>
              <table:covered-table-cell table:style-name="ce34"/>
              <table:table-cell table:style-name="ce54" office:value-type="string" table:number-columns-spanned="1" table:number-rows-spanned="2">
                <text:p><text:s/>TOP0</text:p>
              </table:table-cell>
              <table:table-cell table:style-name="ce86" office:value-type="string" table:number-columns-spanned="1" table:number-rows-spanned="2">
                <text:p>0x04</text:p>
              </table:table-cell>
              <table:table-cell table:style-name="ce86" office:value-type="float" office:value="1" table:number-columns-spanned="1" table:number-rows-spanned="2">
                <text:p>1</text:p>
              </table:table-cell>
              <table:table-cell table:style-name="ce101" office:value-type="string" table:number-columns-spanned="1" table:number-rows-spanned="2">
                <text:p>RO</text:p>
              </table:table-cell>
              <table:table-cell table:style-name="ce120" office:value-type="string" table:number-columns-spanned="5" table:number-rows-spanned="1">
                <text:p><text:s/>Vital product data</text:p>
              </table:table-cell>
              <table:covered-table-cell table:number-columns-repeated="3" table:style-name="ce159"/>
              <table:covered-table-cell table:style-name="ce199"/>
              <table:table-cell table:style-name="ce221" table:number-columns-repeated="1007"/>
              <table:table-cell table:number-columns-repeated="5"/>
            </table:table-row>
            <table:table-row table:style-name="ro8" table:visibility="collapse">
              <table:table-cell/>
              <table:covered-table-cell table:style-name="ce9"/>
              <table:covered-table-cell table:style-name="ce34"/>
              <table:covered-table-cell table:style-name="ce55"/>
              <table:covered-table-cell table:number-columns-repeated="2" table:style-name="ce87"/>
              <table:covered-table-cell table:style-name="ce102"/>
              <table:table-cell table:style-name="ce121" office:value-type="string">
                <text:p><text:s/>TopId</text:p>
              </table:table-cell>
              <table:table-cell table:style-name="ce157" office:value-type="string">
                <text:p>7:0</text:p>
              </table:table-cell>
              <table:table-cell table:style-name="ce157" office:value-type="string">
                <text:p>RO</text:p>
              </table:table-cell>
              <table:table-cell table:style-name="ce157" office:value-type="string">
                <text:p>0x0</text:p>
              </table:table-cell>
              <table:table-cell table:style-name="ce195" office:value-type="string">
                <text:p>Information that uniquely identifies the type of TOP element instantiated by the FPGA.</text:p>
                <text:p><text:s text:c="4"/>[0x01] is for the default Flash top-level.</text:p>
                <text:p><text:s text:c="4"/>[0x81] is for the default User top-level..</text:p>
              </table:table-cell>
              <table:table-cell table:style-name="ce221" table:number-columns-repeated="1007"/>
              <table:table-cell table:number-columns-repeated="5"/>
            </table:table-row>
            <table:table-row table:style-name="ro9" table:visibility="collapse">
              <table:table-cell/>
              <table:covered-table-cell table:style-name="ce9"/>
              <table:covered-table-cell table:style-name="ce34"/>
              <table:table-cell table:style-name="ce55" office:value-type="string" table:number-columns-spanned="1" table:number-rows-spanned="2">
                <text:p><text:s/>TOP1</text:p>
              </table:table-cell>
              <table:table-cell table:style-name="ce87" office:value-type="string" table:number-columns-spanned="1" table:number-rows-spanned="2">
                <text:p>0x05</text:p>
              </table:table-cell>
              <table:table-cell table:style-name="ce87" office:value-type="float" office:value="1" table:number-columns-spanned="1" table:number-rows-spanned="2">
                <text:p>1</text:p>
              </table:table-cell>
              <table:table-cell table:style-name="ce102" office:value-type="string" table:number-columns-spanned="1" table:number-rows-spanned="2">
                <text:p>RO</text:p>
              </table:table-cell>
              <table:table-cell table:style-name="ce122" office:value-type="string" table:number-columns-spanned="5" table:number-rows-spanned="1">
                <text:p><text:s/>Year of the Top build</text:p>
              </table:table-cell>
              <table:covered-table-cell table:number-columns-repeated="3" table:style-name="ce157"/>
              <table:covered-table-cell table:style-name="ce195"/>
              <table:table-cell table:style-name="ce221" table:number-columns-repeated="1007"/>
              <table:table-cell table:number-columns-repeated="5"/>
            </table:table-row>
            <table:table-row table:style-name="ro6" table:visibility="collapse">
              <table:table-cell/>
              <table:covered-table-cell table:style-name="ce9"/>
              <table:covered-table-cell table:style-name="ce34"/>
              <table:covered-table-cell table:style-name="ce55"/>
              <table:covered-table-cell table:number-columns-repeated="2" table:style-name="ce87"/>
              <table:covered-table-cell table:style-name="ce102"/>
              <table:table-cell table:style-name="ce121" office:value-type="string">
                <text:p><text:s/>DateYear</text:p>
              </table:table-cell>
              <table:table-cell table:style-name="ce157" office:value-type="string">
                <text:p>7:0</text:p>
              </table:table-cell>
              <table:table-cell table:style-name="ce157" office:value-type="string">
                <text:p>RO</text:p>
              </table:table-cell>
              <table:table-cell table:style-name="ce157" office:value-type="string">
                <text:p>0x00</text:p>
              </table:table-cell>
              <table:table-cell table:style-name="ce196" office:value-type="string">
                <text:p>The year date of the generated bitstream (0 stands for 2000).</text:p>
              </table:table-cell>
              <table:table-cell table:style-name="ce221" table:number-columns-repeated="1007"/>
              <table:table-cell table:number-columns-repeated="5"/>
            </table:table-row>
            <table:table-row table:style-name="ro9" table:visibility="collapse">
              <table:table-cell/>
              <table:covered-table-cell table:style-name="ce9"/>
              <table:covered-table-cell table:style-name="ce34"/>
              <table:table-cell table:style-name="ce55" office:value-type="string" table:number-columns-spanned="1" table:number-rows-spanned="2">
                <text:p><text:s/>TOP2</text:p>
              </table:table-cell>
              <table:table-cell table:style-name="ce87" office:value-type="string" table:number-columns-spanned="1" table:number-rows-spanned="2">
                <text:p>0x06</text:p>
              </table:table-cell>
              <table:table-cell table:style-name="ce87" office:value-type="float" office:value="1" table:number-columns-spanned="1" table:number-rows-spanned="2">
                <text:p>1</text:p>
              </table:table-cell>
              <table:table-cell table:style-name="ce102" office:value-type="string" table:number-columns-spanned="1" table:number-rows-spanned="2">
                <text:p>RO</text:p>
              </table:table-cell>
              <table:table-cell table:style-name="ce122" office:value-type="string" table:number-columns-spanned="5" table:number-rows-spanned="1">
                <text:p><text:s/>Month of the Top build</text:p>
              </table:table-cell>
              <table:covered-table-cell table:number-columns-repeated="3" table:style-name="ce157"/>
              <table:covered-table-cell table:style-name="ce196"/>
              <table:table-cell table:style-name="ce221" table:number-columns-repeated="1007"/>
              <table:table-cell table:number-columns-repeated="5"/>
            </table:table-row>
            <table:table-row table:style-name="ro6" table:visibility="collapse">
              <table:table-cell/>
              <table:covered-table-cell table:style-name="ce9"/>
              <table:covered-table-cell table:style-name="ce34"/>
              <table:covered-table-cell table:style-name="ce55"/>
              <table:covered-table-cell table:number-columns-repeated="2" table:style-name="ce87"/>
              <table:covered-table-cell table:style-name="ce102"/>
              <table:table-cell table:style-name="ce121" office:value-type="string">
                <text:p><text:s/>DateMonth</text:p>
              </table:table-cell>
              <table:table-cell table:style-name="ce157" office:value-type="string">
                <text:p>7:0</text:p>
              </table:table-cell>
              <table:table-cell table:style-name="ce157" office:value-type="string">
                <text:p>RO</text:p>
              </table:table-cell>
              <table:table-cell table:style-name="ce157" office:value-type="string">
                <text:p>0x00</text:p>
              </table:table-cell>
              <table:table-cell table:style-name="ce196" office:value-type="string">
                <text:p>The month date of the generated bitstream.</text:p>
              </table:table-cell>
              <table:table-cell table:style-name="ce221" table:number-columns-repeated="1007"/>
              <table:table-cell table:number-columns-repeated="5"/>
            </table:table-row>
            <table:table-row table:style-name="ro9" table:visibility="collapse">
              <table:table-cell/>
              <table:covered-table-cell table:style-name="ce9"/>
              <table:covered-table-cell table:style-name="ce34"/>
              <table:table-cell table:style-name="ce57" office:value-type="string" table:number-columns-spanned="1" table:number-rows-spanned="2">
                <text:p><text:s/>TOP3</text:p>
              </table:table-cell>
              <table:table-cell table:style-name="ce89" office:value-type="string" table:number-columns-spanned="1" table:number-rows-spanned="2">
                <text:p>0x07</text:p>
              </table:table-cell>
              <table:table-cell table:style-name="ce89" office:value-type="float" office:value="1" table:number-columns-spanned="1" table:number-rows-spanned="2">
                <text:p>1</text:p>
              </table:table-cell>
              <table:table-cell table:style-name="ce104" office:value-type="string" table:number-columns-spanned="1" table:number-rows-spanned="2">
                <text:p>RO</text:p>
              </table:table-cell>
              <table:table-cell table:style-name="ce122" office:value-type="string" table:number-columns-spanned="5" table:number-rows-spanned="1">
                <text:p><text:s/>Day of the Top build</text:p>
              </table:table-cell>
              <table:covered-table-cell table:number-columns-repeated="3" table:style-name="ce157"/>
              <table:covered-table-cell table:style-name="ce196"/>
              <table:table-cell table:style-name="ce221" table:number-columns-repeated="1007"/>
              <table:table-cell table:number-columns-repeated="5"/>
            </table:table-row>
            <table:table-row table:style-name="ro6" table:visibility="collapse">
              <table:table-cell/>
              <table:covered-table-cell table:style-name="ce9"/>
              <table:covered-table-cell table:style-name="ce34"/>
              <table:covered-table-cell table:style-name="ce57"/>
              <table:covered-table-cell table:number-columns-repeated="2" table:style-name="ce89"/>
              <table:covered-table-cell table:style-name="ce104"/>
              <table:table-cell table:style-name="ce118" office:value-type="string">
                <text:p><text:s/>DateDay</text:p>
              </table:table-cell>
              <table:table-cell table:style-name="ce158" office:value-type="string">
                <text:p>7:0</text:p>
              </table:table-cell>
              <table:table-cell table:style-name="ce158" office:value-type="string">
                <text:p>RO</text:p>
              </table:table-cell>
              <table:table-cell table:style-name="ce158" office:value-type="string">
                <text:p>0x00</text:p>
              </table:table-cell>
              <table:table-cell table:style-name="ce197" office:value-type="string">
                <text:p>The day date of the generated bitstream.</text:p>
              </table:table-cell>
              <table:table-cell table:style-name="ce221" table:number-columns-repeated="1007"/>
              <table:table-cell table:number-columns-repeated="5"/>
            </table:table-row>
          </table:table-row-group>
          <table:table-row table:style-name="ro5" table:visibility="collapse">
            <table:table-cell/>
            <table:covered-table-cell table:style-name="ce9"/>
            <table:covered-table-cell table:style-name="ce34"/>
            <table:table-cell table:style-name="ce58" office:value-type="string" table:number-columns-spanned="9" table:number-rows-spanned="1">
              <text:p><text:s/>SHELL[0:3] Configuration <text:s/>Registers</text:p>
            </table:table-cell>
            <table:covered-table-cell table:number-columns-repeated="2" table:style-name="ce90"/>
            <table:covered-table-cell table:style-name="ce105"/>
            <table:covered-table-cell table:style-name="ce123"/>
            <table:covered-table-cell table:number-columns-repeated="3" table:style-name="ce160"/>
            <table:covered-table-cell table:style-name="ce200"/>
            <table:table-cell table:style-name="ce221" table:number-columns-repeated="1007"/>
            <table:table-cell table:number-columns-repeated="5"/>
          </table:table-row>
          <table:table-row-group table:display="false">
            <table:table-row table:style-name="ro5" table:visibility="collapse">
              <table:table-cell/>
              <table:covered-table-cell table:style-name="ce9"/>
              <table:covered-table-cell table:style-name="ce34"/>
              <table:table-cell table:style-name="ce59" office:value-type="string">
                <text:p><text:s/>SHELL0</text:p>
              </table:table-cell>
              <table:table-cell table:style-name="ce85" office:value-type="string">
                <text:p>0x08</text:p>
              </table:table-cell>
              <table:table-cell table:style-name="ce85"/>
              <table:table-cell table:style-name="ce100"/>
              <table:table-cell table:style-name="ce124"/>
              <table:table-cell table:style-name="ce159" table:number-columns-repeated="3"/>
              <table:table-cell table:style-name="ce199"/>
              <table:table-cell table:style-name="ce221" table:number-columns-repeated="1007"/>
              <table:table-cell table:number-columns-repeated="5"/>
            </table:table-row>
            <table:table-row table:style-name="ro5" table:visibility="collapse">
              <table:table-cell/>
              <table:covered-table-cell table:style-name="ce9"/>
              <table:covered-table-cell table:style-name="ce34"/>
              <table:table-cell table:style-name="ce56" office:value-type="string">
                <text:p><text:s/>SHELL1</text:p>
              </table:table-cell>
              <table:table-cell table:style-name="ce88" office:value-type="string">
                <text:p>0x09</text:p>
              </table:table-cell>
              <table:table-cell table:style-name="ce88"/>
              <table:table-cell table:style-name="ce103"/>
              <table:table-cell table:style-name="ce121"/>
              <table:table-cell table:style-name="ce157" table:number-columns-repeated="3"/>
              <table:table-cell table:style-name="ce196"/>
              <table:table-cell table:style-name="ce221" table:number-columns-repeated="1007"/>
              <table:table-cell table:number-columns-repeated="5"/>
            </table:table-row>
            <table:table-row table:style-name="ro5" table:visibility="collapse">
              <table:table-cell/>
              <table:covered-table-cell table:style-name="ce9"/>
              <table:covered-table-cell table:style-name="ce34"/>
              <table:table-cell table:style-name="ce56" office:value-type="string">
                <text:p><text:s/>SHELL2</text:p>
              </table:table-cell>
              <table:table-cell table:style-name="ce88" office:value-type="string">
                <text:p>0x0A</text:p>
              </table:table-cell>
              <table:table-cell table:style-name="ce88"/>
              <table:table-cell table:style-name="ce103"/>
              <table:table-cell table:style-name="ce121"/>
              <table:table-cell table:style-name="ce157" table:number-columns-repeated="3"/>
              <table:table-cell table:style-name="ce196"/>
              <table:table-cell table:style-name="ce221" table:number-columns-repeated="1007"/>
              <table:table-cell table:number-columns-repeated="5"/>
            </table:table-row>
            <table:table-row table:style-name="ro5" table:visibility="collapse">
              <table:table-cell/>
              <table:covered-table-cell table:style-name="ce9"/>
              <table:covered-table-cell table:style-name="ce34"/>
              <table:table-cell table:style-name="ce60" office:value-type="string">
                <text:p><text:s/>SHELL3</text:p>
              </table:table-cell>
              <table:table-cell table:style-name="ce91" office:value-type="string">
                <text:p>0x0B</text:p>
              </table:table-cell>
              <table:table-cell table:style-name="ce91"/>
              <table:table-cell table:style-name="ce106"/>
              <table:table-cell table:style-name="ce118"/>
              <table:table-cell table:style-name="ce158" table:number-columns-repeated="3"/>
              <table:table-cell table:style-name="ce197"/>
              <table:table-cell table:style-name="ce221" table:number-columns-repeated="1007"/>
              <table:table-cell table:number-columns-repeated="5"/>
            </table:table-row>
          </table:table-row-group>
          <table:table-row table:style-name="ro5" table:visibility="collapse">
            <table:table-cell/>
            <table:covered-table-cell table:style-name="ce9"/>
            <table:covered-table-cell table:style-name="ce34"/>
            <table:table-cell table:style-name="ce58" office:value-type="string" table:number-columns-spanned="9" table:number-rows-spanned="1">
              <text:p><text:s/>ROLE[0:3] Configuration Registers</text:p>
            </table:table-cell>
            <table:covered-table-cell table:style-name="ce61"/>
            <table:covered-table-cell table:style-name="ce88"/>
            <table:covered-table-cell table:style-name="ce103"/>
            <table:covered-table-cell table:style-name="ce125"/>
            <table:covered-table-cell table:number-columns-repeated="3" table:style-name="ce155"/>
            <table:covered-table-cell table:style-name="ce198"/>
            <table:table-cell table:style-name="ce221" table:number-columns-repeated="1007"/>
            <table:table-cell table:number-columns-repeated="5"/>
          </table:table-row>
          <table:table-row-group table:display="false">
            <table:table-row table:style-name="ro5" table:visibility="collapse">
              <table:table-cell/>
              <table:covered-table-cell table:style-name="ce9"/>
              <table:covered-table-cell table:style-name="ce34"/>
              <table:table-cell table:style-name="ce56" office:value-type="string">
                <text:p><text:s/>ROLE0</text:p>
              </table:table-cell>
              <table:table-cell table:style-name="ce88" office:value-type="string">
                <text:p>0x0C</text:p>
              </table:table-cell>
              <table:table-cell table:style-name="ce88"/>
              <table:table-cell table:style-name="ce103"/>
              <table:table-cell table:style-name="ce126"/>
              <table:table-cell table:style-name="ce161" table:number-columns-repeated="3"/>
              <table:table-cell table:style-name="ce201"/>
              <table:table-cell table:style-name="ce221" table:number-columns-repeated="1007"/>
              <table:table-cell table:number-columns-repeated="5"/>
            </table:table-row>
            <table:table-row table:style-name="ro5" table:visibility="collapse">
              <table:table-cell/>
              <table:covered-table-cell table:style-name="ce9"/>
              <table:covered-table-cell table:style-name="ce34"/>
              <table:table-cell table:style-name="ce56" office:value-type="string">
                <text:p><text:s/>ROLE1</text:p>
              </table:table-cell>
              <table:table-cell table:style-name="ce88" office:value-type="string">
                <text:p>0x0D</text:p>
              </table:table-cell>
              <table:table-cell table:style-name="ce88"/>
              <table:table-cell table:style-name="ce103"/>
              <table:table-cell table:style-name="ce126"/>
              <table:table-cell table:style-name="ce161" table:number-columns-repeated="3"/>
              <table:table-cell table:style-name="ce201"/>
              <table:table-cell table:style-name="ce221" table:number-columns-repeated="1007"/>
              <table:table-cell table:number-columns-repeated="5"/>
            </table:table-row>
            <table:table-row table:style-name="ro5" table:visibility="collapse">
              <table:table-cell/>
              <table:covered-table-cell table:style-name="ce9"/>
              <table:covered-table-cell table:style-name="ce34"/>
              <table:table-cell table:style-name="ce56" office:value-type="string">
                <text:p><text:s/>ROLE2</text:p>
              </table:table-cell>
              <table:table-cell table:style-name="ce88" office:value-type="string">
                <text:p>0x0E</text:p>
              </table:table-cell>
              <table:table-cell table:style-name="ce88"/>
              <table:table-cell table:style-name="ce103"/>
              <table:table-cell table:style-name="ce126"/>
              <table:table-cell table:style-name="ce161" table:number-columns-repeated="3"/>
              <table:table-cell table:style-name="ce201"/>
              <table:table-cell table:style-name="ce221" table:number-columns-repeated="1007"/>
              <table:table-cell table:number-columns-repeated="5"/>
            </table:table-row>
            <table:table-row table:style-name="ro5" table:visibility="collapse">
              <table:table-cell/>
              <table:covered-table-cell table:style-name="ce10"/>
              <table:covered-table-cell table:style-name="ce35"/>
              <table:table-cell table:style-name="ce60" office:value-type="string">
                <text:p><text:s/>ROLE3</text:p>
              </table:table-cell>
              <table:table-cell table:style-name="ce91" office:value-type="string">
                <text:p>0x0F</text:p>
              </table:table-cell>
              <table:table-cell table:style-name="ce91"/>
              <table:table-cell table:style-name="ce106"/>
              <table:table-cell table:style-name="ce126"/>
              <table:table-cell table:style-name="ce161" table:number-columns-repeated="3"/>
              <table:table-cell table:style-name="ce201"/>
              <table:table-cell table:style-name="ce221" table:number-columns-repeated="1007"/>
              <table:table-cell table:number-columns-repeated="5"/>
            </table:table-row>
          </table:table-row-group>
        </table:table-row-group>
        <table:table-row table:style-name="ro1">
          <table:table-cell/>
          <table:table-cell table:style-name="ce11" table:number-columns-repeated="2"/>
          <table:table-cell table:style-name="ce61" table:number-columns-repeated="4"/>
          <table:table-cell table:style-name="ce119" table:number-columns-repeated="5"/>
          <table:table-cell table:number-columns-repeated="1012"/>
        </table:table-row>
        <table:table-row table:style-name="ro4">
          <table:table-cell table:style-name="ce1"/>
          <table:table-cell table:style-name="ce7" office:value-type="string" table:number-columns-spanned="11" table:number-rows-spanned="1">
            <text:p><text:s/>Physical Registers</text:p>
          </table:table-cell>
          <table:covered-table-cell table:style-name="ce33"/>
          <table:covered-table-cell table:style-name="ce52"/>
          <table:covered-table-cell table:number-columns-repeated="3" table:style-name="ce84"/>
          <table:covered-table-cell table:number-columns-repeated="4" table:style-name="ce113"/>
          <table:covered-table-cell table:style-name="ce192"/>
          <table:table-cell table:style-name="ce1" table:number-columns-repeated="1010"/>
          <table:table-cell table:number-columns-repeated="2"/>
        </table:table-row>
        <table:table-row-group table:display="false">
          <table:table-row table:style-name="ro4" table:visibility="collapse">
            <table:table-cell table:style-name="ce1"/>
            <table:table-cell table:style-name="ce12" office:value-type="string" table:number-columns-spanned="1" table:number-rows-spanned="20">
              <text:p>PHY</text:p>
            </table:table-cell>
            <table:table-cell table:style-name="ce36" office:value-type="string" table:number-columns-spanned="1" table:number-rows-spanned="20">
              <text:p>[0x10]</text:p>
            </table:table-cell>
            <table:table-cell table:style-name="ce53" office:value-type="string" table:number-columns-spanned="9" table:number-rows-spanned="1">
              <text:p><text:s/>Status Register</text:p>
            </table:table-cell>
            <table:covered-table-cell table:number-columns-repeated="3" table:style-name="ce84"/>
            <table:covered-table-cell table:number-columns-repeated="4" table:style-name="ce113"/>
            <table:covered-table-cell table:style-name="ce192"/>
            <table:table-cell table:style-name="ce1" table:number-columns-repeated="1010"/>
            <table:table-cell table:number-columns-repeated="2"/>
          </table:table-row>
          <table:table-row-group table:display="false">
            <table:table-row table:style-name="ro9" table:visibility="collapse">
              <table:table-cell/>
              <table:covered-table-cell table:style-name="ce13"/>
              <table:covered-table-cell table:style-name="ce37"/>
              <table:table-cell table:style-name="ce62" office:value-type="string" table:number-columns-spanned="1" table:number-rows-spanned="7">
                <text:p><text:s/>STATUS</text:p>
              </table:table-cell>
              <table:table-cell table:style-name="ce49" office:value-type="string" table:number-columns-spanned="1" table:number-rows-spanned="7">
                <text:p>0x00</text:p>
              </table:table-cell>
              <table:table-cell table:style-name="ce49" office:value-type="float" office:value="1" table:number-columns-spanned="1" table:number-rows-spanned="7">
                <text:p>1</text:p>
              </table:table-cell>
              <table:table-cell table:style-name="ce49" office:value-type="string" table:number-columns-spanned="1" table:number-rows-spanned="7">
                <text:p>RO</text:p>
              </table:table-cell>
              <table:table-cell table:style-name="ce127" office:value-type="string" table:number-columns-spanned="5" table:number-rows-spanned="1">
                <text:p><text:s/>Status of the main cores</text:p>
              </table:table-cell>
              <table:covered-table-cell table:style-name="ce162"/>
              <table:covered-table-cell table:number-columns-repeated="2" table:style-name="ce152"/>
              <table:covered-table-cell table:style-name="ce190"/>
              <table:table-cell table:style-name="ce222" table:number-columns-repeated="1007"/>
              <table:table-cell table:number-columns-repeated="5"/>
            </table:table-row>
            <table:table-row table:style-name="ro10" table:visibility="collapse">
              <table:table-cell/>
              <table:covered-table-cell table:style-name="ce14"/>
              <table:covered-table-cell table:style-name="ce38"/>
              <table:covered-table-cell table:style-name="ce63"/>
              <table:covered-table-cell table:number-columns-repeated="3" table:style-name="ce92"/>
              <table:table-cell table:style-name="ce116" office:value-type="string">
                <text:p><text:s/>MC0_InitCalibComplete</text:p>
              </table:table-cell>
              <table:table-cell table:style-name="ce157" office:value-type="float" office:value="0">
                <text:p>0</text:p>
              </table:table-cell>
              <table:table-cell table:style-name="ce157" office:value-type="string">
                <text:p>RO</text:p>
              </table:table-cell>
              <table:table-cell table:style-name="ce157" office:value-type="string">
                <text:p>0x0</text:p>
              </table:table-cell>
              <table:table-cell table:style-name="ce195" office:value-type="string">
                <text:p>When set, indicates that the initialization and calibration of the memory channel #0 are complete and that the interface is now ready to accept commands for the interface.</text:p>
              </table:table-cell>
              <table:table-cell table:style-name="ce221" table:number-columns-repeated="1007"/>
              <table:table-cell table:number-columns-repeated="5"/>
            </table:table-row>
            <table:table-row table:style-name="ro11" table:visibility="collapse">
              <table:table-cell/>
              <table:covered-table-cell table:style-name="ce14"/>
              <table:covered-table-cell table:style-name="ce38"/>
              <table:covered-table-cell table:style-name="ce63"/>
              <table:covered-table-cell table:number-columns-repeated="3" table:style-name="ce92"/>
              <table:table-cell table:style-name="ce116" office:value-type="string">
                <text:p><text:s/>MC1_InitCalibComplete</text:p>
              </table:table-cell>
              <table:table-cell table:style-name="ce157" office:value-type="float" office:value="1">
                <text:p>1</text:p>
              </table:table-cell>
              <table:table-cell table:style-name="ce157" office:value-type="string">
                <text:p>RO</text:p>
              </table:table-cell>
              <table:table-cell table:style-name="ce157" office:value-type="string">
                <text:p>0x0</text:p>
              </table:table-cell>
              <table:table-cell table:style-name="ce195" office:value-type="string">
                <text:p>When set, indicates that the initialization and calibration of the memory channel #1 are complete and that the interface is now ready to accept commands for the interface.</text:p>
              </table:table-cell>
              <table:table-cell table:style-name="ce221" table:number-columns-repeated="1007"/>
              <table:table-cell table:number-columns-repeated="5"/>
            </table:table-row>
            <table:table-row table:style-name="ro7" table:visibility="collapse">
              <table:table-cell/>
              <table:covered-table-cell table:style-name="ce14"/>
              <table:covered-table-cell table:style-name="ce38"/>
              <table:covered-table-cell table:style-name="ce63"/>
              <table:covered-table-cell table:number-columns-repeated="3" table:style-name="ce92"/>
              <table:table-cell table:style-name="ce116" office:value-type="string">
                <text:p><text:s/>ETH0_CoreReady</text:p>
              </table:table-cell>
              <table:table-cell table:style-name="ce157" office:value-type="float" office:value="2">
                <text:p>2</text:p>
              </table:table-cell>
              <table:table-cell table:style-name="ce157" office:value-type="string">
                <text:p>RO</text:p>
              </table:table-cell>
              <table:table-cell table:style-name="ce157" office:value-type="string">
                <text:p>0x0</text:p>
              </table:table-cell>
              <table:table-cell table:style-name="ce202" office:value-type="string">
                <text:p>When set, indicates that the PCS block is locked and there is no MAC remote or local fault.</text:p>
              </table:table-cell>
              <table:table-cell table:style-name="ce221" table:number-columns-repeated="1007"/>
              <table:table-cell table:number-columns-repeated="5"/>
            </table:table-row>
            <table:table-row table:style-name="ro6" table:visibility="collapse">
              <table:table-cell/>
              <table:covered-table-cell table:style-name="ce14"/>
              <table:covered-table-cell table:style-name="ce38"/>
              <table:covered-table-cell table:style-name="ce63"/>
              <table:covered-table-cell table:number-columns-repeated="3" table:style-name="ce92"/>
              <table:table-cell table:style-name="ce116" office:value-type="string">
                <text:p><text:s/>ETH0_QpllLock</text:p>
              </table:table-cell>
              <table:table-cell table:style-name="ce157" office:value-type="float" office:value="3">
                <text:p>3</text:p>
              </table:table-cell>
              <table:table-cell table:style-name="ce157" office:value-type="string">
                <text:p>RO</text:p>
              </table:table-cell>
              <table:table-cell table:style-name="ce157" office:value-type="string">
                <text:p>0x0</text:p>
              </table:table-cell>
              <table:table-cell table:style-name="ce203" office:value-type="string">
                <text:p>Lock indication from QPLL block in core.</text:p>
              </table:table-cell>
              <table:table-cell table:style-name="ce221" table:number-columns-repeated="1007"/>
              <table:table-cell table:number-columns-repeated="5"/>
            </table:table-row>
            <table:table-row table:style-name="ro7" table:visibility="collapse">
              <table:table-cell/>
              <table:covered-table-cell table:style-name="ce14"/>
              <table:covered-table-cell table:style-name="ce38"/>
              <table:covered-table-cell table:style-name="ce63"/>
              <table:covered-table-cell table:number-columns-repeated="3" table:style-name="ce92"/>
              <table:table-cell table:style-name="ce116" office:value-type="string">
                <text:p><text:s/>NTS0_CamReady</text:p>
              </table:table-cell>
              <table:table-cell table:style-name="ce157" office:value-type="string">
                <text:p>4</text:p>
              </table:table-cell>
              <table:table-cell table:style-name="ce157" office:value-type="string">
                <text:p>RO</text:p>
              </table:table-cell>
              <table:table-cell table:style-name="ce157" office:value-type="string">
                <text:p>0x0</text:p>
              </table:table-cell>
              <table:table-cell table:style-name="ce203" office:value-type="string">
                <text:p>When set, indicates that the content-addressable memory of the NTS/TOE is ready.</text:p>
              </table:table-cell>
              <table:table-cell table:style-name="ce221" table:number-columns-repeated="1007"/>
              <table:table-cell table:number-columns-repeated="5"/>
            </table:table-row>
            <table:table-row table:style-name="ro6" table:visibility="collapse">
              <table:table-cell/>
              <table:covered-table-cell table:style-name="ce14"/>
              <table:covered-table-cell table:style-name="ce38"/>
              <table:covered-table-cell table:style-name="ce63"/>
              <table:covered-table-cell table:number-columns-repeated="3" table:style-name="ce92"/>
              <table:table-cell table:style-name="ce128" office:value-type="string">
                <text:p><text:s/>Nu</text:p>
              </table:table-cell>
              <table:table-cell table:style-name="ce163" office:value-type="string">
                <text:p>7:5</text:p>
              </table:table-cell>
              <table:table-cell table:style-name="ce166" office:value-type="string">
                <text:p>RO</text:p>
              </table:table-cell>
              <table:table-cell table:style-name="ce158" office:value-type="string">
                <text:p>0x0</text:p>
              </table:table-cell>
              <table:table-cell table:style-name="ce204" office:value-type="string">
                <text:p>Not used.</text:p>
              </table:table-cell>
              <table:table-cell table:style-name="ce221" table:number-columns-repeated="1007"/>
              <table:table-cell table:number-columns-repeated="5"/>
            </table:table-row>
          </table:table-row-group>
          <table:table-row table:style-name="ro5" table:visibility="collapse">
            <table:table-cell/>
            <table:covered-table-cell table:style-name="ce14"/>
            <table:covered-table-cell table:style-name="ce38"/>
            <table:table-cell table:style-name="ce53" office:value-type="string" table:number-columns-spanned="9" table:number-rows-spanned="1">
              <text:p><text:s/>Gigabit Transceiver Control Registers</text:p>
            </table:table-cell>
            <table:covered-table-cell table:number-columns-repeated="3" table:style-name="ce92"/>
            <table:covered-table-cell table:style-name="ce128"/>
            <table:covered-table-cell table:style-name="ce163"/>
            <table:covered-table-cell table:style-name="ce166"/>
            <table:covered-table-cell table:style-name="ce158"/>
            <table:covered-table-cell table:style-name="ce204"/>
            <table:table-cell table:style-name="ce221" table:number-columns-repeated="1007"/>
            <table:table-cell table:number-columns-repeated="5"/>
          </table:table-row>
          <table:table-row-group table:display="false">
            <table:table-row table:style-name="ro9" table:visibility="collapse">
              <table:table-cell/>
              <table:covered-table-cell table:style-name="ce13"/>
              <table:covered-table-cell table:style-name="ce37"/>
              <table:table-cell table:style-name="ce64" office:value-type="string" table:number-columns-spanned="1" table:number-rows-spanned="4">
                <text:p><text:s/>GTH0</text:p>
              </table:table-cell>
              <table:table-cell table:style-name="ce49" office:value-type="string" table:number-columns-spanned="1" table:number-rows-spanned="4">
                <text:p>0x01</text:p>
              </table:table-cell>
              <table:table-cell table:style-name="ce49" office:value-type="float" office:value="1" table:number-columns-spanned="1" table:number-rows-spanned="4">
                <text:p>1</text:p>
              </table:table-cell>
              <table:table-cell table:style-name="ce49" office:value-type="string" table:number-columns-spanned="1" table:number-rows-spanned="4">
                <text:p>RW</text:p>
              </table:table-cell>
              <table:table-cell table:style-name="ce129" office:value-type="string" table:number-columns-spanned="5" table:number-rows-spanned="1">
                <text:p><text:s/>Configuration and tuning of GTH</text:p>
              </table:table-cell>
              <table:covered-table-cell table:style-name="ce162"/>
              <table:covered-table-cell table:number-columns-repeated="2" table:style-name="ce152"/>
              <table:covered-table-cell table:style-name="ce190"/>
              <table:table-cell table:style-name="ce222" table:number-columns-repeated="1007"/>
              <table:table-cell table:number-columns-repeated="5"/>
            </table:table-row>
            <table:table-row table:style-name="ro12" table:visibility="collapse">
              <table:table-cell/>
              <table:covered-table-cell table:style-name="ce14"/>
              <table:covered-table-cell table:style-name="ce38"/>
              <table:covered-table-cell table:style-name="ce63"/>
              <table:covered-table-cell table:number-columns-repeated="3" table:style-name="ce92"/>
              <table:table-cell table:style-name="ce116" office:value-type="string">
                <text:p><text:s/>GTH0_RxEqualizationMode</text:p>
              </table:table-cell>
              <table:table-cell table:style-name="ce157" office:value-type="string">
                <text:p>0</text:p>
              </table:table-cell>
              <table:table-cell table:style-name="ce157" office:value-type="string">
                <text:p>RW</text:p>
              </table:table-cell>
              <table:table-cell table:style-name="ce186" office:value-type="string">
                <text:p>0x1</text:p>
              </table:table-cell>
              <table:table-cell table:style-name="ce195" office:value-type="string">
                <text:p>Transceiver receiver equalization mode. </text:p>
                <text:p>Set to 0 to enable decision feedback equalization (DFE) mode.</text:p>
                <text:p>Set to 1 to enable low-power mode (LPM). </text:p>
              </table:table-cell>
              <table:table-cell table:style-name="ce221" table:number-columns-repeated="1007"/>
              <table:table-cell table:number-columns-repeated="5"/>
            </table:table-row>
            <table:table-row table:style-name="ro9" table:visibility="collapse">
              <table:table-cell/>
              <table:covered-table-cell table:style-name="ce13"/>
              <table:covered-table-cell table:style-name="ce37"/>
              <table:covered-table-cell table:style-name="ce65"/>
              <table:covered-table-cell table:number-columns-repeated="3" table:style-name="ce93"/>
              <table:table-cell table:style-name="ce130" office:value-type="string">
                <text:p><text:s/>Nu </text:p>
              </table:table-cell>
              <table:table-cell table:style-name="ce164" office:value-type="string">
                <text:p>3:1</text:p>
              </table:table-cell>
              <table:table-cell table:style-name="ce164" office:value-type="string">
                <text:p>RW</text:p>
              </table:table-cell>
              <table:table-cell table:style-name="ce164" office:value-type="string">
                <text:p>0x0</text:p>
              </table:table-cell>
              <table:table-cell table:style-name="ce205"/>
              <table:table-cell table:style-name="ce222" table:number-columns-repeated="1007"/>
              <table:table-cell table:number-columns-repeated="5"/>
            </table:table-row>
            <table:table-row table:style-name="ro13" table:visibility="collapse">
              <table:table-cell/>
              <table:covered-table-cell table:style-name="ce13"/>
              <table:covered-table-cell table:style-name="ce37"/>
              <table:covered-table-cell table:style-name="ce65"/>
              <table:covered-table-cell table:number-columns-repeated="3" table:style-name="ce93"/>
              <table:table-cell table:style-name="ce118" office:value-type="string">
                <text:p><text:s/>GTH0_TxDriverSwing</text:p>
              </table:table-cell>
              <table:table-cell table:style-name="ce165" office:value-type="string">
                <text:p>7:4</text:p>
              </table:table-cell>
              <table:table-cell table:style-name="ce166" office:value-type="string">
                <text:p>RW</text:p>
              </table:table-cell>
              <table:table-cell table:style-name="ce187" office:value-type="string">
                <text:p>0x4</text:p>
              </table:table-cell>
              <table:table-cell table:style-name="ce197" office:value-type="string">
                <text:p><text:span text:style-name="T1">Transceiver transmit driver swing. </text:span></text:p>
                <text:p><text:span text:style-name="T1">The default value of '4' corresponds to a </text:span><text:span text:style-name="T2">peak-to-peak differential voltage </text:span><text:span text:style-name="T2">of </text:span><text:span text:style-name="T1">460 mV. Refer to UG576 for other values.</text:span></text:p>
              </table:table-cell>
              <table:table-cell table:style-name="ce222" table:number-columns-repeated="1007"/>
              <table:table-cell table:number-columns-repeated="5"/>
            </table:table-row>
            <table:table-row table:style-name="ro14" table:visibility="collapse">
              <table:table-cell/>
              <table:covered-table-cell table:style-name="ce15"/>
              <table:covered-table-cell table:style-name="ce39"/>
              <table:table-cell table:style-name="ce62" office:value-type="string" table:number-columns-spanned="1" table:number-rows-spanned="2">
                <text:p><text:s/>GTH1</text:p>
              </table:table-cell>
              <table:table-cell table:style-name="ce49" office:value-type="string" table:number-columns-spanned="1" table:number-rows-spanned="2">
                <text:p>0x02</text:p>
              </table:table-cell>
              <table:table-cell table:style-name="ce49" office:value-type="float" office:value="1" table:number-columns-spanned="1" table:number-rows-spanned="2">
                <text:p>1</text:p>
              </table:table-cell>
              <table:table-cell table:style-name="ce49" office:value-type="string" table:number-columns-spanned="1" table:number-rows-spanned="2">
                <text:p>RW</text:p>
              </table:table-cell>
              <table:table-cell table:style-name="ce124" office:value-type="string">
                <text:p><text:s/>GTH0_TxPreCursor [4:0]</text:p>
              </table:table-cell>
              <table:table-cell table:style-name="ce162" office:value-type="string">
                <text:p>4:0</text:p>
              </table:table-cell>
              <table:table-cell table:style-name="ce162" office:value-type="string">
                <text:p>RW</text:p>
              </table:table-cell>
              <table:table-cell table:style-name="ce188" office:value-type="string">
                <text:p>0x05</text:p>
              </table:table-cell>
              <table:table-cell table:style-name="ce206" office:value-type="string">
                <text:p>Transmitter pre-cursor pre-emphasis control.</text:p>
                <text:p>The default value of '5' corresponds to an emphasis of 1.16 dB.</text:p>
                <text:p>Refer to UG576 for other values.</text:p>
              </table:table-cell>
              <table:table-cell table:number-columns-repeated="1012"/>
            </table:table-row>
            <table:table-row table:style-name="ro9" table:visibility="collapse">
              <table:table-cell/>
              <table:covered-table-cell table:style-name="ce13"/>
              <table:covered-table-cell table:style-name="ce37"/>
              <table:covered-table-cell table:style-name="ce66"/>
              <table:covered-table-cell table:number-columns-repeated="3" table:style-name="ce93"/>
              <table:table-cell table:style-name="ce131" office:value-type="string">
                <text:p><text:s/>Nu</text:p>
              </table:table-cell>
              <table:table-cell table:style-name="ce166" office:value-type="string">
                <text:p>7:5</text:p>
              </table:table-cell>
              <table:table-cell table:style-name="ce166" office:value-type="string">
                <text:p>RW</text:p>
              </table:table-cell>
              <table:table-cell table:style-name="ce166" office:value-type="string">
                <text:p>0x0</text:p>
              </table:table-cell>
              <table:table-cell table:style-name="ce207"/>
              <table:table-cell table:style-name="ce222" table:number-columns-repeated="1007"/>
              <table:table-cell table:number-columns-repeated="5"/>
            </table:table-row>
            <table:table-row table:style-name="ro14" table:visibility="collapse">
              <table:table-cell/>
              <table:covered-table-cell table:style-name="ce15"/>
              <table:covered-table-cell table:style-name="ce39"/>
              <table:table-cell table:style-name="ce67" office:value-type="string" table:number-columns-spanned="1" table:number-rows-spanned="2">
                <text:p><text:s/>GTH2</text:p>
              </table:table-cell>
              <table:table-cell table:style-name="ce49" office:value-type="string" table:number-columns-spanned="1" table:number-rows-spanned="2">
                <text:p>0x03</text:p>
              </table:table-cell>
              <table:table-cell table:style-name="ce49" office:value-type="float" office:value="1" table:number-columns-spanned="1" table:number-rows-spanned="2">
                <text:p>1</text:p>
              </table:table-cell>
              <table:table-cell table:style-name="ce49" office:value-type="string" table:number-columns-spanned="1" table:number-rows-spanned="2">
                <text:p>RW</text:p>
              </table:table-cell>
              <table:table-cell table:style-name="ce124" office:value-type="string">
                <text:p><text:s/>GTH0_TxPostCursor [4:0]</text:p>
              </table:table-cell>
              <table:table-cell table:style-name="ce162" office:value-type="string">
                <text:p>4:0</text:p>
              </table:table-cell>
              <table:table-cell table:style-name="ce162" office:value-type="string">
                <text:p>RW</text:p>
              </table:table-cell>
              <table:table-cell table:style-name="ce188" office:value-type="string">
                <text:p>0x05</text:p>
              </table:table-cell>
              <table:table-cell table:style-name="ce206" office:value-type="string">
                <text:p>Transmitter post-cursor pre-emphasis control.</text:p>
                <text:p>The default value of '5' corresponds to an emphasis of 1.16 dB.</text:p>
                <text:p>Refer to UG576 for other values.</text:p>
              </table:table-cell>
              <table:table-cell table:number-columns-repeated="1012"/>
            </table:table-row>
            <table:table-row table:style-name="ro9" table:visibility="collapse">
              <table:table-cell/>
              <table:covered-table-cell table:style-name="ce13"/>
              <table:covered-table-cell table:style-name="ce37"/>
              <table:covered-table-cell table:style-name="ce67"/>
              <table:covered-table-cell table:number-columns-repeated="3" table:style-name="ce93"/>
              <table:table-cell table:style-name="ce131" office:value-type="string">
                <text:p><text:s/>Nu</text:p>
              </table:table-cell>
              <table:table-cell table:style-name="ce166" office:value-type="string">
                <text:p>7:5</text:p>
              </table:table-cell>
              <table:table-cell table:style-name="ce166" office:value-type="string">
                <text:p>RW</text:p>
              </table:table-cell>
              <table:table-cell table:style-name="ce166" office:value-type="string">
                <text:p>0x0</text:p>
              </table:table-cell>
              <table:table-cell table:style-name="ce207"/>
              <table:table-cell table:style-name="ce222" table:number-columns-repeated="1007"/>
              <table:table-cell table:number-columns-repeated="5"/>
            </table:table-row>
          </table:table-row-group>
          <table:table-row table:style-name="ro5" table:visibility="collapse">
            <table:table-cell/>
            <table:covered-table-cell table:style-name="ce16"/>
            <table:covered-table-cell table:style-name="ce40"/>
            <table:table-cell table:style-name="ce53" office:value-type="string" table:number-columns-spanned="9" table:number-rows-spanned="1">
              <text:p><text:s/>Spare Registers</text:p>
            </table:table-cell>
            <table:covered-table-cell table:number-columns-repeated="3" table:style-name="ce93"/>
            <table:covered-table-cell table:style-name="ce131"/>
            <table:covered-table-cell table:number-columns-repeated="3" table:style-name="ce166"/>
            <table:covered-table-cell table:style-name="ce207"/>
            <table:table-cell table:style-name="ce222" table:number-columns-repeated="1007"/>
            <table:table-cell table:number-columns-repeated="5"/>
          </table:table-row>
          <table:table-row-group table:display="false">
            <table:table-row table:style-name="ro9" table:visibility="collapse">
              <table:table-cell/>
              <table:covered-table-cell table:number-columns-repeated="2" table:style-name="ce17"/>
              <table:table-cell table:style-name="ce67" office:value-type="string" table:number-columns-spanned="1" table:number-rows-spanned="2">
                <text:p><text:s/>SPARE</text:p>
              </table:table-cell>
              <table:table-cell table:style-name="ce49" office:value-type="string" table:number-columns-spanned="1" table:number-rows-spanned="2">
                <text:p>0x04-0x0F</text:p>
              </table:table-cell>
              <table:table-cell table:style-name="ce49" office:value-type="float" office:value="12" table:number-columns-spanned="1" table:number-rows-spanned="2">
                <text:p>12</text:p>
              </table:table-cell>
              <table:table-cell table:style-name="ce49" office:value-type="string" table:number-columns-spanned="1" table:number-rows-spanned="2">
                <text:p>RW</text:p>
              </table:table-cell>
              <table:table-cell table:style-name="ce132" office:value-type="string">
                <text:p><text:s/>Spare Register</text:p>
              </table:table-cell>
              <table:table-cell table:style-name="ce152" table:number-columns-repeated="3"/>
              <table:table-cell table:style-name="ce190"/>
              <table:table-cell table:style-name="ce222" table:number-columns-repeated="1007"/>
              <table:table-cell table:number-columns-repeated="5"/>
            </table:table-row>
            <table:table-row table:style-name="ro9" table:visibility="collapse">
              <table:table-cell/>
              <table:covered-table-cell table:number-columns-repeated="2" table:style-name="ce17"/>
              <table:covered-table-cell table:style-name="ce67"/>
              <table:covered-table-cell table:number-columns-repeated="3" table:style-name="ce93"/>
              <table:table-cell table:style-name="ce131" office:value-type="string">
                <text:p><text:s/>Nu</text:p>
              </table:table-cell>
              <table:table-cell table:style-name="ce166" table:number-columns-repeated="3"/>
              <table:table-cell table:style-name="ce207"/>
              <table:table-cell table:style-name="ce222" table:number-columns-repeated="1007"/>
              <table:table-cell table:number-columns-repeated="5"/>
            </table:table-row>
          </table:table-row-group>
        </table:table-row-group>
        <table:table-row table:style-name="ro1">
          <table:table-cell/>
          <table:table-cell table:style-name="ce11" table:number-columns-repeated="2"/>
          <table:table-cell table:style-name="ce61" table:number-columns-repeated="4"/>
          <table:table-cell table:style-name="ce119" table:number-columns-repeated="5"/>
          <table:table-cell table:number-columns-repeated="1012"/>
        </table:table-row>
        <table:table-row table:style-name="ro4">
          <table:table-cell table:style-name="ce1"/>
          <table:table-cell table:style-name="ce7" office:value-type="string" table:number-columns-spanned="11" table:number-rows-spanned="1">
            <text:p><text:s/>Layer 2 Registers</text:p>
          </table:table-cell>
          <table:covered-table-cell table:style-name="ce33"/>
          <table:covered-table-cell table:style-name="ce52"/>
          <table:covered-table-cell table:number-columns-repeated="3" table:style-name="ce84"/>
          <table:covered-table-cell table:number-columns-repeated="4" table:style-name="ce113"/>
          <table:covered-table-cell table:style-name="ce192"/>
          <table:table-cell table:style-name="ce1" table:number-columns-repeated="1010"/>
          <table:table-cell table:number-columns-repeated="2"/>
        </table:table-row>
        <table:table-row-group table:display="false">
          <table:table-row table:style-name="ro5" table:visibility="collapse">
            <table:table-cell/>
            <table:table-cell table:style-name="ce5" office:value-type="string" table:number-columns-spanned="1" table:number-rows-spanned="10">
              <text:p>LY2</text:p>
            </table:table-cell>
            <table:table-cell table:style-name="ce41" office:value-type="string" table:number-columns-spanned="1" table:number-rows-spanned="10">
              <text:p>[0x20]</text:p>
            </table:table-cell>
            <table:table-cell table:style-name="ce53" office:value-type="string" table:number-columns-spanned="9" table:number-rows-spanned="1">
              <text:p><text:s/>Control Register</text:p>
            </table:table-cell>
            <table:covered-table-cell table:number-columns-repeated="3" table:style-name="ce61"/>
            <table:covered-table-cell table:number-columns-repeated="5" table:style-name="ce119"/>
            <table:table-cell table:number-columns-repeated="1012"/>
          </table:table-row>
          <table:table-row-group table:display="false">
            <table:table-row table:style-name="ro9" table:visibility="collapse">
              <table:table-cell/>
              <table:covered-table-cell table:style-name="ce13"/>
              <table:covered-table-cell table:style-name="ce37"/>
              <table:table-cell table:style-name="ce62" office:value-type="string" table:number-columns-spanned="1" table:number-rows-spanned="3">
                <text:p><text:s text:c="2"/>CONTROL</text:p>
              </table:table-cell>
              <table:table-cell table:style-name="ce49" office:value-type="string" table:number-columns-spanned="1" table:number-rows-spanned="3">
                <text:p>0x00</text:p>
              </table:table-cell>
              <table:table-cell table:style-name="ce49" office:value-type="float" office:value="1" table:number-columns-spanned="1" table:number-rows-spanned="3">
                <text:p>1</text:p>
              </table:table-cell>
              <table:table-cell table:style-name="ce49" office:value-type="string" table:number-columns-spanned="1" table:number-rows-spanned="3">
                <text:p>RW</text:p>
              </table:table-cell>
              <table:table-cell table:style-name="ce133" office:value-type="string" table:number-columns-spanned="5" table:number-rows-spanned="1">
                <text:p><text:s/>Control of the layer-2 interfaces</text:p>
              </table:table-cell>
              <table:covered-table-cell table:number-columns-repeated="3" table:style-name="ce167"/>
              <table:covered-table-cell table:style-name="ce208"/>
              <table:table-cell table:number-columns-repeated="1012"/>
            </table:table-row>
            <table:table-row table:style-name="ro7" table:visibility="collapse">
              <table:table-cell/>
              <table:covered-table-cell table:style-name="ce13"/>
              <table:covered-table-cell table:style-name="ce37"/>
              <table:covered-table-cell table:number-columns-repeated="4" table:style-name="ce68"/>
              <table:table-cell table:style-name="ce116" office:value-type="string">
                <text:p><text:s/>MAC_AddressValid</text:p>
              </table:table-cell>
              <table:table-cell table:style-name="ce157" office:value-type="float" office:value="0">
                <text:p>0</text:p>
              </table:table-cell>
              <table:table-cell table:style-name="ce157" office:value-type="string">
                <text:p>RW</text:p>
              </table:table-cell>
              <table:table-cell table:style-name="ce157" office:value-type="string">
                <text:p>0x0</text:p>
              </table:table-cell>
              <table:table-cell table:style-name="ce195" office:value-type="string">
                <text:p>When set, indicates that a valid MAC address has been loaded into the MAC address register.</text:p>
              </table:table-cell>
              <table:table-cell table:number-columns-repeated="1012"/>
            </table:table-row>
            <table:table-row table:style-name="ro6" table:visibility="collapse">
              <table:table-cell/>
              <table:covered-table-cell table:style-name="ce13"/>
              <table:covered-table-cell table:style-name="ce37"/>
              <table:covered-table-cell table:number-columns-repeated="4" table:style-name="ce68"/>
              <table:table-cell table:style-name="ce128" office:value-type="string">
                <text:p><text:s/>Nu</text:p>
              </table:table-cell>
              <table:table-cell table:style-name="ce158" office:value-type="string">
                <text:p>7:1</text:p>
              </table:table-cell>
              <table:table-cell table:style-name="ce158" office:value-type="string">
                <text:p>RW</text:p>
              </table:table-cell>
              <table:table-cell table:style-name="ce158" office:value-type="string">
                <text:p>0x0</text:p>
              </table:table-cell>
              <table:table-cell table:style-name="ce204"/>
              <table:table-cell table:number-columns-repeated="1012"/>
            </table:table-row>
          </table:table-row-group>
          <table:table-row table:style-name="ro15" table:visibility="collapse">
            <table:table-cell/>
            <table:covered-table-cell table:style-name="ce13"/>
            <table:covered-table-cell table:style-name="ce37"/>
            <table:table-cell table:style-name="ce69" office:value-type="string" table:number-columns-spanned="9" table:number-rows-spanned="1">
              <text:p><text:s/>Status Register</text:p>
            </table:table-cell>
            <table:covered-table-cell table:number-columns-repeated="3" table:style-name="ce68"/>
            <table:covered-table-cell table:style-name="ce128"/>
            <table:covered-table-cell table:number-columns-repeated="3" table:style-name="ce158"/>
            <table:covered-table-cell table:style-name="ce204"/>
            <table:table-cell table:number-columns-repeated="1012"/>
          </table:table-row>
          <table:table-row-group table:display="false">
            <table:table-row table:style-name="ro9" table:visibility="collapse">
              <table:table-cell/>
              <table:covered-table-cell table:style-name="ce13"/>
              <table:covered-table-cell table:style-name="ce37"/>
              <table:table-cell table:style-name="ce62" office:value-type="string" table:number-columns-spanned="1" table:number-rows-spanned="2">
                <text:p><text:s/>STATUS</text:p>
              </table:table-cell>
              <table:table-cell table:style-name="ce49" office:value-type="string" table:number-columns-spanned="1" table:number-rows-spanned="2">
                <text:p>0x01</text:p>
              </table:table-cell>
              <table:table-cell table:style-name="ce49" office:value-type="float" office:value="1" table:number-columns-spanned="1" table:number-rows-spanned="2">
                <text:p>1</text:p>
              </table:table-cell>
              <table:table-cell table:style-name="ce49" office:value-type="string" table:number-columns-spanned="1" table:number-rows-spanned="2">
                <text:p>RO</text:p>
              </table:table-cell>
              <table:table-cell table:style-name="ce134" office:value-type="string" table:number-columns-spanned="5" table:number-rows-spanned="1">
                <text:p><text:s/>Status of the layer-2 interfaces</text:p>
              </table:table-cell>
              <table:covered-table-cell table:number-columns-repeated="3" table:style-name="ce167"/>
              <table:covered-table-cell table:style-name="ce208"/>
              <table:table-cell table:number-columns-repeated="1012"/>
            </table:table-row>
            <table:table-row table:style-name="ro6" table:visibility="collapse">
              <table:table-cell/>
              <table:covered-table-cell table:style-name="ce13"/>
              <table:covered-table-cell table:style-name="ce37"/>
              <table:covered-table-cell table:number-columns-repeated="4" table:style-name="ce68"/>
              <table:table-cell table:style-name="ce128" office:value-type="string">
                <text:p><text:s/>Nu</text:p>
              </table:table-cell>
              <table:table-cell table:style-name="ce158" office:value-type="string">
                <text:p>7:0</text:p>
              </table:table-cell>
              <table:table-cell table:style-name="ce158" office:value-type="string">
                <text:p>RO</text:p>
              </table:table-cell>
              <table:table-cell table:style-name="ce158" office:value-type="string">
                <text:p>0x0</text:p>
              </table:table-cell>
              <table:table-cell table:style-name="ce204"/>
              <table:table-cell table:number-columns-repeated="1012"/>
            </table:table-row>
          </table:table-row-group>
          <table:table-row table:style-name="ro15" table:visibility="collapse">
            <table:table-cell/>
            <table:covered-table-cell table:style-name="ce13"/>
            <table:covered-table-cell table:style-name="ce37"/>
            <table:table-cell table:style-name="ce69" office:value-type="string" table:number-columns-spanned="9" table:number-rows-spanned="1">
              <text:p><text:s/>MAC Register</text:p>
            </table:table-cell>
            <table:covered-table-cell table:number-columns-repeated="3" table:style-name="ce68"/>
            <table:covered-table-cell table:style-name="ce128"/>
            <table:covered-table-cell table:number-columns-repeated="3" table:style-name="ce158"/>
            <table:covered-table-cell table:style-name="ce204"/>
            <table:table-cell table:number-columns-repeated="1012"/>
          </table:table-row>
          <table:table-row-group table:display="false">
            <table:table-row table:style-name="ro9" table:visibility="collapse">
              <table:table-cell/>
              <table:covered-table-cell table:style-name="ce14"/>
              <table:covered-table-cell table:style-name="ce38"/>
              <table:table-cell table:style-name="ce70" office:value-type="string" table:number-columns-spanned="1" table:number-rows-spanned="2">
                <text:p><text:s/>MAC[0:5]</text:p>
              </table:table-cell>
              <table:table-cell table:style-name="ce94" office:value-type="string" table:number-columns-spanned="1" table:number-rows-spanned="2">
                <text:p>0x02</text:p>
              </table:table-cell>
              <table:table-cell table:style-name="ce94" office:value-type="float" office:value="6" table:number-columns-spanned="1" table:number-rows-spanned="2">
                <text:p>6</text:p>
              </table:table-cell>
              <table:table-cell table:style-name="ce94" office:value-type="string" table:number-columns-spanned="1" table:number-rows-spanned="2">
                <text:p>RW</text:p>
              </table:table-cell>
              <table:table-cell table:style-name="ce135" office:value-type="string" table:number-columns-spanned="5" table:number-rows-spanned="1">
                <text:p><text:s/>MAC address register</text:p>
              </table:table-cell>
              <table:covered-table-cell table:style-name="ce162"/>
              <table:covered-table-cell table:number-columns-repeated="2" table:style-name="ce152"/>
              <table:covered-table-cell table:style-name="ce190"/>
              <table:table-cell table:style-name="ce221" table:number-columns-repeated="1007"/>
              <table:table-cell table:number-columns-repeated="5"/>
            </table:table-row>
            <table:table-row table:style-name="ro16" table:visibility="collapse">
              <table:table-cell/>
              <table:covered-table-cell table:style-name="ce16"/>
              <table:covered-table-cell table:style-name="ce40"/>
              <table:covered-table-cell table:style-name="ce71"/>
              <table:covered-table-cell table:number-columns-repeated="3" table:style-name="ce95"/>
              <table:table-cell table:style-name="ce128" office:value-type="string">
                <text:p><text:s/>Address</text:p>
              </table:table-cell>
              <table:table-cell table:style-name="ce168" office:value-type="string">
                <text:p>47:0</text:p>
              </table:table-cell>
              <table:table-cell table:style-name="ce158" office:value-type="string">
                <text:p>RW</text:p>
              </table:table-cell>
              <table:table-cell table:style-name="ce158" office:value-type="string">
                <text:p>0x0</text:p>
              </table:table-cell>
              <table:table-cell table:style-name="ce209" office:value-type="string">
                <text:p>These 6 registers contain the 48-bit physical network address of the FPGA module stored in network byte ordering. Assuming a MAC address equal to “00:11:22:33:44:55”, the LY2_MAC[0] register is to be loaded with the value “00”. These register are initialized by the pervasive controller (i.e. PSoC) after the boot of the FPGA. When a valid MAC address is loaded in this register, the corresponding 'AddressValid' bit is set in the L2_STATUS register. <text:s text:c="10"/></text:p>
              </table:table-cell>
              <table:table-cell table:style-name="ce222" table:number-columns-repeated="1007"/>
              <table:table-cell table:number-columns-repeated="5"/>
            </table:table-row>
          </table:table-row-group>
        </table:table-row-group>
        <table:table-row table:style-name="ro1">
          <table:table-cell/>
          <table:table-cell table:style-name="ce11" table:number-columns-repeated="2"/>
          <table:table-cell table:style-name="ce61" table:number-columns-repeated="4"/>
          <table:table-cell table:style-name="ce119" table:number-columns-repeated="5"/>
          <table:table-cell table:number-columns-repeated="1012"/>
        </table:table-row>
        <table:table-row table:style-name="ro4">
          <table:table-cell table:style-name="ce1"/>
          <table:table-cell table:style-name="ce7" office:value-type="string" table:number-columns-spanned="11" table:number-rows-spanned="1">
            <text:p><text:s/>Layer 3 Registers</text:p>
          </table:table-cell>
          <table:covered-table-cell table:style-name="ce33"/>
          <table:covered-table-cell table:style-name="ce52"/>
          <table:covered-table-cell table:number-columns-repeated="3" table:style-name="ce84"/>
          <table:covered-table-cell table:number-columns-repeated="4" table:style-name="ce113"/>
          <table:covered-table-cell table:style-name="ce192"/>
          <table:table-cell table:style-name="ce1" table:number-columns-repeated="1010"/>
          <table:table-cell table:number-columns-repeated="2"/>
        </table:table-row>
        <table:table-row-group table:display="false">
          <table:table-row table:style-name="ro5" table:visibility="collapse">
            <table:table-cell/>
            <table:table-cell table:style-name="ce5" office:value-type="string" table:number-columns-spanned="1" table:number-rows-spanned="18">
              <text:p>LY3</text:p>
            </table:table-cell>
            <table:table-cell table:style-name="ce41" office:value-type="string" table:number-columns-spanned="1" table:number-rows-spanned="18">
              <text:p>[0x30]</text:p>
            </table:table-cell>
            <table:table-cell table:style-name="ce53" office:value-type="string" table:number-columns-spanned="9" table:number-rows-spanned="1">
              <text:p><text:s/>Control Register</text:p>
            </table:table-cell>
            <table:covered-table-cell table:number-columns-repeated="3" table:style-name="ce61"/>
            <table:covered-table-cell table:number-columns-repeated="5" table:style-name="ce119"/>
            <table:table-cell table:number-columns-repeated="1012"/>
          </table:table-row>
          <table:table-row-group table:display="false">
            <table:table-row table:style-name="ro9" table:visibility="collapse">
              <table:table-cell/>
              <table:covered-table-cell table:number-columns-repeated="2" table:style-name="ce11"/>
              <table:table-cell table:style-name="ce62" office:value-type="string" table:number-columns-spanned="1" table:number-rows-spanned="5">
                <text:p><text:s/>CONTROL[0:1]</text:p>
              </table:table-cell>
              <table:table-cell table:style-name="ce49" office:value-type="string" table:number-columns-spanned="1" table:number-rows-spanned="5">
                <text:p>0x00</text:p>
              </table:table-cell>
              <table:table-cell table:style-name="ce49" office:value-type="float" office:value="2" table:number-columns-spanned="1" table:number-rows-spanned="5">
                <text:p>2</text:p>
              </table:table-cell>
              <table:table-cell table:style-name="ce49" office:value-type="string" table:number-columns-spanned="1" table:number-rows-spanned="5">
                <text:p>RW</text:p>
              </table:table-cell>
              <table:table-cell table:style-name="ce133" office:value-type="string" table:number-columns-spanned="5" table:number-rows-spanned="1">
                <text:p><text:s/>Control of the layer-3 interfaces</text:p>
              </table:table-cell>
              <table:covered-table-cell table:number-columns-repeated="3" table:style-name="ce167"/>
              <table:covered-table-cell table:style-name="ce208"/>
              <table:table-cell table:number-columns-repeated="1012"/>
            </table:table-row>
            <table:table-row table:style-name="ro7" table:visibility="collapse">
              <table:table-cell/>
              <table:covered-table-cell table:number-columns-repeated="2" table:style-name="ce11"/>
              <table:covered-table-cell table:style-name="ce61"/>
              <table:covered-table-cell table:number-columns-repeated="3" table:style-name="ce68"/>
              <table:table-cell table:style-name="ce116" office:value-type="string">
                <text:p><text:s/>IP_AddressValid</text:p>
              </table:table-cell>
              <table:table-cell table:style-name="ce157" office:value-type="float" office:value="0">
                <text:p>0</text:p>
              </table:table-cell>
              <table:table-cell table:style-name="ce157" office:value-type="string">
                <text:p>RW</text:p>
              </table:table-cell>
              <table:table-cell table:style-name="ce157" office:value-type="string">
                <text:p>0x0</text:p>
              </table:table-cell>
              <table:table-cell table:style-name="ce195" office:value-type="string">
                <text:p>When set, indicates that a valid IPV4 address has been loaded into the IP address register.</text:p>
              </table:table-cell>
              <table:table-cell table:number-columns-repeated="1012"/>
            </table:table-row>
            <table:table-row table:style-name="ro7" table:visibility="collapse">
              <table:table-cell/>
              <table:covered-table-cell table:number-columns-repeated="2" table:style-name="ce11"/>
              <table:covered-table-cell table:style-name="ce61"/>
              <table:covered-table-cell table:number-columns-repeated="3" table:style-name="ce68"/>
              <table:table-cell table:style-name="ce116" office:value-type="string">
                <text:p><text:s/>SUBNET_MaskValid</text:p>
              </table:table-cell>
              <table:table-cell table:style-name="ce157" office:value-type="float" office:value="1">
                <text:p>1</text:p>
              </table:table-cell>
              <table:table-cell table:style-name="ce157" office:value-type="string">
                <text:p>RW</text:p>
              </table:table-cell>
              <table:table-cell table:style-name="ce157" office:value-type="string">
                <text:p>0x0 </text:p>
              </table:table-cell>
              <table:table-cell table:style-name="ce195" office:value-type="string">
                <text:p><text:s/>When set, indicates that a valid subnet mask has been loaded into the SUBNET mask register. <text:s text:c="2"/></text:p>
              </table:table-cell>
              <table:table-cell table:number-columns-repeated="1012"/>
            </table:table-row>
            <table:table-row table:style-name="ro7" table:visibility="collapse">
              <table:table-cell/>
              <table:covered-table-cell table:number-columns-repeated="2" table:style-name="ce11"/>
              <table:covered-table-cell table:number-columns-repeated="4" table:style-name="ce61"/>
              <table:table-cell table:style-name="ce116" office:value-type="string">
                <text:p><text:s/>GATEWAY_AddrValid</text:p>
              </table:table-cell>
              <table:table-cell table:style-name="ce157" office:value-type="float" office:value="2">
                <text:p>2</text:p>
              </table:table-cell>
              <table:table-cell table:style-name="ce157" office:value-type="string">
                <text:p>RW</text:p>
              </table:table-cell>
              <table:table-cell table:style-name="ce157" office:value-type="string">
                <text:p>0x0</text:p>
              </table:table-cell>
              <table:table-cell table:style-name="ce195" office:value-type="string">
                <text:p><text:s/>When set, indicates that a valid default gateway address has been loaded into the GATEWAY address register. <text:s text:c="2"/></text:p>
              </table:table-cell>
              <table:table-cell table:number-columns-repeated="1012"/>
            </table:table-row>
            <table:table-row table:style-name="ro6" table:visibility="collapse">
              <table:table-cell/>
              <table:covered-table-cell table:number-columns-repeated="2" table:style-name="ce11"/>
              <table:covered-table-cell table:number-columns-repeated="4" table:style-name="ce61"/>
              <table:table-cell table:style-name="ce128" office:value-type="string">
                <text:p><text:s/>Nu</text:p>
              </table:table-cell>
              <table:table-cell table:style-name="ce158" office:value-type="string">
                <text:p>15:3</text:p>
              </table:table-cell>
              <table:table-cell table:style-name="ce158" office:value-type="string">
                <text:p>RO</text:p>
              </table:table-cell>
              <table:table-cell table:style-name="ce158" office:value-type="string">
                <text:p>0x0</text:p>
              </table:table-cell>
              <table:table-cell table:style-name="ce204"/>
              <table:table-cell table:number-columns-repeated="1012"/>
            </table:table-row>
          </table:table-row-group>
          <table:table-row table:style-name="ro15" table:visibility="collapse">
            <table:table-cell/>
            <table:covered-table-cell table:number-columns-repeated="2" table:style-name="ce11"/>
            <table:table-cell table:style-name="ce69" office:value-type="string" table:number-columns-spanned="9" table:number-rows-spanned="1">
              <text:p><text:s/>Status Register</text:p>
            </table:table-cell>
            <table:covered-table-cell table:number-columns-repeated="3" table:style-name="ce61"/>
            <table:covered-table-cell table:style-name="ce128"/>
            <table:covered-table-cell table:number-columns-repeated="3" table:style-name="ce158"/>
            <table:covered-table-cell table:style-name="ce204"/>
            <table:table-cell table:number-columns-repeated="1012"/>
          </table:table-row>
          <table:table-row-group table:display="false">
            <table:table-row table:style-name="ro9" table:visibility="collapse">
              <table:table-cell/>
              <table:covered-table-cell table:number-columns-repeated="2" table:style-name="ce11"/>
              <table:table-cell table:style-name="ce62" office:value-type="string" table:number-columns-spanned="1" table:number-rows-spanned="2">
                <text:p><text:s/>STATUS[0:1]</text:p>
              </table:table-cell>
              <table:table-cell table:style-name="ce49" office:value-type="string" table:number-columns-spanned="1" table:number-rows-spanned="2">
                <text:p>0x02</text:p>
              </table:table-cell>
              <table:table-cell table:style-name="ce49" office:value-type="float" office:value="2" table:number-columns-spanned="1" table:number-rows-spanned="2">
                <text:p>2</text:p>
              </table:table-cell>
              <table:table-cell table:style-name="ce49" office:value-type="string" table:number-columns-spanned="1" table:number-rows-spanned="2">
                <text:p>RO</text:p>
              </table:table-cell>
              <table:table-cell table:style-name="ce133" office:value-type="string" table:number-columns-spanned="5" table:number-rows-spanned="1">
                <text:p><text:s/>Status of the layer-3 interfaces</text:p>
              </table:table-cell>
              <table:covered-table-cell table:number-columns-repeated="3" table:style-name="ce167"/>
              <table:covered-table-cell table:style-name="ce208"/>
              <table:table-cell table:number-columns-repeated="1012"/>
            </table:table-row>
            <table:table-row table:style-name="ro9" table:visibility="collapse">
              <table:table-cell/>
              <table:covered-table-cell table:number-columns-repeated="2" table:style-name="ce11"/>
              <table:covered-table-cell table:style-name="ce61"/>
              <table:covered-table-cell table:number-columns-repeated="3" table:style-name="ce49"/>
              <table:table-cell table:style-name="ce118" office:value-type="string">
                <text:p><text:s/>Nu</text:p>
              </table:table-cell>
              <table:table-cell table:style-name="ce165" office:value-type="string">
                <text:p>15:0</text:p>
              </table:table-cell>
              <table:table-cell table:style-name="ce166" office:value-type="string">
                <text:p>RO</text:p>
              </table:table-cell>
              <table:table-cell table:style-name="ce166" office:value-type="string">
                <text:p>0x0</text:p>
              </table:table-cell>
              <table:table-cell table:style-name="ce210"/>
              <table:table-cell table:number-columns-repeated="1012"/>
            </table:table-row>
          </table:table-row-group>
          <table:table-row table:style-name="ro15" table:visibility="collapse">
            <table:table-cell/>
            <table:covered-table-cell table:number-columns-repeated="2" table:style-name="ce11"/>
            <table:table-cell table:style-name="ce69" office:value-type="string" table:number-columns-spanned="9" table:number-rows-spanned="1">
              <text:p><text:s/>IPv4 Register</text:p>
            </table:table-cell>
            <table:covered-table-cell table:number-columns-repeated="3" table:style-name="ce49"/>
            <table:covered-table-cell table:style-name="ce126"/>
            <table:covered-table-cell table:style-name="ce169"/>
            <table:covered-table-cell table:number-columns-repeated="2" table:style-name="ce181"/>
            <table:covered-table-cell table:style-name="ce211"/>
            <table:table-cell table:number-columns-repeated="1012"/>
          </table:table-row>
          <table:table-row-group table:display="false">
            <table:table-row table:style-name="ro9" table:visibility="collapse">
              <table:table-cell/>
              <table:covered-table-cell table:number-columns-repeated="2" table:style-name="ce11"/>
              <table:table-cell table:style-name="ce62" office:value-type="string" table:number-columns-spanned="1" table:number-rows-spanned="2">
                <text:p><text:s/>IPv4[0:3] </text:p>
              </table:table-cell>
              <table:table-cell table:style-name="ce49" office:value-type="string" table:number-columns-spanned="1" table:number-rows-spanned="2">
                <text:p>0x04</text:p>
              </table:table-cell>
              <table:table-cell table:style-name="ce49" office:value-type="float" office:value="4" table:number-columns-spanned="1" table:number-rows-spanned="2">
                <text:p>4</text:p>
              </table:table-cell>
              <table:table-cell table:style-name="ce49" office:value-type="string" table:number-columns-spanned="1" table:number-rows-spanned="2">
                <text:p>RW</text:p>
              </table:table-cell>
              <table:table-cell table:style-name="ce135" office:value-type="string" table:number-columns-spanned="5" table:number-rows-spanned="1">
                <text:p><text:s/>Ipv4 address register</text:p>
              </table:table-cell>
              <table:covered-table-cell table:number-columns-repeated="3" table:style-name="ce167"/>
              <table:covered-table-cell table:style-name="ce208"/>
              <table:table-cell table:number-columns-repeated="1012"/>
            </table:table-row>
            <table:table-row table:style-name="ro17" table:visibility="collapse">
              <table:table-cell/>
              <table:covered-table-cell table:number-columns-repeated="2" table:style-name="ce11"/>
              <table:covered-table-cell table:style-name="ce72"/>
              <table:covered-table-cell table:number-columns-repeated="3" table:style-name="ce49"/>
              <table:table-cell table:style-name="ce128" office:value-type="string">
                <text:p><text:s/>Address</text:p>
              </table:table-cell>
              <table:table-cell table:style-name="ce168" office:value-type="string">
                <text:p>31:0</text:p>
              </table:table-cell>
              <table:table-cell table:style-name="ce158" office:value-type="string">
                <text:p>RW</text:p>
              </table:table-cell>
              <table:table-cell table:style-name="ce158" office:value-type="string">
                <text:p>0x0</text:p>
              </table:table-cell>
              <table:table-cell table:style-name="ce209" office:value-type="string">
                <text:p>These 4 registers contain the 32-bit IPv4 address of the FPGA module stored in network byte ordering. Assuming an IP address equal to “192.168.1.2”, the LY3_IP[0] register is to be loaded with “192”. These registers are initialized by the pervasive controller (i.e. PSoC) after the boot of the FPGA. When a valid IPv4 address is loaded in this register, the corresponding 'IP_AddressValid' bit is set in the L3_CONTROL register. <text:s text:c="3"/></text:p>
              </table:table-cell>
              <table:table-cell table:number-columns-repeated="1012"/>
            </table:table-row>
          </table:table-row-group>
          <table:table-row table:style-name="ro18" table:visibility="collapse">
            <table:table-cell/>
            <table:covered-table-cell table:number-columns-repeated="2" table:style-name="ce18"/>
            <table:table-cell table:style-name="ce69" office:value-type="string" table:number-columns-spanned="9" table:number-rows-spanned="1">
              <text:p><text:s/>Sub-Net Mask Register</text:p>
            </table:table-cell>
            <table:covered-table-cell table:number-columns-repeated="3" table:style-name="ce92"/>
            <table:covered-table-cell table:number-columns-repeated="5" table:style-name="ce119"/>
            <table:table-cell table:style-name="ce221" table:number-columns-repeated="1007"/>
            <table:table-cell table:number-columns-repeated="5"/>
          </table:table-row>
          <table:table-row-group table:display="false">
            <table:table-row table:style-name="ro18" table:visibility="collapse">
              <table:table-cell/>
              <table:covered-table-cell table:number-columns-repeated="2" table:style-name="ce18"/>
              <table:table-cell table:style-name="ce73" office:value-type="string" table:number-columns-spanned="1" table:number-rows-spanned="2">
                <text:p><text:s/>SUBNET[0:3]</text:p>
              </table:table-cell>
              <table:table-cell table:style-name="ce49" office:value-type="string" table:number-columns-spanned="1" table:number-rows-spanned="2">
                <text:p>0x08</text:p>
              </table:table-cell>
              <table:table-cell table:style-name="ce49" office:value-type="float" office:value="4" table:number-columns-spanned="1" table:number-rows-spanned="2">
                <text:p>4</text:p>
              </table:table-cell>
              <table:table-cell table:style-name="ce49" office:value-type="string" table:number-columns-spanned="1" table:number-rows-spanned="2">
                <text:p>RW</text:p>
              </table:table-cell>
              <table:table-cell table:style-name="ce136" office:value-type="string">
                <text:p><text:s/>SUBNET <text:s/>Mask register</text:p>
              </table:table-cell>
              <table:table-cell table:style-name="ce167" table:number-columns-repeated="2"/>
              <table:table-cell table:style-name="ce189"/>
              <table:table-cell table:style-name="ce212"/>
              <table:table-cell table:style-name="ce221" table:number-columns-repeated="1007"/>
              <table:table-cell table:number-columns-repeated="5"/>
            </table:table-row>
            <table:table-row table:style-name="ro19" table:visibility="collapse">
              <table:table-cell/>
              <table:covered-table-cell table:style-name="ce17"/>
              <table:covered-table-cell table:style-name="ce18"/>
              <table:covered-table-cell table:style-name="ce74"/>
              <table:covered-table-cell table:number-columns-repeated="3" table:style-name="ce49"/>
              <table:table-cell table:style-name="ce137" office:value-type="string">
                <text:p><text:s/>Mask</text:p>
              </table:table-cell>
              <table:table-cell table:style-name="ce168" office:value-type="string">
                <text:p>31:0</text:p>
              </table:table-cell>
              <table:table-cell table:style-name="ce158" office:value-type="string">
                <text:p>RW</text:p>
              </table:table-cell>
              <table:table-cell table:style-name="ce175" office:value-type="string">
                <text:p>0xFFFF0000</text:p>
              </table:table-cell>
              <table:table-cell table:style-name="ce209" office:value-type="string">
                <text:p>These 4 registers contain the 32-bit subnet mask used to subdivide the network into smaller chunks. This subnet mask is stored in network byte ordering. Assuming an IP subnet mask equal to “255.255.255.0”, the LY3_SUBNET[3] register is to be loaded with “0”. These registers are initialized by the pervasive controller (i.e. PSoC) after the boot of the FPGA. When a valid subnet mask is loaded in this register, the corresponding 'SUBNET_MaskValid' bit is set in the L3_CONTROL register. <text:s text:c="4"/></text:p>
              </table:table-cell>
              <table:table-cell table:style-name="ce221" table:number-columns-repeated="1007"/>
              <table:table-cell table:number-columns-repeated="5"/>
            </table:table-row>
          </table:table-row-group>
          <table:table-row table:style-name="ro19" table:visibility="collapse">
            <table:table-cell/>
            <table:covered-table-cell table:style-name="ce17"/>
            <table:covered-table-cell table:style-name="ce18"/>
            <table:table-cell table:style-name="ce69" office:value-type="string" table:number-columns-spanned="9" table:number-rows-spanned="1">
              <text:p><text:s/>Gateway Address Register</text:p>
            </table:table-cell>
            <table:covered-table-cell table:number-columns-repeated="3" table:style-name="ce49"/>
            <table:covered-table-cell table:style-name="ce137"/>
            <table:covered-table-cell table:style-name="ce168"/>
            <table:covered-table-cell table:style-name="ce158"/>
            <table:covered-table-cell table:style-name="ce175"/>
            <table:covered-table-cell table:style-name="ce209"/>
            <table:table-cell table:style-name="ce221" table:number-columns-repeated="1007"/>
            <table:table-cell table:number-columns-repeated="5"/>
          </table:table-row>
          <table:table-row-group table:display="false">
            <table:table-row table:style-name="ro18" table:visibility="collapse">
              <table:table-cell/>
              <table:covered-table-cell table:style-name="ce17"/>
              <table:covered-table-cell table:style-name="ce18"/>
              <table:table-cell table:style-name="ce70" office:value-type="string" table:number-columns-spanned="1" table:number-rows-spanned="2">
                <text:p><text:s/>GATEWAY[0:3]</text:p>
              </table:table-cell>
              <table:table-cell table:style-name="ce49" office:value-type="string" table:number-columns-spanned="1" table:number-rows-spanned="2">
                <text:p>0x0C</text:p>
              </table:table-cell>
              <table:table-cell table:style-name="ce49" office:value-type="float" office:value="4" table:number-columns-spanned="1" table:number-rows-spanned="2">
                <text:p>4</text:p>
              </table:table-cell>
              <table:table-cell table:style-name="ce49" office:value-type="string" table:number-columns-spanned="1" table:number-rows-spanned="2">
                <text:p>RW</text:p>
              </table:table-cell>
              <table:table-cell table:style-name="ce136" office:value-type="string" table:number-columns-spanned="5" table:number-rows-spanned="1">
                <text:p><text:s/>GATEWAY Address register</text:p>
              </table:table-cell>
              <table:covered-table-cell table:number-columns-repeated="2" table:style-name="ce167"/>
              <table:covered-table-cell table:style-name="ce189"/>
              <table:covered-table-cell table:style-name="ce212"/>
              <table:table-cell table:style-name="ce221" table:number-columns-repeated="1007"/>
              <table:table-cell table:number-columns-repeated="5"/>
            </table:table-row>
            <table:table-row table:style-name="ro20" table:visibility="collapse">
              <table:table-cell/>
              <table:covered-table-cell table:style-name="ce17"/>
              <table:covered-table-cell table:style-name="ce18"/>
              <table:covered-table-cell table:style-name="ce75"/>
              <table:covered-table-cell table:number-columns-repeated="3" table:style-name="ce93"/>
              <table:table-cell table:style-name="ce128" office:value-type="string">
                <text:p><text:s/>Address</text:p>
              </table:table-cell>
              <table:table-cell table:style-name="ce168" office:value-type="string">
                <text:p>31:0</text:p>
              </table:table-cell>
              <table:table-cell table:style-name="ce158" office:value-type="string">
                <text:p>RW</text:p>
              </table:table-cell>
              <table:table-cell table:style-name="ce175" office:value-type="string">
                <text:p>0x0A0C00FE</text:p>
              </table:table-cell>
              <table:table-cell table:style-name="ce209" office:value-type="string">
                <text:p>These 4 registers contain the 32-bit IPv4 address of the default gateway stored in network byte ordering. Assuming that the IPv4 address of the default gateway is equal to “10.12.0.254”, the LY3_GATEWAY[0] register is to be loaded with “10”. These registers are initialized by the pervasive controller (i.e. PSoC) after the boot of the FPGA. When a valid gateway address is loaded in this register, the corresponding 'GATEWAY_AddressValid' bit is set in the L3_CONTROL register. <text:s/></text:p>
              </table:table-cell>
              <table:table-cell table:style-name="ce221" table:number-columns-repeated="1007"/>
              <table:table-cell table:number-columns-repeated="5"/>
            </table:table-row>
          </table:table-row-group>
        </table:table-row-group>
        <table:table-row table:style-name="ro18">
          <table:table-cell/>
          <table:table-cell table:style-name="ce18" table:number-columns-repeated="2"/>
          <table:table-cell table:style-name="ce63"/>
          <table:table-cell table:style-name="ce92" table:number-columns-repeated="3"/>
          <table:table-cell table:number-columns-repeated="5"/>
          <table:table-cell table:style-name="ce221" table:number-columns-repeated="1007"/>
          <table:table-cell table:number-columns-repeated="5"/>
        </table:table-row>
        <table:table-row table:style-name="ro4">
          <table:table-cell table:style-name="ce1"/>
          <table:table-cell table:style-name="ce7" office:value-type="string" table:number-columns-spanned="11" table:number-rows-spanned="1">
            <text:p><text:s/>Role Registers</text:p>
          </table:table-cell>
          <table:covered-table-cell table:style-name="ce33"/>
          <table:covered-table-cell table:style-name="ce52"/>
          <table:covered-table-cell table:number-columns-repeated="3" table:style-name="ce84"/>
          <table:covered-table-cell table:number-columns-repeated="4" table:style-name="ce113"/>
          <table:covered-table-cell table:style-name="ce192"/>
          <table:table-cell table:style-name="ce1" table:number-columns-repeated="1010"/>
          <table:table-cell table:number-columns-repeated="2"/>
        </table:table-row>
        <table:table-row-group table:display="false">
          <table:table-row table:style-name="ro4" table:visibility="collapse">
            <table:table-cell table:style-name="ce2"/>
            <table:table-cell table:style-name="ce19" office:value-type="string" table:number-columns-spanned="1" table:number-rows-spanned="6">
              <text:p>ROLE</text:p>
            </table:table-cell>
            <table:table-cell table:style-name="ce42" office:value-type="string" table:number-columns-spanned="1" table:number-rows-spanned="6">
              <text:p>[0x40]</text:p>
            </table:table-cell>
            <table:table-cell table:style-name="ce53" office:value-type="string" table:number-columns-spanned="9" table:number-rows-spanned="1">
              <text:p><text:s/>MailBox Read Register</text:p>
            </table:table-cell>
            <table:covered-table-cell table:number-columns-repeated="3" table:style-name="ce96"/>
            <table:covered-table-cell table:number-columns-repeated="5" table:style-name="ce138"/>
            <table:table-cell table:style-name="ce2" table:number-columns-repeated="1010"/>
            <table:table-cell table:style-name="ce224" table:number-columns-repeated="2"/>
          </table:table-row>
          <table:table-row-group table:display="false">
            <table:table-row table:style-name="ro4" table:visibility="collapse">
              <table:table-cell table:style-name="ce2"/>
              <table:covered-table-cell table:style-name="ce20"/>
              <table:covered-table-cell table:style-name="ce43"/>
              <table:table-cell table:style-name="ce76" office:value-type="string" table:number-columns-spanned="1" table:number-rows-spanned="2">
                <text:p><text:s/>RDREG[0:1]</text:p>
              </table:table-cell>
              <table:table-cell table:style-name="ce97" office:value-type="string" table:number-columns-spanned="1" table:number-rows-spanned="2">
                <text:p>0x00</text:p>
              </table:table-cell>
              <table:table-cell table:style-name="ce97" office:value-type="float" office:value="2" table:number-columns-spanned="1" table:number-rows-spanned="2">
                <text:p>2</text:p>
              </table:table-cell>
              <table:table-cell table:style-name="ce107" office:value-type="string" table:number-columns-spanned="1" table:number-rows-spanned="2">
                <text:p>RO</text:p>
              </table:table-cell>
              <table:table-cell table:style-name="ce139" office:value-type="string" table:number-columns-spanned="5" table:number-rows-spanned="1">
                <text:p><text:s/>Mailbox Read Register </text:p>
              </table:table-cell>
              <table:covered-table-cell table:number-columns-repeated="3" table:style-name="ce170"/>
              <table:covered-table-cell table:style-name="ce213"/>
              <table:table-cell table:style-name="ce2" table:number-columns-repeated="1010"/>
              <table:table-cell table:style-name="ce224" table:number-columns-repeated="2"/>
            </table:table-row>
            <table:table-row table:style-name="ro4" table:visibility="collapse">
              <table:table-cell table:style-name="ce2"/>
              <table:covered-table-cell table:style-name="ce20"/>
              <table:covered-table-cell table:style-name="ce43"/>
              <table:covered-table-cell table:style-name="ce77"/>
              <table:covered-table-cell table:number-columns-repeated="2" table:style-name="ce98"/>
              <table:covered-table-cell table:style-name="ce108"/>
              <table:table-cell table:style-name="ce140" office:value-type="string">
                <text:p>Data</text:p>
              </table:table-cell>
              <table:table-cell table:style-name="ce171" office:value-type="string">
                <text:p>15:0</text:p>
              </table:table-cell>
              <table:table-cell table:style-name="ce182" office:value-type="string">
                <text:p>RO</text:p>
              </table:table-cell>
              <table:table-cell table:style-name="ce182" office:value-type="string">
                <text:p>0x0000</text:p>
              </table:table-cell>
              <table:table-cell table:style-name="ce214"/>
              <table:table-cell table:style-name="ce2" table:number-columns-repeated="1010"/>
              <table:table-cell table:style-name="ce224" table:number-columns-repeated="2"/>
            </table:table-row>
          </table:table-row-group>
          <table:table-row table:style-name="ro4" table:visibility="collapse">
            <table:table-cell table:style-name="ce2"/>
            <table:covered-table-cell table:style-name="ce20"/>
            <table:covered-table-cell table:style-name="ce43"/>
            <table:table-cell table:style-name="ce53" office:value-type="string" table:number-columns-spanned="9" table:number-rows-spanned="1">
              <text:p><text:s/>MailBox Write Register</text:p>
            </table:table-cell>
            <table:covered-table-cell table:number-columns-repeated="3" table:style-name="ce96"/>
            <table:covered-table-cell table:number-columns-repeated="5" table:style-name="ce138"/>
            <table:table-cell table:style-name="ce2" table:number-columns-repeated="1010"/>
            <table:table-cell table:style-name="ce224" table:number-columns-repeated="2"/>
          </table:table-row>
          <table:table-row-group table:display="false">
            <table:table-row table:style-name="ro4" table:visibility="collapse">
              <table:table-cell table:style-name="ce2"/>
              <table:covered-table-cell table:style-name="ce20"/>
              <table:covered-table-cell table:style-name="ce43"/>
              <table:table-cell table:style-name="ce76" office:value-type="string" table:number-columns-spanned="1" table:number-rows-spanned="2">
                <text:p><text:s/>WRREG[0:1]</text:p>
              </table:table-cell>
              <table:table-cell table:style-name="ce97" office:value-type="string" table:number-columns-spanned="1" table:number-rows-spanned="2">
                <text:p>0x02</text:p>
              </table:table-cell>
              <table:table-cell table:style-name="ce97" office:value-type="float" office:value="2" table:number-columns-spanned="1" table:number-rows-spanned="2">
                <text:p>2</text:p>
              </table:table-cell>
              <table:table-cell table:style-name="ce107" office:value-type="string" table:number-columns-spanned="1" table:number-rows-spanned="2">
                <text:p>WO</text:p>
              </table:table-cell>
              <table:table-cell table:style-name="ce139" office:value-type="string" table:number-columns-spanned="5" table:number-rows-spanned="1">
                <text:p><text:s/>Mailbox Write Register </text:p>
              </table:table-cell>
              <table:covered-table-cell table:number-columns-repeated="3" table:style-name="ce170"/>
              <table:covered-table-cell table:style-name="ce213"/>
              <table:table-cell table:style-name="ce2" table:number-columns-repeated="1010"/>
              <table:table-cell table:style-name="ce224" table:number-columns-repeated="2"/>
            </table:table-row>
            <table:table-row table:style-name="ro4" table:visibility="collapse">
              <table:table-cell table:style-name="ce2"/>
              <table:covered-table-cell table:style-name="ce20"/>
              <table:covered-table-cell table:style-name="ce43"/>
              <table:covered-table-cell table:style-name="ce77"/>
              <table:covered-table-cell table:number-columns-repeated="2" table:style-name="ce98"/>
              <table:covered-table-cell table:style-name="ce108"/>
              <table:table-cell table:style-name="ce140" office:value-type="string">
                <text:p>Data</text:p>
              </table:table-cell>
              <table:table-cell table:style-name="ce171" office:value-type="string">
                <text:p>15:0</text:p>
              </table:table-cell>
              <table:table-cell table:style-name="ce182" office:value-type="string">
                <text:p>RO</text:p>
              </table:table-cell>
              <table:table-cell table:style-name="ce182" office:value-type="string">
                <text:p>0x0000</text:p>
              </table:table-cell>
              <table:table-cell table:style-name="ce214"/>
              <table:table-cell table:style-name="ce2" table:number-columns-repeated="1010"/>
              <table:table-cell table:style-name="ce224" table:number-columns-repeated="2"/>
            </table:table-row>
          </table:table-row-group>
        </table:table-row-group>
        <table:table-row table:style-name="ro1">
          <table:table-cell/>
          <table:table-cell table:style-name="ce17"/>
          <table:table-cell table:style-name="ce44"/>
          <table:table-cell table:style-name="ce78"/>
          <table:table-cell table:style-name="ce93" table:number-columns-repeated="3"/>
          <table:table-cell table:style-name="ce141"/>
          <table:table-cell table:style-name="ce172" table:number-columns-repeated="3"/>
          <table:table-cell table:style-name="ce141"/>
          <table:table-cell table:style-name="ce223" table:number-columns-repeated="1007"/>
          <table:table-cell table:number-columns-repeated="5"/>
        </table:table-row>
        <table:table-row table:style-name="ro4">
          <table:table-cell table:style-name="ce1"/>
          <table:table-cell table:style-name="ce7" office:value-type="string" table:number-columns-spanned="11" table:number-rows-spanned="1">
            <text:p><text:s/>Reserved Registers Bank #1</text:p>
          </table:table-cell>
          <table:covered-table-cell table:style-name="ce33"/>
          <table:covered-table-cell table:style-name="ce52"/>
          <table:covered-table-cell table:number-columns-repeated="3" table:style-name="ce84"/>
          <table:covered-table-cell table:number-columns-repeated="4" table:style-name="ce113"/>
          <table:covered-table-cell table:style-name="ce192"/>
          <table:table-cell table:style-name="ce1" table:number-columns-repeated="1010"/>
          <table:table-cell table:number-columns-repeated="2"/>
        </table:table-row>
        <table:table-row-group table:display="false">
          <table:table-row table:style-name="ro5" table:visibility="collapse">
            <table:table-cell/>
            <table:table-cell table:style-name="ce21" office:value-type="string" table:number-columns-spanned="1" table:number-rows-spanned="3">
              <text:p>RES1</text:p>
            </table:table-cell>
            <table:table-cell table:style-name="ce45" office:value-type="string" table:number-columns-spanned="1" table:number-rows-spanned="3">
              <text:p>[0x50]</text:p>
            </table:table-cell>
            <table:table-cell table:style-name="ce53" office:value-type="string" table:number-columns-spanned="9" table:number-rows-spanned="1">
              <text:p><text:s/>Spare Registers</text:p>
            </table:table-cell>
            <table:covered-table-cell table:number-columns-repeated="3" table:style-name="ce93"/>
            <table:covered-table-cell table:style-name="ce141"/>
            <table:covered-table-cell table:number-columns-repeated="3" table:style-name="ce172"/>
            <table:covered-table-cell table:style-name="ce141"/>
            <table:table-cell table:style-name="ce223" table:number-columns-repeated="1007"/>
            <table:table-cell table:number-columns-repeated="5"/>
          </table:table-row>
          <table:table-row-group table:display="false">
            <table:table-row table:style-name="ro9" table:visibility="collapse">
              <table:table-cell/>
              <table:covered-table-cell table:number-columns-repeated="2" table:style-name="ce22"/>
              <table:table-cell table:style-name="ce67" office:value-type="string" table:number-columns-spanned="1" table:number-rows-spanned="2">
                <text:p><text:s/>SPARE</text:p>
              </table:table-cell>
              <table:table-cell table:style-name="ce49" office:value-type="string" table:number-columns-spanned="1" table:number-rows-spanned="2">
                <text:p>0x00-0x0F</text:p>
              </table:table-cell>
              <table:table-cell table:style-name="ce49" office:value-type="float" office:value="16" table:number-columns-spanned="1" table:number-rows-spanned="2">
                <text:p>16</text:p>
              </table:table-cell>
              <table:table-cell table:style-name="ce49" office:value-type="string" table:number-columns-spanned="1" table:number-rows-spanned="2">
                <text:p>RW</text:p>
              </table:table-cell>
              <table:table-cell table:style-name="ce142" office:value-type="string" table:number-columns-spanned="5" table:number-rows-spanned="1">
                <text:p><text:s/>Spare Register</text:p>
              </table:table-cell>
              <table:covered-table-cell table:number-columns-repeated="3" table:style-name="ce152"/>
              <table:covered-table-cell table:style-name="ce190"/>
              <table:table-cell table:style-name="ce222" table:number-columns-repeated="1007"/>
              <table:table-cell table:number-columns-repeated="5"/>
            </table:table-row>
            <table:table-row table:style-name="ro9" table:visibility="collapse">
              <table:table-cell/>
              <table:covered-table-cell table:number-columns-repeated="2" table:style-name="ce22"/>
              <table:covered-table-cell table:style-name="ce67"/>
              <table:covered-table-cell table:number-columns-repeated="3" table:style-name="ce93"/>
              <table:table-cell table:style-name="ce131" office:value-type="string">
                <text:p><text:s/>Nu</text:p>
              </table:table-cell>
              <table:table-cell table:style-name="ce166" table:number-columns-repeated="3"/>
              <table:table-cell table:style-name="ce207"/>
              <table:table-cell table:style-name="ce222" table:number-columns-repeated="1007"/>
              <table:table-cell table:number-columns-repeated="5"/>
            </table:table-row>
          </table:table-row-group>
        </table:table-row-group>
        <table:table-row table:style-name="ro9">
          <table:table-cell/>
          <table:table-cell table:style-name="Default" table:number-columns-repeated="11"/>
          <table:table-cell table:number-columns-repeated="1012"/>
        </table:table-row>
        <table:table-row table:style-name="ro4">
          <table:table-cell table:style-name="ce1"/>
          <table:table-cell table:style-name="ce7" office:value-type="string" table:number-columns-spanned="11" table:number-rows-spanned="1">
            <text:p><text:s/>Reserved Registers Bank #2</text:p>
          </table:table-cell>
          <table:covered-table-cell table:style-name="ce33"/>
          <table:covered-table-cell table:style-name="ce52"/>
          <table:covered-table-cell table:number-columns-repeated="3" table:style-name="ce84"/>
          <table:covered-table-cell table:number-columns-repeated="4" table:style-name="ce113"/>
          <table:covered-table-cell table:style-name="ce192"/>
          <table:table-cell table:style-name="ce1" table:number-columns-repeated="1010"/>
          <table:table-cell table:number-columns-repeated="2"/>
        </table:table-row>
        <table:table-row-group table:display="false">
          <table:table-row table:style-name="ro5" table:visibility="collapse">
            <table:table-cell/>
            <table:table-cell table:style-name="ce21" office:value-type="string" table:number-columns-spanned="1" table:number-rows-spanned="3">
              <text:p>RES2</text:p>
            </table:table-cell>
            <table:table-cell table:style-name="ce45" office:value-type="string" table:number-columns-spanned="1" table:number-rows-spanned="3">
              <text:p>[0x60]</text:p>
            </table:table-cell>
            <table:table-cell table:style-name="ce53" office:value-type="string" table:number-columns-spanned="9" table:number-rows-spanned="1">
              <text:p><text:s/>Spare Registers</text:p>
            </table:table-cell>
            <table:covered-table-cell table:number-columns-repeated="3" table:style-name="ce93"/>
            <table:covered-table-cell table:style-name="ce141"/>
            <table:covered-table-cell table:number-columns-repeated="3" table:style-name="ce172"/>
            <table:covered-table-cell table:style-name="ce141"/>
            <table:table-cell table:style-name="ce223" table:number-columns-repeated="1007"/>
            <table:table-cell table:number-columns-repeated="5"/>
          </table:table-row>
          <table:table-row-group table:display="false">
            <table:table-row table:style-name="ro9" table:visibility="collapse">
              <table:table-cell/>
              <table:covered-table-cell table:number-columns-repeated="2" table:style-name="Default"/>
              <table:table-cell table:style-name="ce67" office:value-type="string" table:number-columns-spanned="1" table:number-rows-spanned="2">
                <text:p><text:s/>SPARE</text:p>
              </table:table-cell>
              <table:table-cell table:style-name="ce49" office:value-type="string" table:number-columns-spanned="1" table:number-rows-spanned="2">
                <text:p>0x00-0x0F</text:p>
              </table:table-cell>
              <table:table-cell table:style-name="ce49" office:value-type="float" office:value="16" table:number-columns-spanned="1" table:number-rows-spanned="2">
                <text:p>16</text:p>
              </table:table-cell>
              <table:table-cell table:style-name="ce49" office:value-type="string" table:number-columns-spanned="1" table:number-rows-spanned="2">
                <text:p>RW</text:p>
              </table:table-cell>
              <table:table-cell table:style-name="ce142" office:value-type="string" table:number-columns-spanned="5" table:number-rows-spanned="1">
                <text:p><text:s/>Spare Register</text:p>
              </table:table-cell>
              <table:covered-table-cell table:number-columns-repeated="3" table:style-name="ce152"/>
              <table:covered-table-cell table:style-name="ce190"/>
              <table:table-cell table:number-columns-repeated="1012"/>
            </table:table-row>
            <table:table-row table:style-name="ro9" table:visibility="collapse">
              <table:table-cell/>
              <table:covered-table-cell table:number-columns-repeated="2" table:style-name="Default"/>
              <table:covered-table-cell table:style-name="ce67"/>
              <table:covered-table-cell table:number-columns-repeated="3" table:style-name="ce93"/>
              <table:table-cell table:style-name="ce131" office:value-type="string">
                <text:p><text:s/>Nu</text:p>
              </table:table-cell>
              <table:table-cell table:style-name="ce166" table:number-columns-repeated="3"/>
              <table:table-cell table:style-name="ce207"/>
              <table:table-cell table:number-columns-repeated="1012"/>
            </table:table-row>
          </table:table-row-group>
        </table:table-row-group>
        <table:table-row table:style-name="ro9">
          <table:table-cell/>
          <table:table-cell table:style-name="Default" table:number-columns-repeated="11"/>
          <table:table-cell table:number-columns-repeated="1012"/>
        </table:table-row>
        <table:table-row table:style-name="ro1">
          <table:table-cell/>
          <table:table-cell table:style-name="ce7" office:value-type="string" table:number-columns-spanned="11" table:number-rows-spanned="1">
            <text:p><text:s/>Diagnostic Registers</text:p>
          </table:table-cell>
          <table:covered-table-cell table:number-columns-repeated="10" table:style-name="Default"/>
          <table:table-cell table:number-columns-repeated="1012"/>
        </table:table-row>
        <table:table-row-group>
          <table:table-row table:style-name="ro5">
            <table:table-cell/>
            <table:table-cell table:style-name="ce21" office:value-type="string" table:number-columns-spanned="1" table:number-rows-spanned="27">
              <text:p>DIAG</text:p>
            </table:table-cell>
            <table:table-cell table:style-name="ce21" office:value-type="string" table:number-columns-spanned="1" table:number-rows-spanned="27">
              <text:p>[0x70]</text:p>
            </table:table-cell>
            <table:table-cell table:style-name="ce53" office:value-type="string" table:number-columns-spanned="9" table:number-rows-spanned="1">
              <text:p><text:s/>Scratch Pad Register</text:p>
            </table:table-cell>
            <table:covered-table-cell table:number-columns-repeated="8" table:style-name="Default"/>
            <table:table-cell table:number-columns-repeated="1012"/>
          </table:table-row>
          <table:table-row-group table:display="false">
            <table:table-row table:style-name="ro9" table:visibility="collapse">
              <table:table-cell/>
              <table:covered-table-cell table:number-columns-repeated="2" table:style-name="ce23"/>
              <table:table-cell table:style-name="ce62" office:value-type="string" table:number-columns-spanned="1" table:number-rows-spanned="2">
                <text:p><text:s/>SCRATCH[0:3]</text:p>
              </table:table-cell>
              <table:table-cell table:style-name="ce49" office:value-type="string" table:number-columns-spanned="1" table:number-rows-spanned="2">
                <text:p>0x00</text:p>
              </table:table-cell>
              <table:table-cell table:style-name="ce49" office:value-type="float" office:value="4" table:number-columns-spanned="1" table:number-rows-spanned="2">
                <text:p>4</text:p>
              </table:table-cell>
              <table:table-cell table:style-name="ce49" office:value-type="string" table:number-columns-spanned="1" table:number-rows-spanned="2">
                <text:p>RW</text:p>
              </table:table-cell>
              <table:table-cell table:style-name="ce135" office:value-type="string" table:number-columns-spanned="5" table:number-rows-spanned="1">
                <text:p><text:s/>Scratch Register</text:p>
              </table:table-cell>
              <table:covered-table-cell table:style-name="ce162"/>
              <table:covered-table-cell table:number-columns-repeated="2" table:style-name="ce152"/>
              <table:covered-table-cell table:style-name="ce190"/>
              <table:table-cell table:number-columns-repeated="1012"/>
            </table:table-row>
            <table:table-row table:style-name="ro6" table:visibility="collapse">
              <table:table-cell/>
              <table:covered-table-cell table:number-columns-repeated="2" table:style-name="ce23"/>
              <table:covered-table-cell table:number-columns-repeated="4" table:style-name="ce26"/>
              <table:table-cell table:style-name="ce128" office:value-type="string">
                <text:p><text:s/>Data</text:p>
              </table:table-cell>
              <table:table-cell table:style-name="ce168" office:value-type="string">
                <text:p>31:0</text:p>
              </table:table-cell>
              <table:table-cell table:style-name="ce158" office:value-type="string">
                <text:p>RW</text:p>
              </table:table-cell>
              <table:table-cell table:style-name="ce158" office:value-type="string">
                <text:p>0x0</text:p>
              </table:table-cell>
              <table:table-cell table:style-name="ce197" office:value-type="string">
                <text:p>Scratch registers. No function. <text:s text:c="5"/></text:p>
              </table:table-cell>
              <table:table-cell table:number-columns-repeated="1012"/>
            </table:table-row>
          </table:table-row-group>
          <table:table-row table:style-name="ro5">
            <table:table-cell/>
            <table:covered-table-cell table:number-columns-repeated="2" table:style-name="ce23"/>
            <table:table-cell table:style-name="ce53" office:value-type="string" table:number-columns-spanned="9" table:number-rows-spanned="1">
              <text:p><text:s/>Control Register #1</text:p>
            </table:table-cell>
            <table:covered-table-cell table:number-columns-repeated="3" table:style-name="ce26"/>
            <table:covered-table-cell table:style-name="ce143"/>
            <table:covered-table-cell table:style-name="ce173"/>
            <table:covered-table-cell table:number-columns-repeated="2" table:style-name="ce183"/>
            <table:covered-table-cell table:style-name="ce215"/>
            <table:table-cell table:number-columns-repeated="1012"/>
          </table:table-row>
          <table:table-row-group>
            <table:table-row table:style-name="ro9">
              <table:table-cell/>
              <table:covered-table-cell table:number-columns-repeated="2" table:style-name="ce23"/>
              <table:table-cell table:style-name="ce62" office:value-type="string" table:number-columns-spanned="1" table:number-rows-spanned="7">
                <text:p><text:s/>CTRL_1</text:p>
              </table:table-cell>
              <table:table-cell table:style-name="ce49" office:value-type="string" table:number-columns-spanned="1" table:number-rows-spanned="7">
                <text:p>0x05</text:p>
              </table:table-cell>
              <table:table-cell table:style-name="ce49" office:value-type="float" office:value="1" table:number-columns-spanned="1" table:number-rows-spanned="7">
                <text:p>1</text:p>
              </table:table-cell>
              <table:table-cell table:style-name="ce49" office:value-type="string" table:number-columns-spanned="1" table:number-rows-spanned="7">
                <text:p>RW</text:p>
              </table:table-cell>
              <table:table-cell table:style-name="ce142" office:value-type="string" table:number-columns-spanned="5" table:number-rows-spanned="1">
                <text:p><text:s/>Control Register #1</text:p>
              </table:table-cell>
              <table:covered-table-cell table:number-columns-repeated="3" table:style-name="ce152"/>
              <table:covered-table-cell table:style-name="ce190"/>
              <table:table-cell table:number-columns-repeated="1012"/>
            </table:table-row>
            <table:table-row table:style-name="ro8">
              <table:table-cell/>
              <table:covered-table-cell table:number-columns-repeated="2" table:style-name="ce23"/>
              <table:covered-table-cell table:number-columns-repeated="4" table:style-name="Default"/>
              <table:table-cell table:style-name="ce130" office:value-type="string">
                <text:p><text:s/>ETH0_PcsLoopbackEn</text:p>
              </table:table-cell>
              <table:table-cell table:style-name="ce164" office:value-type="float" office:value="0">
                <text:p>0</text:p>
              </table:table-cell>
              <table:table-cell table:style-name="ce164" office:value-type="string">
                <text:p>RW</text:p>
              </table:table-cell>
              <table:table-cell table:style-name="ce164" office:value-type="string">
                <text:p>0x0</text:p>
              </table:table-cell>
              <table:table-cell table:style-name="ce202" office:value-type="string">
                <text:p>Set to 1 to enable near-end transceiver serial loopback. When set, data are looped back internally to the PCS and no data is is present on the serial link.</text:p>
                <text:p>When reset, the PHY operates in default transmit/receive mode.</text:p>
              </table:table-cell>
              <table:table-cell table:number-columns-repeated="1012"/>
            </table:table-row>
            <table:table-row table:style-name="ro8">
              <table:table-cell/>
              <table:covered-table-cell table:number-columns-repeated="2" table:style-name="ce23"/>
              <table:covered-table-cell table:number-columns-repeated="4" table:style-name="Default"/>
              <table:table-cell table:style-name="ce116" office:value-type="string">
                <text:p><text:s/>ETH0_MacLoopbackEn</text:p>
              </table:table-cell>
              <table:table-cell table:style-name="ce157" office:value-type="float" office:value="1">
                <text:p>1</text:p>
              </table:table-cell>
              <table:table-cell table:style-name="ce157" office:value-type="string">
                <text:p>RW</text:p>
              </table:table-cell>
              <table:table-cell table:style-name="ce157" office:value-type="string">
                <text:p>0x0</text:p>
              </table:table-cell>
              <table:table-cell table:style-name="ce202" office:value-type="string">
                <text:p>Set to 1 to enable far-end FiFo parallel loopback. When set, frames received by the MAC Rx FiFo are looped back to the MAC Tx FiFo for re-transmission on the serial link. </text:p>
                <text:p>When reset, the MAC operates in default transmit/receive mode.</text:p>
              </table:table-cell>
              <table:table-cell table:number-columns-repeated="1012"/>
            </table:table-row>
            <table:table-row table:style-name="ro11">
              <table:table-cell/>
              <table:covered-table-cell table:number-columns-repeated="2" table:style-name="ce23"/>
              <table:covered-table-cell table:number-columns-repeated="4" table:style-name="Default"/>
              <table:table-cell table:style-name="ce130" office:value-type="string">
                <text:p><text:s/>ETH0_MacAddrSwapEn</text:p>
              </table:table-cell>
              <table:table-cell table:style-name="ce164" office:value-type="float" office:value="2">
                <text:p>2</text:p>
              </table:table-cell>
              <table:table-cell table:style-name="ce164" office:value-type="string">
                <text:p>RW</text:p>
              </table:table-cell>
              <table:table-cell table:style-name="ce164" office:value-type="string">
                <text:p>0x0</text:p>
              </table:table-cell>
              <table:table-cell table:style-name="ce202" office:value-type="string">
                <text:p>Set to 1 to enable the swapping between the source and destination MAC addresses during the transmission of outgoing frames. </text:p>
                <text:p>When reset, the MAC operates in default transmit/receive mode.</text:p>
              </table:table-cell>
              <table:table-cell table:style-name="ce222" table:number-columns-repeated="1007"/>
              <table:table-cell table:number-columns-repeated="5"/>
            </table:table-row>
            <table:table-row table:style-name="ro9">
              <table:table-cell/>
              <table:covered-table-cell table:number-columns-repeated="2" table:style-name="ce23"/>
              <table:covered-table-cell table:number-columns-repeated="2" table:style-name="Default"/>
              <table:covered-table-cell table:number-columns-repeated="2" table:style-name="ce93"/>
              <table:table-cell table:style-name="ce130" office:value-type="string">
                <text:p><text:s/>Nu</text:p>
              </table:table-cell>
              <table:table-cell table:style-name="ce164" office:value-type="float" office:value="3">
                <text:p>3</text:p>
              </table:table-cell>
              <table:table-cell table:style-name="ce164" office:value-type="string">
                <text:p>RW</text:p>
              </table:table-cell>
              <table:table-cell table:style-name="ce164" office:value-type="string">
                <text:p>0x0</text:p>
              </table:table-cell>
              <table:table-cell table:style-name="ce216"/>
              <table:table-cell table:style-name="ce222" table:number-columns-repeated="1007"/>
              <table:table-cell table:number-columns-repeated="5"/>
            </table:table-row>
            <table:table-row table:style-name="ro21">
              <table:table-cell/>
              <table:covered-table-cell table:number-columns-repeated="2" table:style-name="ce24"/>
              <table:covered-table-cell table:style-name="ce63"/>
              <table:covered-table-cell table:number-columns-repeated="3" table:style-name="ce92"/>
              <table:table-cell table:style-name="ce144" office:value-type="string">
                <text:p><text:s/>MC0_MemTestCtrl</text:p>
              </table:table-cell>
              <table:table-cell table:style-name="ce174" office:value-type="string">
                <text:p>5:4</text:p>
              </table:table-cell>
              <table:table-cell table:style-name="ce174" office:value-type="string">
                <text:p>RW</text:p>
              </table:table-cell>
              <table:table-cell table:style-name="ce174" office:value-type="string">
                <text:p>0x0</text:p>
              </table:table-cell>
              <table:table-cell table:style-name="ce217" office:value-type="string">
                <text:p>Control for the test of the memory channel #0.</text:p>
                <text:p><text:s text:c="4"/>[00] Stops the test.</text:p>
                <text:p><text:s text:c="4"/>[01] Run the test once.</text:p>
                <text:p><text:s text:c="4"/>[10] Run the test continuously.</text:p>
                <text:p><text:s text:c="4"/>[11] Reserved</text:p>
              </table:table-cell>
              <table:table-cell table:style-name="ce221" table:number-columns-repeated="1007"/>
              <table:table-cell table:number-columns-repeated="5"/>
            </table:table-row>
            <table:table-row table:style-name="ro21">
              <table:table-cell/>
              <table:covered-table-cell table:number-columns-repeated="2" table:style-name="ce23"/>
              <table:covered-table-cell table:number-columns-repeated="2" table:style-name="Default"/>
              <table:covered-table-cell table:number-columns-repeated="2" table:style-name="ce93"/>
              <table:table-cell table:style-name="ce145" office:value-type="string">
                <text:p><text:s/>MC1_MemTestCtrl</text:p>
              </table:table-cell>
              <table:table-cell table:style-name="ce175" office:value-type="string">
                <text:p>7:6</text:p>
              </table:table-cell>
              <table:table-cell table:style-name="ce175" office:value-type="string">
                <text:p>RW</text:p>
              </table:table-cell>
              <table:table-cell table:style-name="ce175" office:value-type="string">
                <text:p>0x0</text:p>
              </table:table-cell>
              <table:table-cell table:style-name="ce218" office:value-type="string">
                <text:p>Control for the test of the memory channel #1.</text:p>
                <text:p><text:s text:c="4"/>[00] Stops the test.</text:p>
                <text:p><text:s text:c="4"/>[01] Run the test once.</text:p>
                <text:p><text:s text:c="4"/>[10] Run the test continuously.</text:p>
                <text:p><text:s text:c="4"/>[11] Reserved</text:p>
              </table:table-cell>
              <table:table-cell table:style-name="ce222" table:number-columns-repeated="1007"/>
              <table:table-cell table:number-columns-repeated="5"/>
            </table:table-row>
          </table:table-row-group>
          <table:table-row table:style-name="ro18">
            <table:table-cell/>
            <table:covered-table-cell table:style-name="ce25"/>
            <table:covered-table-cell table:style-name="ce17"/>
            <table:table-cell table:style-name="ce53" office:value-type="string" table:number-columns-spanned="9" table:number-rows-spanned="1">
              <text:p><text:s/>Status Register #1</text:p>
            </table:table-cell>
            <table:covered-table-cell table:number-columns-repeated="3" table:style-name="ce93"/>
            <table:covered-table-cell table:number-columns-repeated="5" table:style-name="Default"/>
            <table:table-cell table:style-name="ce222" table:number-columns-repeated="1007"/>
            <table:table-cell table:number-columns-repeated="5"/>
          </table:table-row>
          <table:table-row-group table:display="false">
            <table:table-row table:style-name="ro18" table:visibility="collapse">
              <table:table-cell/>
              <table:covered-table-cell table:number-columns-repeated="2" table:style-name="Default"/>
              <table:table-cell table:style-name="ce62" office:value-type="string" table:number-columns-spanned="1" table:number-rows-spanned="7">
                <text:p><text:s/>STAT_1</text:p>
              </table:table-cell>
              <table:table-cell table:style-name="ce49" office:value-type="string" table:number-columns-spanned="1" table:number-rows-spanned="7">
                <text:p>0x06</text:p>
              </table:table-cell>
              <table:table-cell table:style-name="ce49" office:value-type="float" office:value="1" table:number-columns-spanned="1" table:number-rows-spanned="7">
                <text:p>1</text:p>
              </table:table-cell>
              <table:table-cell table:style-name="ce49" office:value-type="string" table:number-columns-spanned="1" table:number-rows-spanned="7">
                <text:p>RO</text:p>
              </table:table-cell>
              <table:table-cell table:style-name="ce142" office:value-type="string" table:number-columns-spanned="5" table:number-rows-spanned="1">
                <text:p><text:s/>Status Register #1</text:p>
              </table:table-cell>
              <table:covered-table-cell table:number-columns-repeated="3" table:style-name="ce176"/>
              <table:covered-table-cell table:style-name="ce219"/>
              <table:table-cell table:number-columns-repeated="1012"/>
            </table:table-row>
            <table:table-row table:style-name="ro18" table:visibility="collapse">
              <table:table-cell/>
              <table:covered-table-cell table:style-name="ce25"/>
              <table:covered-table-cell table:style-name="ce17"/>
              <table:covered-table-cell table:style-name="ce65"/>
              <table:covered-table-cell table:style-name="ce93"/>
              <table:covered-table-cell table:number-columns-repeated="2" table:style-name="Default"/>
              <table:table-cell table:style-name="ce146" office:value-type="string">
                <text:p><text:s/>Nu</text:p>
              </table:table-cell>
              <table:table-cell table:style-name="ce164" office:value-type="float" office:value="0">
                <text:p>0</text:p>
              </table:table-cell>
              <table:table-cell table:style-name="ce164" office:value-type="string">
                <text:p>RW</text:p>
              </table:table-cell>
              <table:table-cell table:style-name="ce164" office:value-type="string">
                <text:p>0x0</text:p>
              </table:table-cell>
              <table:table-cell table:style-name="ce216"/>
              <table:table-cell table:style-name="ce222" table:number-columns-repeated="1007"/>
              <table:table-cell table:number-columns-repeated="5"/>
            </table:table-row>
            <table:table-row table:style-name="ro18" table:visibility="collapse">
              <table:table-cell/>
              <table:covered-table-cell table:style-name="ce25"/>
              <table:covered-table-cell table:style-name="ce17"/>
              <table:covered-table-cell table:style-name="ce65"/>
              <table:covered-table-cell table:style-name="ce93"/>
              <table:covered-table-cell table:number-columns-repeated="2" table:style-name="Default"/>
              <table:table-cell table:style-name="ce146" office:value-type="string">
                <text:p><text:s/>Nu</text:p>
              </table:table-cell>
              <table:table-cell table:style-name="ce164" office:value-type="float" office:value="1">
                <text:p>1</text:p>
              </table:table-cell>
              <table:table-cell table:style-name="ce164" office:value-type="string">
                <text:p>RW</text:p>
              </table:table-cell>
              <table:table-cell table:style-name="ce164" office:value-type="string">
                <text:p>0x0</text:p>
              </table:table-cell>
              <table:table-cell table:style-name="ce216"/>
              <table:table-cell table:style-name="ce222" table:number-columns-repeated="1007"/>
              <table:table-cell table:number-columns-repeated="5"/>
            </table:table-row>
            <table:table-row table:style-name="ro18" table:visibility="collapse">
              <table:table-cell/>
              <table:covered-table-cell table:style-name="ce25"/>
              <table:covered-table-cell table:style-name="ce17"/>
              <table:covered-table-cell table:style-name="ce65"/>
              <table:covered-table-cell table:style-name="ce93"/>
              <table:covered-table-cell table:number-columns-repeated="2" table:style-name="Default"/>
              <table:table-cell table:style-name="ce146" office:value-type="string">
                <text:p><text:s/>Nu</text:p>
              </table:table-cell>
              <table:table-cell table:style-name="ce164" office:value-type="float" office:value="2">
                <text:p>2</text:p>
              </table:table-cell>
              <table:table-cell table:style-name="ce164" office:value-type="string">
                <text:p>RW</text:p>
              </table:table-cell>
              <table:table-cell table:style-name="ce164" office:value-type="string">
                <text:p>0x0</text:p>
              </table:table-cell>
              <table:table-cell table:style-name="ce216"/>
              <table:table-cell table:style-name="ce222" table:number-columns-repeated="1007"/>
              <table:table-cell table:number-columns-repeated="5"/>
            </table:table-row>
            <table:table-row table:style-name="ro18" table:visibility="collapse">
              <table:table-cell/>
              <table:covered-table-cell table:style-name="ce25"/>
              <table:covered-table-cell table:style-name="ce17"/>
              <table:covered-table-cell table:style-name="ce65"/>
              <table:covered-table-cell table:number-columns-repeated="3" table:style-name="ce93"/>
              <table:table-cell table:style-name="ce146" office:value-type="string">
                <text:p><text:s/>Nu</text:p>
              </table:table-cell>
              <table:table-cell table:style-name="ce164" office:value-type="float" office:value="3">
                <text:p>3</text:p>
              </table:table-cell>
              <table:table-cell table:style-name="ce164" office:value-type="string">
                <text:p>RW</text:p>
              </table:table-cell>
              <table:table-cell table:style-name="ce164" office:value-type="string">
                <text:p>0x0</text:p>
              </table:table-cell>
              <table:table-cell table:style-name="ce216"/>
              <table:table-cell table:style-name="ce222" table:number-columns-repeated="1007"/>
              <table:table-cell table:number-columns-repeated="5"/>
            </table:table-row>
            <table:table-row table:style-name="ro21" table:visibility="collapse">
              <table:table-cell/>
              <table:covered-table-cell table:style-name="Default"/>
              <table:covered-table-cell table:style-name="ce17"/>
              <table:covered-table-cell table:style-name="Default"/>
              <table:covered-table-cell table:style-name="ce93" office:value-type="string">
                <text:p>0x05</text:p>
              </table:covered-table-cell>
              <table:covered-table-cell table:number-columns-repeated="2" table:style-name="ce92"/>
              <table:table-cell table:style-name="ce147" office:value-type="string">
                <text:p><text:s/>MC0_MemTestStat</text:p>
              </table:table-cell>
              <table:table-cell table:style-name="ce177" office:value-type="string">
                <text:p>5:4</text:p>
              </table:table-cell>
              <table:table-cell table:style-name="ce184" office:value-type="string">
                <text:p>RW</text:p>
              </table:table-cell>
              <table:table-cell table:style-name="ce184" office:value-type="string">
                <text:p>0x0</text:p>
              </table:table-cell>
              <table:table-cell table:style-name="ce217" office:value-type="string">
                <text:p>Status of the test on the memory channel #0.</text:p>
                <text:p><text:s text:c="4"/>[0X] The test is stopped.</text:p>
                <text:p><text:s text:c="4"/>[X0] The test is error free. </text:p>
                <text:p><text:s text:c="4"/>[1X] The test is running. </text:p>
                <text:p><text:s text:c="4"/>[X1] The test is reporting an error.</text:p>
              </table:table-cell>
              <table:table-cell table:style-name="ce222" table:number-columns-repeated="1007"/>
              <table:table-cell table:number-columns-repeated="5"/>
            </table:table-row>
            <table:table-row table:style-name="ro22" table:visibility="collapse">
              <table:table-cell/>
              <table:covered-table-cell table:number-columns-repeated="2" table:style-name="ce17"/>
              <table:covered-table-cell table:style-name="Default"/>
              <table:covered-table-cell table:number-columns-repeated="3" table:style-name="ce93"/>
              <table:table-cell table:style-name="ce148" office:value-type="string">
                <text:p><text:s/>MC1_MemTestStat</text:p>
              </table:table-cell>
              <table:table-cell table:style-name="ce178" office:value-type="string">
                <text:p>7:6</text:p>
              </table:table-cell>
              <table:table-cell table:style-name="ce185" office:value-type="string">
                <text:p>RW</text:p>
              </table:table-cell>
              <table:table-cell table:style-name="ce185" office:value-type="string">
                <text:p>0x0</text:p>
              </table:table-cell>
              <table:table-cell table:style-name="ce218" office:value-type="string">
                <text:p>Status of the test on the memory channel #1.</text:p>
                <text:p><text:s text:c="4"/>[0X] The test is stopped.</text:p>
                <text:p><text:s text:c="4"/>[X0] The test is error free. </text:p>
                <text:p><text:s text:c="4"/>[1X] The test is running. </text:p>
                <text:p><text:s text:c="4"/>[X1] The test is reporting an error.</text:p>
              </table:table-cell>
              <table:table-cell table:style-name="ce222" table:number-columns-repeated="1007"/>
              <table:table-cell table:number-columns-repeated="5"/>
            </table:table-row>
          </table:table-row-group>
          <table:table-row table:style-name="ro5">
            <table:table-cell/>
            <table:covered-table-cell table:number-columns-repeated="2" table:style-name="ce17"/>
            <table:table-cell table:style-name="ce53" office:value-type="string" table:number-columns-spanned="9" table:number-rows-spanned="1">
              <text:p><text:s/>Control Register #2</text:p>
            </table:table-cell>
            <table:covered-table-cell table:number-columns-repeated="3" table:style-name="ce93"/>
            <table:covered-table-cell table:number-columns-repeated="5" table:style-name="Default"/>
            <table:table-cell table:style-name="ce222" table:number-columns-repeated="1007"/>
            <table:table-cell table:number-columns-repeated="5"/>
          </table:table-row>
          <table:table-row-group>
            <table:table-row table:style-name="ro9">
              <table:table-cell/>
              <table:covered-table-cell table:number-columns-repeated="2" table:style-name="Default"/>
              <table:table-cell table:style-name="ce62" office:value-type="string" table:number-columns-spanned="1" table:number-rows-spanned="7">
                <text:p><text:s/>CTRL_2</text:p>
              </table:table-cell>
              <table:table-cell table:style-name="ce49" office:value-type="string" table:number-columns-spanned="1" table:number-rows-spanned="7">
                <text:p>0x07</text:p>
              </table:table-cell>
              <table:table-cell table:style-name="ce49" office:value-type="float" office:value="1" table:number-columns-spanned="1" table:number-rows-spanned="7">
                <text:p>1</text:p>
              </table:table-cell>
              <table:table-cell table:style-name="ce49" office:value-type="string" table:number-columns-spanned="1" table:number-rows-spanned="7">
                <text:p>RW</text:p>
              </table:table-cell>
              <table:table-cell table:style-name="ce142" office:value-type="string" table:number-columns-spanned="5" table:number-rows-spanned="1">
                <text:p><text:s/>Control Register #2</text:p>
              </table:table-cell>
              <table:covered-table-cell table:number-columns-repeated="3" table:style-name="ce176"/>
              <table:covered-table-cell table:style-name="ce219"/>
              <table:table-cell table:number-columns-repeated="1012"/>
            </table:table-row>
            <table:table-row table:style-name="ro23">
              <table:table-cell/>
              <table:covered-table-cell table:number-columns-repeated="6" table:style-name="Default"/>
              <table:table-cell table:style-name="ce149" office:value-type="string">
                <text:p><text:s/>ROLE_UdpEchoCtrl</text:p>
              </table:table-cell>
              <table:table-cell table:style-name="ce177" office:value-type="string">
                <text:p>1:0</text:p>
              </table:table-cell>
              <table:table-cell table:style-name="ce184" office:value-type="string">
                <text:p>RW</text:p>
              </table:table-cell>
              <table:table-cell table:style-name="ce184" office:value-type="string">
                <text:p>0x00</text:p>
              </table:table-cell>
              <table:table-cell table:style-name="ce220" office:value-type="string">
                <text:p>Set this field to enable/disable the UDP echo function of the Flash's role.</text:p>
                <text:p><text:s text:c="4"/>[00] Enable the UDP echo function in pass-through mode.</text:p>
                <text:p><text:s text:c="4"/>[01] Enable the UDP echo function in store-and-forward mode.</text:p>
                <text:p><text:s text:c="4"/>[10] Drop incoming UDP datagrams and enable the UDP post function.</text:p>
                <text:p><text:s text:c="4"/>[11] Reserved.</text:p>
              </table:table-cell>
              <table:table-cell table:number-columns-repeated="1012"/>
            </table:table-row>
            <table:table-row table:style-name="ro24">
              <table:table-cell/>
              <table:covered-table-cell table:number-columns-repeated="6" table:style-name="Default"/>
              <table:table-cell table:style-name="ce149" office:value-type="string">
                <text:p><text:s/>ROLE_UdpPostPktEn</text:p>
              </table:table-cell>
              <table:table-cell table:style-name="ce179" office:value-type="float" office:value="2">
                <text:p>2</text:p>
              </table:table-cell>
              <table:table-cell table:style-name="ce184" office:value-type="string">
                <text:p>RW</text:p>
              </table:table-cell>
              <table:table-cell table:style-name="ce184" office:value-type="string">
                <text:p>0x00</text:p>
              </table:table-cell>
              <table:table-cell table:style-name="ce202" office:value-type="string">
                <text:p>Set to 1 to enable the posting of packets on the UDP port of the application. The payload is limited to 1024 bytes and is defined by the content of the extended memory pages #0 to #7.</text:p>
                <text:p>When reset, the ROLE stops sending packets on the UDP Tx port.</text:p>
              </table:table-cell>
              <table:table-cell table:number-columns-repeated="1012"/>
            </table:table-row>
            <table:table-row table:style-name="ro25">
              <table:table-cell/>
              <table:covered-table-cell table:number-columns-repeated="2" table:style-name="ce17"/>
              <table:covered-table-cell table:style-name="ce65"/>
              <table:covered-table-cell table:number-columns-repeated="3" table:style-name="ce93"/>
              <table:table-cell table:style-name="ce149" office:value-type="string">
                <text:p><text:s/>ROLE_UdpCaptPktEn</text:p>
              </table:table-cell>
              <table:table-cell table:style-name="ce179" office:value-type="float" office:value="3">
                <text:p>3</text:p>
              </table:table-cell>
              <table:table-cell table:style-name="ce184" office:value-type="string">
                <text:p>RW</text:p>
              </table:table-cell>
              <table:table-cell table:style-name="ce184" office:value-type="string">
                <text:p>0x00</text:p>
              </table:table-cell>
              <table:table-cell table:style-name="ce202" office:value-type="string">
                <text:p>Set to 1 to enable the capture of packets by the UDP port of the application. The payload is limited to 1024 bytes and is dumped into the extended memory pages #0 to #7.</text:p>
                <text:p>When reset, the ROLE stops capturing packets on the UDP Rx port.</text:p>
              </table:table-cell>
              <table:table-cell table:style-name="ce222" table:number-columns-repeated="1007"/>
              <table:table-cell table:number-columns-repeated="5"/>
            </table:table-row>
            <table:table-row table:style-name="ro26">
              <table:table-cell/>
              <table:covered-table-cell table:number-columns-repeated="4" table:style-name="Default"/>
              <table:covered-table-cell table:number-columns-repeated="2" table:style-name="ce93"/>
              <table:table-cell table:style-name="ce149" office:value-type="string">
                <text:p><text:s/>ROLE_TcpEchoCtrl</text:p>
              </table:table-cell>
              <table:table-cell table:style-name="ce177" office:value-type="string">
                <text:p>5:4</text:p>
              </table:table-cell>
              <table:table-cell table:style-name="ce184" office:value-type="string">
                <text:p>RW</text:p>
              </table:table-cell>
              <table:table-cell table:style-name="ce184" office:value-type="string">
                <text:p>0x00</text:p>
              </table:table-cell>
              <table:table-cell table:style-name="ce220" office:value-type="string">
                <text:p>Set this field to enable/disable the TCP echo function of the Flash's role.</text:p>
                <text:p><text:s text:c="4"/>[00] Enable the TCP echo function in pass-through mode.</text:p>
                <text:p><text:s text:c="4"/>[01] Enable the TCP echo function in store-and-forward mode.</text:p>
                <text:p><text:s text:c="4"/>[10] Drop incoming TCP segments and enable the TCP post function. </text:p>
                <text:p><text:s text:c="4"/>[11] Reserved.</text:p>
              </table:table-cell>
              <table:table-cell table:style-name="ce222" table:number-columns-repeated="1007"/>
              <table:table-cell table:number-columns-repeated="5"/>
            </table:table-row>
            <table:table-row table:style-name="ro27">
              <table:table-cell/>
              <table:covered-table-cell table:number-columns-repeated="2" table:style-name="ce17"/>
              <table:covered-table-cell table:style-name="ce65"/>
              <table:covered-table-cell table:number-columns-repeated="3" table:style-name="ce93"/>
              <table:table-cell table:style-name="ce149" office:value-type="string">
                <text:p><text:s/>ROLE_TcpPostPktEn</text:p>
              </table:table-cell>
              <table:table-cell table:style-name="ce179" office:value-type="float" office:value="6">
                <text:p>6</text:p>
              </table:table-cell>
              <table:table-cell table:style-name="ce184" office:value-type="string">
                <text:p>RW</text:p>
              </table:table-cell>
              <table:table-cell table:style-name="ce184" office:value-type="string">
                <text:p>0x00</text:p>
              </table:table-cell>
              <table:table-cell table:style-name="ce202" office:value-type="string">
                <text:p>Set to 1 to enable the posting of packets on the TCP port of the application. The payload is limited to 1024 bytes and is defined by the content of the extended memory page #0 to #7.</text:p>
                <text:p>When reset, the APP stops sending packets on the TCP Tx port.</text:p>
              </table:table-cell>
              <table:table-cell table:style-name="ce222" table:number-columns-repeated="1007"/>
              <table:table-cell table:number-columns-repeated="5"/>
            </table:table-row>
            <table:table-row table:style-name="ro8">
              <table:table-cell/>
              <table:covered-table-cell table:number-columns-repeated="2" table:style-name="ce17"/>
              <table:covered-table-cell table:style-name="ce65"/>
              <table:covered-table-cell table:number-columns-repeated="3" table:style-name="ce93"/>
              <table:table-cell table:style-name="ce150" office:value-type="string">
                <text:p><text:s/>ROLE_TcpCaptPktEn</text:p>
              </table:table-cell>
              <table:table-cell table:style-name="ce180" office:value-type="float" office:value="7">
                <text:p>7</text:p>
              </table:table-cell>
              <table:table-cell table:style-name="ce185" office:value-type="string">
                <text:p>RW</text:p>
              </table:table-cell>
              <table:table-cell table:style-name="ce185" office:value-type="string">
                <text:p>0x00</text:p>
              </table:table-cell>
              <table:table-cell table:style-name="ce204" office:value-type="string">
                <text:p>Set to 1 to enable the capture of packets by the TCP port of the application. The payload is limited to 1024 bytes and is dumped into the extended memory pages #0 to #7.</text:p>
                <text:p>When reset, the ECHO stops capturing packets on the TCP Rx port.</text:p>
              </table:table-cell>
              <table:table-cell table:style-name="ce222" table:number-columns-repeated="1007"/>
              <table:table-cell table:number-columns-repeated="5"/>
            </table:table-row>
          </table:table-row-group>
        </table:table-row-group>
        <table:table-row table:style-name="ro18">
          <table:table-cell/>
          <table:table-cell table:style-name="ce17" table:number-columns-repeated="2"/>
          <table:table-cell table:style-name="ce65"/>
          <table:table-cell table:style-name="ce93" table:number-columns-repeated="3"/>
          <table:table-cell table:style-name="Default" table:number-columns-repeated="5"/>
          <table:table-cell table:style-name="ce222" table:number-columns-repeated="1007"/>
          <table:table-cell table:number-columns-repeated="5"/>
        </table:table-row>
        <table:table-row table:style-name="ro1">
          <table:table-cell/>
          <table:table-cell table:style-name="ce7" office:value-type="string" table:number-columns-spanned="11" table:number-rows-spanned="1">
            <text:p><text:s/>Page Register</text:p>
          </table:table-cell>
          <table:covered-table-cell table:style-name="ce17"/>
          <table:covered-table-cell table:style-name="ce65"/>
          <table:covered-table-cell table:number-columns-repeated="3" table:style-name="ce93"/>
          <table:covered-table-cell table:number-columns-repeated="5" table:style-name="Default"/>
          <table:table-cell table:style-name="ce222" table:number-columns-repeated="1007"/>
          <table:table-cell table:number-columns-repeated="5"/>
        </table:table-row>
        <table:table-row-group table:display="false">
          <table:table-row table:style-name="ro5" table:visibility="collapse">
            <table:table-cell/>
            <table:table-cell table:style-name="ce21" office:value-type="string" table:number-columns-spanned="1" table:number-rows-spanned="3">
              <text:p>PAGE</text:p>
            </table:table-cell>
            <table:table-cell table:style-name="ce21" office:value-type="string" table:number-columns-spanned="1" table:number-rows-spanned="3">
              <text:p>[0x7F]</text:p>
            </table:table-cell>
            <table:table-cell table:style-name="ce53" office:value-type="string" table:number-columns-spanned="9" table:number-rows-spanned="1">
              <text:p><text:s/>Page Register</text:p>
            </table:table-cell>
            <table:covered-table-cell table:number-columns-repeated="3" table:style-name="ce93"/>
            <table:covered-table-cell table:number-columns-repeated="5"/>
            <table:table-cell table:style-name="ce222" table:number-columns-repeated="1007"/>
            <table:table-cell table:number-columns-repeated="5"/>
          </table:table-row>
          <table:table-row table:style-name="ro18" table:visibility="collapse">
            <table:table-cell/>
            <table:covered-table-cell table:style-name="ce26"/>
            <table:covered-table-cell table:style-name="ce23"/>
            <table:table-cell table:style-name="ce62" office:value-type="string" table:number-columns-spanned="1" table:number-rows-spanned="2">
              <text:p><text:s/>SELECT</text:p>
            </table:table-cell>
            <table:table-cell table:style-name="ce49" office:value-type="string" table:number-columns-spanned="1" table:number-rows-spanned="2">
              <text:p>0x7F</text:p>
            </table:table-cell>
            <table:table-cell table:style-name="ce49" office:value-type="float" office:value="1" table:number-columns-spanned="1" table:number-rows-spanned="2">
              <text:p>1</text:p>
            </table:table-cell>
            <table:table-cell table:style-name="ce49" office:value-type="string" table:number-columns-spanned="1" table:number-rows-spanned="2">
              <text:p>RW</text:p>
            </table:table-cell>
            <table:table-cell table:style-name="ce135" office:value-type="string" table:number-columns-spanned="5" table:number-rows-spanned="1">
              <text:p><text:s/>Extended Page Select Register</text:p>
            </table:table-cell>
            <table:covered-table-cell table:style-name="ce162"/>
            <table:covered-table-cell table:number-columns-repeated="2" table:style-name="ce152"/>
            <table:covered-table-cell table:style-name="ce190"/>
            <table:table-cell table:number-columns-repeated="1012"/>
          </table:table-row>
          <table:table-row table:style-name="ro6" table:visibility="collapse">
            <table:table-cell/>
            <table:covered-table-cell table:style-name="ce27"/>
            <table:covered-table-cell table:style-name="ce46"/>
            <table:covered-table-cell table:style-name="ce71"/>
            <table:covered-table-cell table:style-name="ce95"/>
            <table:covered-table-cell table:number-columns-repeated="2" table:style-name="ce49"/>
            <table:table-cell table:style-name="ce128" office:value-type="string">
              <text:p><text:s/>Data</text:p>
            </table:table-cell>
            <table:table-cell table:style-name="ce168" office:value-type="string">
              <text:p>7:0</text:p>
            </table:table-cell>
            <table:table-cell table:style-name="ce158" office:value-type="string">
              <text:p>RW</text:p>
            </table:table-cell>
            <table:table-cell table:style-name="ce158" office:value-type="string">
              <text:p>0x0</text:p>
            </table:table-cell>
            <table:table-cell table:style-name="ce197" office:value-type="string">
              <text:p><text:s text:c="6"/></text:p>
            </table:table-cell>
            <table:table-cell table:style-name="ce222" table:number-columns-repeated="1007"/>
            <table:table-cell table:number-columns-repeated="5"/>
          </table:table-row>
        </table:table-row-group>
        <table:table-row table:style-name="ro1">
          <table:table-cell/>
          <table:table-cell table:style-name="ce18" table:number-columns-repeated="2"/>
          <table:table-cell table:style-name="ce63"/>
          <table:table-cell table:style-name="ce92" table:number-columns-repeated="3"/>
          <table:table-cell table:number-columns-repeated="5"/>
          <table:table-cell table:style-name="ce221" table:number-columns-repeated="1007"/>
          <table:table-cell table:number-columns-repeated="5"/>
        </table:table-row>
        <table:table-row table:style-name="ro1" table:number-rows-repeated="5">
          <table:table-cell/>
          <table:table-cell table:style-name="ce25"/>
          <table:table-cell table:style-name="ce17"/>
          <table:table-cell table:style-name="ce65"/>
          <table:table-cell table:style-name="ce93" table:number-columns-repeated="3"/>
          <table:table-cell table:number-columns-repeated="5"/>
          <table:table-cell table:style-name="ce222" table:number-columns-repeated="1007"/>
          <table:table-cell table:number-columns-repeated="5"/>
        </table:table-row>
        <table:table-row table:style-name="ro1" table:number-rows-repeated="10">
          <table:table-cell table:number-columns-repeated="1024"/>
        </table:table-row>
        <table:table-row table:style-name="ro9">
          <table:table-cell/>
          <table:table-cell table:style-name="Default" table:number-columns-repeated="11"/>
          <table:table-cell table:number-columns-repeated="1012"/>
        </table:table-row>
        <table:table-row table:style-name="ro1" table:number-rows-repeated="1048419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-Bold" svg:font-family="Helvetica-Bold" style:font-family-generic="swiss"/>
    <style:font-face style:name="SegoeUI" svg:font-family="SegoeUI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19">06/19/2019</text:date>, <text:time>11:31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cois Abel</meta:initial-creator>
    <meta:creation-date>2017-11-27T22:53:22.84</meta:creation-date>
    <dc:date>2019-06-19T11:31:11.79</dc:date>
    <dc:creator>Francois Abel</dc:creator>
    <meta:editing-duration>P12DT19H38M32S</meta:editing-duration>
    <meta:editing-cycles>131</meta:editing-cycles>
    <meta:generator>OpenOffice/4.1.3$Win32 OpenOffice.org_project/413m1$Build-9783</meta:generator>
    <meta:document-statistic meta:table-count="1" meta:cell-count="495" meta:object-count="0"/>
  </office:meta>
</office:document-meta>
</file>